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48"/>
    <style:style style:name="ce32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8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40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0"/>
    <style:style style:name="ce45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2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3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4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7" style:family="table-cell" style:parent-style-name="Default" style:data-style-name="N0"/>
    <style:style style:name="ce58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9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0" style:family="table-cell" style:parent-style-name="Default" style:data-style-name="N48"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3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1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2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3" style:family="table-cell" style:parent-style-name="Default" style:data-style-name="N3"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style:vertical-align="middle"/>
    </style:style>
    <style:style style:name="ce91" style:family="table-cell" style:parent-style-name="Default" style:data-style-name="N0">
      <style:text-properties fo:color="#FF0000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781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19.2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2pt" style:use-optimal-row-height="true" fo:break-before="auto"/>
    </style:style>
    <style:style style:name="ro9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</text:span>底</text:p>
          </table:table-cell>
          <table:table-cell table:number-columns-repeated="4" table:style-name="ce31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2">
            <text:p>人 <text:s text:c="7"/>口 <text:s text:c="7"/>數</text:p>
          </table:table-cell>
          <table:table-cell table:number-columns-repeated="2" table:style-name="ce3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4">
            <text:p>計</text:p>
          </table:table-cell>
          <table:table-cell office:value-type="string" table:style-name="ce35">
            <text:p>男</text:p>
          </table:table-cell>
          <table:table-cell office:value-type="string" table:style-name="ce36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總　 <text:s/>計</text:p>
          </table:table-cell>
          <table:table-cell office:value-type="float" office:value="8622546" table:style-name="ce58">
            <text:p>8,622,546</text:p>
          </table:table-cell>
          <table:table-cell office:value-type="float" office:value="23556169" table:style-name="ce59">
            <text:p>23,556,169</text:p>
          </table:table-cell>
          <table:table-cell office:value-type="float" office:value="11717047" table:style-name="ce59">
            <text:p>11,717,047</text:p>
          </table:table-cell>
          <table:table-cell office:value-type="float" office:value="11839122" table:style-name="ce60">
            <text:p>11,839,122</text:p>
          </table:table-cell>
          <table:table-cell table:number-columns-repeated="16379"/>
        </table:table-row>
        <table:table-row table:style-name="ro3">
          <table:table-cell office:value-type="string" table:style-name="ce61">
            <text:p>新 北 市</text:p>
          </table:table-cell>
          <table:table-cell office:value-type="float" office:value="1537861" table:style-name="ce58">
            <text:p>1,537,861</text:p>
          </table:table-cell>
          <table:table-cell office:value-type="float" office:value="3984720" table:style-name="ce63">
            <text:p>3,984,720</text:p>
          </table:table-cell>
          <table:table-cell office:value-type="float" office:value="1953089" table:style-name="ce63">
            <text:p>1,953,089</text:p>
          </table:table-cell>
          <table:table-cell office:value-type="float" office:value="2031631" table:style-name="ce60">
            <text:p>2,031,63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北 市</text:p>
          </table:table-cell>
          <table:table-cell office:value-type="float" office:value="1049953" table:style-name="ce58">
            <text:p>1,049,953</text:p>
          </table:table-cell>
          <table:table-cell office:value-type="float" office:value="2685202" table:style-name="ce63">
            <text:p>2,685,202</text:p>
          </table:table-cell>
          <table:table-cell office:value-type="float" office:value="1283373" table:style-name="ce63">
            <text:p>1,283,373</text:p>
          </table:table-cell>
          <table:table-cell office:value-type="float" office:value="1401829" table:style-name="ce60">
            <text:p>1,401,829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桃 園 市</text:p>
          </table:table-cell>
          <table:table-cell office:value-type="float" office:value="784383" table:style-name="ce58">
            <text:p>784,383</text:p>
          </table:table-cell>
          <table:table-cell office:value-type="float" office:value="2174895" table:style-name="ce63">
            <text:p>2,174,895</text:p>
          </table:table-cell>
          <table:table-cell office:value-type="float" office:value="1083834" table:style-name="ce63">
            <text:p>1,083,834</text:p>
          </table:table-cell>
          <table:table-cell office:value-type="float" office:value="1091061" table:style-name="ce60">
            <text:p>1,091,06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臺 中 市</text:p>
          </table:table-cell>
          <table:table-cell office:value-type="float" office:value="954403" table:style-name="ce58">
            <text:p>954,403</text:p>
          </table:table-cell>
          <table:table-cell office:value-type="float" office:value="2780155" table:style-name="ce63">
            <text:p>2,780,155</text:p>
          </table:table-cell>
          <table:table-cell office:value-type="float" office:value="1371360" table:style-name="ce63">
            <text:p>1,371,360</text:p>
          </table:table-cell>
          <table:table-cell office:value-type="float" office:value="1408795" table:style-name="ce60">
            <text:p>1,408,795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南 市</text:p>
          </table:table-cell>
          <table:table-cell office:value-type="float" office:value="682167" table:style-name="ce58">
            <text:p>682,167</text:p>
          </table:table-cell>
          <table:table-cell office:value-type="float" office:value="1886145" table:style-name="ce63">
            <text:p>1,886,145</text:p>
          </table:table-cell>
          <table:table-cell office:value-type="float" office:value="942334" table:style-name="ce63">
            <text:p>942,334</text:p>
          </table:table-cell>
          <table:table-cell office:value-type="float" office:value="943811" table:style-name="ce60">
            <text:p>943,81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高 雄 市</text:p>
          </table:table-cell>
          <table:table-cell office:value-type="float" office:value="1089725" table:style-name="ce58">
            <text:p>1,089,725</text:p>
          </table:table-cell>
          <table:table-cell office:value-type="float" office:value="2777564" table:style-name="ce62">
            <text:p>2,777,564</text:p>
          </table:table-cell>
          <table:table-cell office:value-type="float" office:value="1376688" table:style-name="ce63">
            <text:p>1,376,688</text:p>
          </table:table-cell>
          <table:table-cell office:value-type="float" office:value="1400876" table:style-name="ce60">
            <text:p>1,400,876</text:p>
          </table:table-cell>
          <table:table-cell table:number-columns-repeated="16379"/>
        </table:table-row>
        <table:table-row table:style-name="ro2">
          <table:table-cell office:value-type="string" table:style-name="ce61">
            <text:p>臺 灣 省</text:p>
          </table:table-cell>
          <table:table-cell office:value-type="float" office:value="2481475" table:style-name="ce58">
            <text:p>2,481,475</text:p>
          </table:table-cell>
          <table:table-cell office:value-type="float" office:value="7118728" table:style-name="ce62">
            <text:p>7,118,728</text:p>
          </table:table-cell>
          <table:table-cell office:value-type="float" office:value="3631160" table:style-name="ce63">
            <text:p>3,631,160</text:p>
          </table:table-cell>
          <table:table-cell office:value-type="float" office:value="3487568" table:style-name="ce60">
            <text:p>3,487,568</text:p>
          </table:table-cell>
          <table:table-cell table:number-columns-repeated="16379"/>
        </table:table-row>
        <table:table-row table:style-name="ro6">
          <table:table-cell office:value-type="string" table:style-name="ce28">
            <text:p>宜蘭縣</text:p>
          </table:table-cell>
          <table:table-cell office:value-type="float" office:value="168219" table:style-name="ce37">
            <text:p>168,219</text:p>
          </table:table-cell>
          <table:table-cell office:value-type="float" office:value="456904" table:style-name="ce38">
            <text:p>456,904</text:p>
          </table:table-cell>
          <table:table-cell office:value-type="float" office:value="231249" table:style-name="ce38">
            <text:p>231,249</text:p>
          </table:table-cell>
          <table:table-cell office:value-type="float" office:value="225655" table:style-name="ce38">
            <text:p>225,655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新竹縣</text:p>
          </table:table-cell>
          <table:table-cell office:value-type="float" office:value="190085" table:style-name="ce37">
            <text:p>190,085</text:p>
          </table:table-cell>
          <table:table-cell office:value-type="float" office:value="550621" table:style-name="ce38">
            <text:p>550,621</text:p>
          </table:table-cell>
          <table:table-cell office:value-type="float" office:value="281435" table:style-name="ce38">
            <text:p>281,435</text:p>
          </table:table-cell>
          <table:table-cell office:value-type="float" office:value="269186" table:style-name="ce38">
            <text:p>269,186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苗栗縣</text:p>
          </table:table-cell>
          <table:table-cell office:value-type="float" office:value="187235" table:style-name="ce37">
            <text:p>187,235</text:p>
          </table:table-cell>
          <table:table-cell office:value-type="float" office:value="555485" table:style-name="ce38">
            <text:p>555,485</text:p>
          </table:table-cell>
          <table:table-cell office:value-type="float" office:value="286612" table:style-name="ce38">
            <text:p>286,612</text:p>
          </table:table-cell>
          <table:table-cell office:value-type="float" office:value="268873" table:style-name="ce38">
            <text:p>268,873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彰化縣</text:p>
          </table:table-cell>
          <table:table-cell office:value-type="float" office:value="386307" table:style-name="ce37">
            <text:p>386,307</text:p>
          </table:table-cell>
          <table:table-cell office:value-type="float" office:value="1283426" table:style-name="ce38">
            <text:p>1,283,426</text:p>
          </table:table-cell>
          <table:table-cell office:value-type="float" office:value="654465" table:style-name="ce38">
            <text:p>654,465</text:p>
          </table:table-cell>
          <table:table-cell office:value-type="float" office:value="628961" table:style-name="ce38">
            <text:p>628,961</text:p>
          </table:table-cell>
          <table:table-cell table:number-columns-repeated="16379"/>
        </table:table-row>
        <table:table-row table:style-name="ro4">
          <table:table-cell office:value-type="string" table:style-name="ce28">
            <text:p>南投縣</text:p>
          </table:table-cell>
          <table:table-cell office:value-type="float" office:value="177932" table:style-name="ce37">
            <text:p>177,932</text:p>
          </table:table-cell>
          <table:table-cell office:value-type="float" office:value="502482" table:style-name="ce38">
            <text:p>502,482</text:p>
          </table:table-cell>
          <table:table-cell office:value-type="float" office:value="257490" table:style-name="ce38">
            <text:p>257,490</text:p>
          </table:table-cell>
          <table:table-cell office:value-type="float" office:value="244992" table:style-name="ce38">
            <text:p>244,992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0155" table:style-name="ce37">
            <text:p>240,155</text:p>
          </table:table-cell>
          <table:table-cell office:value-type="float" office:value="691673" table:style-name="ce38">
            <text:p>691,673</text:p>
          </table:table-cell>
          <table:table-cell office:value-type="float" office:value="359049" table:style-name="ce38">
            <text:p>359,049</text:p>
          </table:table-cell>
          <table:table-cell office:value-type="float" office:value="332624" table:style-name="ce38">
            <text:p>332,6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嘉義縣</text:p>
          </table:table-cell>
          <table:table-cell office:value-type="float" office:value="182823" table:style-name="ce37">
            <text:p>182,823</text:p>
          </table:table-cell>
          <table:table-cell office:value-type="float" office:value="512548" table:style-name="ce38">
            <text:p>512,548</text:p>
          </table:table-cell>
          <table:table-cell office:value-type="float" office:value="266639" table:style-name="ce38">
            <text:p>266,639</text:p>
          </table:table-cell>
          <table:table-cell office:value-type="float" office:value="245909" table:style-name="ce38">
            <text:p>245,90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86598" table:style-name="ce37">
            <text:p>286,598</text:p>
          </table:table-cell>
          <table:table-cell office:value-type="float" office:value="831629" table:style-name="ce38">
            <text:p>831,629</text:p>
          </table:table-cell>
          <table:table-cell office:value-type="float" office:value="425446" table:style-name="ce38">
            <text:p>425,446</text:p>
          </table:table-cell>
          <table:table-cell office:value-type="float" office:value="406183" table:style-name="ce38">
            <text:p>406,18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2833" table:style-name="ce37">
            <text:p>82,833</text:p>
          </table:table-cell>
          <table:table-cell office:value-type="float" office:value="219879" table:style-name="ce56">
            <text:p>219,879</text:p>
          </table:table-cell>
          <table:table-cell office:value-type="float" office:value="113573" table:style-name="ce38">
            <text:p>113,573</text:p>
          </table:table-cell>
          <table:table-cell office:value-type="float" office:value="106306" table:style-name="ce38">
            <text:p>106,30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5682" table:style-name="ce37">
            <text:p>125,682</text:p>
          </table:table-cell>
          <table:table-cell office:value-type="float" office:value="329676" table:style-name="ce38">
            <text:p>329,676</text:p>
          </table:table-cell>
          <table:table-cell office:value-type="float" office:value="167552" table:style-name="ce38">
            <text:p>167,552</text:p>
          </table:table-cell>
          <table:table-cell office:value-type="float" office:value="162124" table:style-name="ce38">
            <text:p>162,12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澎湖縣</text:p>
          </table:table-cell>
          <table:table-cell office:value-type="float" office:value="39331" table:style-name="ce37">
            <text:p>39,331</text:p>
          </table:table-cell>
          <table:table-cell office:value-type="float" office:value="103412" table:style-name="ce38">
            <text:p>103,412</text:p>
          </table:table-cell>
          <table:table-cell office:value-type="float" office:value="53272" table:style-name="ce38">
            <text:p>53,272</text:p>
          </table:table-cell>
          <table:table-cell office:value-type="float" office:value="50140" table:style-name="ce38">
            <text:p>50,14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9">
            <text:p>基隆市</text:p>
          </table:table-cell>
          <table:table-cell office:value-type="float" office:value="152624" table:style-name="ce37">
            <text:p>152,624</text:p>
          </table:table-cell>
          <table:table-cell office:value-type="float" office:value="371819" table:style-name="ce38">
            <text:p>371,819</text:p>
          </table:table-cell>
          <table:table-cell office:value-type="float" office:value="186123" table:style-name="ce38">
            <text:p>186,123</text:p>
          </table:table-cell>
          <table:table-cell office:value-type="float" office:value="185696" table:style-name="ce38">
            <text:p>185,6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新竹市</text:p>
          </table:table-cell>
          <table:table-cell office:value-type="float" office:value="162352" table:style-name="ce37">
            <text:p>162,352</text:p>
          </table:table-cell>
          <table:table-cell office:value-type="float" office:value="439747" table:style-name="ce38">
            <text:p>439,747</text:p>
          </table:table-cell>
          <table:table-cell office:value-type="float" office:value="217175" table:style-name="ce38">
            <text:p>217,175</text:p>
          </table:table-cell>
          <table:table-cell office:value-type="float" office:value="222572" table:style-name="ce38">
            <text:p>222,57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99299" table:style-name="ce37">
            <text:p>99,299</text:p>
          </table:table-cell>
          <table:table-cell office:value-type="float" office:value="269427" table:style-name="ce38">
            <text:p>269,427</text:p>
          </table:table-cell>
          <table:table-cell office:value-type="float" office:value="131080" table:style-name="ce38">
            <text:p>131,080</text:p>
          </table:table-cell>
          <table:table-cell office:value-type="float" office:value="138347" table:style-name="ce38">
            <text:p>138,347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1">
            <text:p>福 建 省</text:p>
          </table:table-cell>
          <table:table-cell office:value-type="float" office:value="42579" table:style-name="ce58">
            <text:p>42,579</text:p>
          </table:table-cell>
          <table:table-cell office:value-type="float" office:value="148760" table:style-name="ce62">
            <text:p>148,760</text:p>
          </table:table-cell>
          <table:table-cell office:value-type="float" office:value="75209" table:style-name="ce62">
            <text:p>75,209</text:p>
          </table:table-cell>
          <table:table-cell office:value-type="float" office:value="73551" table:style-name="ce62">
            <text:p>73,5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39776" table:style-name="ce37">
            <text:p>39,776</text:p>
          </table:table-cell>
          <table:table-cell office:value-type="float" office:value="136004" table:style-name="ce38">
            <text:p>136,004</text:p>
          </table:table-cell>
          <table:table-cell office:value-type="float" office:value="67952" table:style-name="ce38">
            <text:p>67,952</text:p>
          </table:table-cell>
          <table:table-cell office:value-type="float" office:value="68052" table:style-name="ce38">
            <text:p>68,052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30">
            <text:p>連江縣</text:p>
          </table:table-cell>
          <table:table-cell office:value-type="float" office:value="2803" table:style-name="ce39">
            <text:p>2,803</text:p>
          </table:table-cell>
          <table:table-cell office:value-type="float" office:value="12756" table:style-name="ce40">
            <text:p>12,756</text:p>
          </table:table-cell>
          <table:table-cell office:value-type="float" office:value="7257" table:style-name="ce40">
            <text:p>7,257</text:p>
          </table:table-cell>
          <table:table-cell office:value-type="float" office:value="5499" table:style-name="ce40">
            <text:p>5,499</text:p>
          </table:table-cell>
          <table:table-cell table:number-columns-repeated="16379" table:style-name="ce1"/>
        </table:table-row>
        <table:table-row table:style-name="ro7">
          <table:table-cell table:style-name="ce89"/>
          <table:table-cell table:number-columns-repeated="2" table:style-name="ce31"/>
          <table:table-cell table:style-name="ce85"/>
          <table:table-cell office:value-type="string" table:style-name="ce86">
            <text:p><text:s text:c="7"/>內<text:span text:style-name="T2">政部戶政司 民國</text:span>106<text:span text:style-name="T2">年</text:span>9<text:span text:style-name="T2">月</text:span>4日編製</text:p>
          </table:table-cell>
          <table:table-cell table:style-name="ce85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1"/>
          <table:table-cell table:style-name="ce86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1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1">
            <text:p>新北市</text:p>
          </table:table-cell>
          <table:table-cell office:value-type="float" office:value="1537861" table:style-name="ce83">
            <text:p>1,537,861</text:p>
          </table:table-cell>
          <table:table-cell office:value-type="float" office:value="3984720" table:style-name="ce80">
            <text:p>3,984,720</text:p>
          </table:table-cell>
          <table:table-cell office:value-type="float" office:value="1953089" table:style-name="ce80">
            <text:p>1,953,089</text:p>
          </table:table-cell>
          <table:table-cell office:value-type="float" office:value="2031631" table:style-name="ce84">
            <text:p>2,031,631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板橋區</text:p>
          </table:table-cell>
          <table:table-cell office:value-type="float" office:value="207783" table:style-name="ce9">
            <text:p>207,783</text:p>
          </table:table-cell>
          <table:table-cell office:value-type="float" office:value="551795" table:style-name="ce11">
            <text:p>551,795</text:p>
          </table:table-cell>
          <table:table-cell office:value-type="float" office:value="269520" table:style-name="ce11">
            <text:p>269,520</text:p>
          </table:table-cell>
          <table:table-cell office:value-type="float" office:value="282275" table:style-name="ce23">
            <text:p>282,27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三重區</text:p>
          </table:table-cell>
          <table:table-cell office:value-type="float" office:value="150684" table:style-name="ce9">
            <text:p>150,684</text:p>
          </table:table-cell>
          <table:table-cell office:value-type="float" office:value="387931" table:style-name="ce11">
            <text:p>387,931</text:p>
          </table:table-cell>
          <table:table-cell office:value-type="float" office:value="190974" table:style-name="ce11">
            <text:p>190,974</text:p>
          </table:table-cell>
          <table:table-cell office:value-type="float" office:value="196957" table:style-name="ce23">
            <text:p>196,95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中和區</text:p>
          </table:table-cell>
          <table:table-cell office:value-type="float" office:value="164915" table:style-name="ce9">
            <text:p>164,915</text:p>
          </table:table-cell>
          <table:table-cell office:value-type="float" office:value="413583" table:style-name="ce11">
            <text:p>413,583</text:p>
          </table:table-cell>
          <table:table-cell office:value-type="float" office:value="201179" table:style-name="ce11">
            <text:p>201,179</text:p>
          </table:table-cell>
          <table:table-cell office:value-type="float" office:value="212404" table:style-name="ce23">
            <text:p>212,40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永和區</text:p>
          </table:table-cell>
          <table:table-cell office:value-type="float" office:value="90955" table:style-name="ce9">
            <text:p>90,955</text:p>
          </table:table-cell>
          <table:table-cell office:value-type="float" office:value="223185" table:style-name="ce11">
            <text:p>223,185</text:p>
          </table:table-cell>
          <table:table-cell office:value-type="float" office:value="105940" table:style-name="ce11">
            <text:p>105,940</text:p>
          </table:table-cell>
          <table:table-cell office:value-type="float" office:value="117245" table:style-name="ce23">
            <text:p>117,24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莊區</text:p>
          </table:table-cell>
          <table:table-cell office:value-type="float" office:value="152500" table:style-name="ce9">
            <text:p>152,500</text:p>
          </table:table-cell>
          <table:table-cell office:value-type="float" office:value="415820" table:style-name="ce11">
            <text:p>415,820</text:p>
          </table:table-cell>
          <table:table-cell office:value-type="float" office:value="202943" table:style-name="ce11">
            <text:p>202,943</text:p>
          </table:table-cell>
          <table:table-cell office:value-type="float" office:value="212877" table:style-name="ce23">
            <text:p>212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26178" table:style-name="ce9">
            <text:p>126,178</text:p>
          </table:table-cell>
          <table:table-cell office:value-type="float" office:value="301819" table:style-name="ce11">
            <text:p>301,819</text:p>
          </table:table-cell>
          <table:table-cell office:value-type="float" office:value="145302" table:style-name="ce11">
            <text:p>145,302</text:p>
          </table:table-cell>
          <table:table-cell office:value-type="float" office:value="156517" table:style-name="ce23">
            <text:p>156,5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6389" table:style-name="ce9">
            <text:p>66,389</text:p>
          </table:table-cell>
          <table:table-cell office:value-type="float" office:value="184232" table:style-name="ce11">
            <text:p>184,232</text:p>
          </table:table-cell>
          <table:table-cell office:value-type="float" office:value="91919" table:style-name="ce11">
            <text:p>91,919</text:p>
          </table:table-cell>
          <table:table-cell office:value-type="float" office:value="92313" table:style-name="ce23">
            <text:p>92,3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29729" table:style-name="ce9">
            <text:p>29,729</text:p>
          </table:table-cell>
          <table:table-cell office:value-type="float" office:value="86730" table:style-name="ce11">
            <text:p>86,730</text:p>
          </table:table-cell>
          <table:table-cell office:value-type="float" office:value="43486" table:style-name="ce11">
            <text:p>43,486</text:p>
          </table:table-cell>
          <table:table-cell office:value-type="float" office:value="43244" table:style-name="ce23">
            <text:p>43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2365" table:style-name="ce9">
            <text:p>42,365</text:p>
          </table:table-cell>
          <table:table-cell office:value-type="float" office:value="114603" table:style-name="ce11">
            <text:p>114,603</text:p>
          </table:table-cell>
          <table:table-cell office:value-type="float" office:value="57498" table:style-name="ce11">
            <text:p>57,498</text:p>
          </table:table-cell>
          <table:table-cell office:value-type="float" office:value="57105" table:style-name="ce23">
            <text:p>57,1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74016" table:style-name="ce9">
            <text:p>74,016</text:p>
          </table:table-cell>
          <table:table-cell office:value-type="float" office:value="168536" table:style-name="ce11">
            <text:p>168,536</text:p>
          </table:table-cell>
          <table:table-cell office:value-type="float" office:value="80920" table:style-name="ce11">
            <text:p>80,920</text:p>
          </table:table-cell>
          <table:table-cell office:value-type="float" office:value="87616" table:style-name="ce23">
            <text:p>87,6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86667" table:style-name="ce9">
            <text:p>86,667</text:p>
          </table:table-cell>
          <table:table-cell office:value-type="float" office:value="198948" table:style-name="ce11">
            <text:p>198,948</text:p>
          </table:table-cell>
          <table:table-cell office:value-type="float" office:value="97116" table:style-name="ce11">
            <text:p>97,116</text:p>
          </table:table-cell>
          <table:table-cell office:value-type="float" office:value="101832" table:style-name="ce23">
            <text:p>101,8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200" table:style-name="ce9">
            <text:p>16,200</text:p>
          </table:table-cell>
          <table:table-cell office:value-type="float" office:value="40460" table:style-name="ce11">
            <text:p>40,460</text:p>
          </table:table-cell>
          <table:table-cell office:value-type="float" office:value="20443" table:style-name="ce11">
            <text:p>20,443</text:p>
          </table:table-cell>
          <table:table-cell office:value-type="float" office:value="20017" table:style-name="ce23">
            <text:p>20,0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6878" table:style-name="ce9">
            <text:p>86,878</text:p>
          </table:table-cell>
          <table:table-cell office:value-type="float" office:value="238406" table:style-name="ce11">
            <text:p>238,406</text:p>
          </table:table-cell>
          <table:table-cell office:value-type="float" office:value="117660" table:style-name="ce11">
            <text:p>117,660</text:p>
          </table:table-cell>
          <table:table-cell office:value-type="float" office:value="120746" table:style-name="ce23">
            <text:p>120,7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0784" table:style-name="ce9">
            <text:p>70,784</text:p>
          </table:table-cell>
          <table:table-cell office:value-type="float" office:value="201331" table:style-name="ce11">
            <text:p>201,331</text:p>
          </table:table-cell>
          <table:table-cell office:value-type="float" office:value="98908" table:style-name="ce11">
            <text:p>98,908</text:p>
          </table:table-cell>
          <table:table-cell office:value-type="float" office:value="102423" table:style-name="ce23">
            <text:p>102,4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1218" table:style-name="ce9">
            <text:p>31,218</text:p>
          </table:table-cell>
          <table:table-cell office:value-type="float" office:value="84680" table:style-name="ce11">
            <text:p>84,680</text:p>
          </table:table-cell>
          <table:table-cell office:value-type="float" office:value="42736" table:style-name="ce11">
            <text:p>42,736</text:p>
          </table:table-cell>
          <table:table-cell office:value-type="float" office:value="41944" table:style-name="ce23">
            <text:p>41,9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8411" table:style-name="ce9">
            <text:p>28,411</text:p>
          </table:table-cell>
          <table:table-cell office:value-type="float" office:value="78911" table:style-name="ce11">
            <text:p>78,911</text:p>
          </table:table-cell>
          <table:table-cell office:value-type="float" office:value="39161" table:style-name="ce11">
            <text:p>39,161</text:p>
          </table:table-cell>
          <table:table-cell office:value-type="float" office:value="39750" table:style-name="ce23">
            <text:p>39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1534" table:style-name="ce9">
            <text:p>41,534</text:p>
          </table:table-cell>
          <table:table-cell office:value-type="float" office:value="105192" table:style-name="ce11">
            <text:p>105,192</text:p>
          </table:table-cell>
          <table:table-cell office:value-type="float" office:value="51229" table:style-name="ce11">
            <text:p>51,229</text:p>
          </table:table-cell>
          <table:table-cell office:value-type="float" office:value="53963" table:style-name="ce23">
            <text:p>53,9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608" table:style-name="ce9">
            <text:p>9,608</text:p>
          </table:table-cell>
          <table:table-cell office:value-type="float" office:value="23684" table:style-name="ce11">
            <text:p>23,684</text:p>
          </table:table-cell>
          <table:table-cell office:value-type="float" office:value="11845" table:style-name="ce11">
            <text:p>11,845</text:p>
          </table:table-cell>
          <table:table-cell office:value-type="float" office:value="11839" table:style-name="ce23">
            <text:p>11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68" table:style-name="ce9">
            <text:p>3,368</text:p>
          </table:table-cell>
          <table:table-cell office:value-type="float" office:value="7668" table:style-name="ce11">
            <text:p>7,668</text:p>
          </table:table-cell>
          <table:table-cell office:value-type="float" office:value="4220" table:style-name="ce11">
            <text:p>4,220</text:p>
          </table:table-cell>
          <table:table-cell office:value-type="float" office:value="3448" table:style-name="ce23">
            <text:p>3,4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13" table:style-name="ce9">
            <text:p>2,513</text:p>
          </table:table-cell>
          <table:table-cell office:value-type="float" office:value="6540" table:style-name="ce11">
            <text:p>6,540</text:p>
          </table:table-cell>
          <table:table-cell office:value-type="float" office:value="3638" table:style-name="ce11">
            <text:p>3,638</text:p>
          </table:table-cell>
          <table:table-cell office:value-type="float" office:value="2902" table:style-name="ce23">
            <text:p>2,9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451" table:style-name="ce9">
            <text:p>9,451</text:p>
          </table:table-cell>
          <table:table-cell office:value-type="float" office:value="23240" table:style-name="ce11">
            <text:p>23,240</text:p>
          </table:table-cell>
          <table:table-cell office:value-type="float" office:value="11939" table:style-name="ce11">
            <text:p>11,939</text:p>
          </table:table-cell>
          <table:table-cell office:value-type="float" office:value="11301" table:style-name="ce23">
            <text:p>11,3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92" table:style-name="ce9">
            <text:p>4,292</text:p>
          </table:table-cell>
          <table:table-cell office:value-type="float" office:value="12321" table:style-name="ce11">
            <text:p>12,321</text:p>
          </table:table-cell>
          <table:table-cell office:value-type="float" office:value="6368" table:style-name="ce11">
            <text:p>6,368</text:p>
          </table:table-cell>
          <table:table-cell office:value-type="float" office:value="5953" table:style-name="ce23">
            <text:p>5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4459" table:style-name="ce9">
            <text:p>14,459</text:p>
          </table:table-cell>
          <table:table-cell office:value-type="float" office:value="38308" table:style-name="ce11">
            <text:p>38,308</text:p>
          </table:table-cell>
          <table:table-cell office:value-type="float" office:value="19117" table:style-name="ce11">
            <text:p>19,117</text:p>
          </table:table-cell>
          <table:table-cell office:value-type="float" office:value="19191" table:style-name="ce23">
            <text:p>19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309" table:style-name="ce9">
            <text:p>2,309</text:p>
          </table:table-cell>
          <table:table-cell office:value-type="float" office:value="4716" table:style-name="ce11">
            <text:p>4,716</text:p>
          </table:table-cell>
          <table:table-cell office:value-type="float" office:value="2609" table:style-name="ce11">
            <text:p>2,609</text:p>
          </table:table-cell>
          <table:table-cell office:value-type="float" office:value="2107" table:style-name="ce23">
            <text:p>2,1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809" table:style-name="ce9">
            <text:p>3,809</text:p>
          </table:table-cell>
          <table:table-cell office:value-type="float" office:value="8956" table:style-name="ce11">
            <text:p>8,956</text:p>
          </table:table-cell>
          <table:table-cell office:value-type="float" office:value="4850" table:style-name="ce11">
            <text:p>4,850</text:p>
          </table:table-cell>
          <table:table-cell office:value-type="float" office:value="4106" table:style-name="ce23">
            <text:p>4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404" table:style-name="ce9">
            <text:p>4,404</text:p>
          </table:table-cell>
          <table:table-cell office:value-type="float" office:value="12534" table:style-name="ce11">
            <text:p>12,534</text:p>
          </table:table-cell>
          <table:table-cell office:value-type="float" office:value="6391" table:style-name="ce11">
            <text:p>6,391</text:p>
          </table:table-cell>
          <table:table-cell office:value-type="float" office:value="6143" table:style-name="ce23">
            <text:p>6,1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100" table:style-name="ce9">
            <text:p>7,100</text:p>
          </table:table-cell>
          <table:table-cell office:value-type="float" office:value="22032" table:style-name="ce11">
            <text:p>22,032</text:p>
          </table:table-cell>
          <table:table-cell office:value-type="float" office:value="10869" table:style-name="ce11">
            <text:p>10,869</text:p>
          </table:table-cell>
          <table:table-cell office:value-type="float" office:value="11163" table:style-name="ce23">
            <text:p>11,1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481" table:style-name="ce9">
            <text:p>7,481</text:p>
          </table:table-cell>
          <table:table-cell office:value-type="float" office:value="22335" table:style-name="ce11">
            <text:p>22,335</text:p>
          </table:table-cell>
          <table:table-cell office:value-type="float" office:value="11236" table:style-name="ce11">
            <text:p>11,236</text:p>
          </table:table-cell>
          <table:table-cell office:value-type="float" office:value="11099" table:style-name="ce23">
            <text:p>11,099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烏來區</text:p>
          </table:table-cell>
          <table:table-cell office:value-type="float" office:value="1861" table:style-name="ce16">
            <text:p>1,861</text:p>
          </table:table-cell>
          <table:table-cell office:value-type="float" office:value="6224" table:style-name="ce18">
            <text:p>6,224</text:p>
          </table:table-cell>
          <table:table-cell office:value-type="float" office:value="3073" table:style-name="ce18">
            <text:p>3,073</text:p>
          </table:table-cell>
          <table:table-cell office:value-type="float" office:value="3151" table:style-name="ce19">
            <text:p>3,151</text:p>
          </table:table-cell>
          <table:table-cell table:number-columns-repeated="16379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北市</text:p>
          </table:table-cell>
          <table:table-cell office:value-type="float" office:value="1049953" table:style-name="ce72">
            <text:p>1,049,953</text:p>
          </table:table-cell>
          <table:table-cell office:value-type="float" office:value="2685202" table:style-name="ce80">
            <text:p>2,685,202</text:p>
          </table:table-cell>
          <table:table-cell office:value-type="float" office:value="1283373" table:style-name="ce80">
            <text:p>1,283,373</text:p>
          </table:table-cell>
          <table:table-cell office:value-type="float" office:value="1401829" table:style-name="ce74">
            <text:p>1,401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445" table:style-name="ce53">
            <text:p>80,445</text:p>
          </table:table-cell>
          <table:table-cell office:value-type="float" office:value="207194" table:style-name="ce11">
            <text:p>207,194</text:p>
          </table:table-cell>
          <table:table-cell office:value-type="float" office:value="97268" table:style-name="ce11">
            <text:p>97,268</text:p>
          </table:table-cell>
          <table:table-cell office:value-type="float" office:value="109926" table:style-name="ce10">
            <text:p>109,9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9419" table:style-name="ce53">
            <text:p>89,419</text:p>
          </table:table-cell>
          <table:table-cell office:value-type="float" office:value="226046" table:style-name="ce11">
            <text:p>226,046</text:p>
          </table:table-cell>
          <table:table-cell office:value-type="float" office:value="107928" table:style-name="ce11">
            <text:p>107,928</text:p>
          </table:table-cell>
          <table:table-cell office:value-type="float" office:value="118118" table:style-name="ce10">
            <text:p>118,1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633" table:style-name="ce53">
            <text:p>120,633</text:p>
          </table:table-cell>
          <table:table-cell office:value-type="float" office:value="310302" table:style-name="ce11">
            <text:p>310,302</text:p>
          </table:table-cell>
          <table:table-cell office:value-type="float" office:value="145030" table:style-name="ce11">
            <text:p>145,030</text:p>
          </table:table-cell>
          <table:table-cell office:value-type="float" office:value="165272" table:style-name="ce10">
            <text:p>165,2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180" table:style-name="ce53">
            <text:p>100,180</text:p>
          </table:table-cell>
          <table:table-cell office:value-type="float" office:value="230881" table:style-name="ce11">
            <text:p>230,881</text:p>
          </table:table-cell>
          <table:table-cell office:value-type="float" office:value="107486" table:style-name="ce11">
            <text:p>107,486</text:p>
          </table:table-cell>
          <table:table-cell office:value-type="float" office:value="123395" table:style-name="ce10">
            <text:p>123,3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217" table:style-name="ce53">
            <text:p>65,217</text:p>
          </table:table-cell>
          <table:table-cell office:value-type="float" office:value="160138" table:style-name="ce11">
            <text:p>160,138</text:p>
          </table:table-cell>
          <table:table-cell office:value-type="float" office:value="76461" table:style-name="ce11">
            <text:p>76,461</text:p>
          </table:table-cell>
          <table:table-cell office:value-type="float" office:value="83677" table:style-name="ce10">
            <text:p>83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1698" table:style-name="ce53">
            <text:p>51,698</text:p>
          </table:table-cell>
          <table:table-cell office:value-type="float" office:value="129306" table:style-name="ce11">
            <text:p>129,306</text:p>
          </table:table-cell>
          <table:table-cell office:value-type="float" office:value="63056" table:style-name="ce11">
            <text:p>63,056</text:p>
          </table:table-cell>
          <table:table-cell office:value-type="float" office:value="66250" table:style-name="ce10">
            <text:p>66,2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8655" table:style-name="ce53">
            <text:p>78,655</text:p>
          </table:table-cell>
          <table:table-cell office:value-type="float" office:value="192150" table:style-name="ce11">
            <text:p>192,150</text:p>
          </table:table-cell>
          <table:table-cell office:value-type="float" office:value="94435" table:style-name="ce11">
            <text:p>94,435</text:p>
          </table:table-cell>
          <table:table-cell office:value-type="float" office:value="97715" table:style-name="ce10">
            <text:p>97,7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5257" table:style-name="ce53">
            <text:p>105,257</text:p>
          </table:table-cell>
          <table:table-cell office:value-type="float" office:value="274312" table:style-name="ce11">
            <text:p>274,312</text:p>
          </table:table-cell>
          <table:table-cell office:value-type="float" office:value="131683" table:style-name="ce11">
            <text:p>131,683</text:p>
          </table:table-cell>
          <table:table-cell office:value-type="float" office:value="142629" table:style-name="ce10">
            <text:p>142,6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6988" table:style-name="ce53">
            <text:p>46,988</text:p>
          </table:table-cell>
          <table:table-cell office:value-type="float" office:value="122177" table:style-name="ce11">
            <text:p>122,177</text:p>
          </table:table-cell>
          <table:table-cell office:value-type="float" office:value="59741" table:style-name="ce11">
            <text:p>59,741</text:p>
          </table:table-cell>
          <table:table-cell office:value-type="float" office:value="62436" table:style-name="ce10">
            <text:p>62,4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7707" table:style-name="ce53">
            <text:p>107,707</text:p>
          </table:table-cell>
          <table:table-cell office:value-type="float" office:value="287496" table:style-name="ce11">
            <text:p>287,496</text:p>
          </table:table-cell>
          <table:table-cell office:value-type="float" office:value="137368" table:style-name="ce11">
            <text:p>137,368</text:p>
          </table:table-cell>
          <table:table-cell office:value-type="float" office:value="150128" table:style-name="ce10">
            <text:p>150,1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067" table:style-name="ce53">
            <text:p>107,067</text:p>
          </table:table-cell>
          <table:table-cell office:value-type="float" office:value="288704" table:style-name="ce11">
            <text:p>288,704</text:p>
          </table:table-cell>
          <table:table-cell office:value-type="float" office:value="139306" table:style-name="ce11">
            <text:p>139,306</text:p>
          </table:table-cell>
          <table:table-cell office:value-type="float" office:value="149398" table:style-name="ce10">
            <text:p>149,39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6687" table:style-name="ce54">
            <text:p>96,687</text:p>
          </table:table-cell>
          <table:table-cell office:value-type="float" office:value="256496" table:style-name="ce18">
            <text:p>256,496</text:p>
          </table:table-cell>
          <table:table-cell office:value-type="float" office:value="123611" table:style-name="ce18">
            <text:p>123,611</text:p>
          </table:table-cell>
          <table:table-cell office:value-type="float" office:value="132885" table:style-name="ce17">
            <text:p>132,885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桃園市</text:p>
          </table:table-cell>
          <table:table-cell office:value-type="float" office:value="784383" table:style-name="ce72">
            <text:p>784,383</text:p>
          </table:table-cell>
          <table:table-cell office:value-type="float" office:value="2174895" table:style-name="ce80">
            <text:p>2,174,895</text:p>
          </table:table-cell>
          <table:table-cell office:value-type="float" office:value="1083834" table:style-name="ce80">
            <text:p>1,083,834</text:p>
          </table:table-cell>
          <table:table-cell office:value-type="float" office:value="1091061" table:style-name="ce84">
            <text:p>1,091,061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65075" table:style-name="ce53">
            <text:p>165,075</text:p>
          </table:table-cell>
          <table:table-cell office:value-type="float" office:value="438704" table:style-name="ce11">
            <text:p>438,704</text:p>
          </table:table-cell>
          <table:table-cell office:value-type="float" office:value="213154" table:style-name="ce11">
            <text:p>213,154</text:p>
          </table:table-cell>
          <table:table-cell office:value-type="float" office:value="225550" table:style-name="ce23">
            <text:p>225,55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48100" table:style-name="ce53">
            <text:p>148,100</text:p>
          </table:table-cell>
          <table:table-cell office:value-type="float" office:value="402327" table:style-name="ce11">
            <text:p>402,327</text:p>
          </table:table-cell>
          <table:table-cell office:value-type="float" office:value="198418" table:style-name="ce11">
            <text:p>198,418</text:p>
          </table:table-cell>
          <table:table-cell office:value-type="float" office:value="203909" table:style-name="ce23">
            <text:p>203,90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2258" table:style-name="ce53">
            <text:p>32,258</text:p>
          </table:table-cell>
          <table:table-cell office:value-type="float" office:value="94351" table:style-name="ce11">
            <text:p>94,351</text:p>
          </table:table-cell>
          <table:table-cell office:value-type="float" office:value="48115" table:style-name="ce11">
            <text:p>48,115</text:p>
          </table:table-cell>
          <table:table-cell office:value-type="float" office:value="46236" table:style-name="ce23">
            <text:p>46,23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57421" table:style-name="ce53">
            <text:p>57,421</text:p>
          </table:table-cell>
          <table:table-cell office:value-type="float" office:value="166409" table:style-name="ce11">
            <text:p>166,409</text:p>
          </table:table-cell>
          <table:table-cell office:value-type="float" office:value="83912" table:style-name="ce11">
            <text:p>83,912</text:p>
          </table:table-cell>
          <table:table-cell office:value-type="float" office:value="82497" table:style-name="ce23">
            <text:p>82,497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57785" table:style-name="ce53">
            <text:p>57,785</text:p>
          </table:table-cell>
          <table:table-cell office:value-type="float" office:value="160909" table:style-name="ce11">
            <text:p>160,909</text:p>
          </table:table-cell>
          <table:table-cell office:value-type="float" office:value="80009" table:style-name="ce11">
            <text:p>80,009</text:p>
          </table:table-cell>
          <table:table-cell office:value-type="float" office:value="80900" table:style-name="ce23">
            <text:p>80,90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2578" table:style-name="ce53">
            <text:p>32,578</text:p>
          </table:table-cell>
          <table:table-cell office:value-type="float" office:value="88669" table:style-name="ce11">
            <text:p>88,669</text:p>
          </table:table-cell>
          <table:table-cell office:value-type="float" office:value="45339" table:style-name="ce11">
            <text:p>45,339</text:p>
          </table:table-cell>
          <table:table-cell office:value-type="float" office:value="43330" table:style-name="ce23">
            <text:p>43,33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0651" table:style-name="ce53">
            <text:p>60,651</text:p>
          </table:table-cell>
          <table:table-cell office:value-type="float" office:value="156059" table:style-name="ce11">
            <text:p>156,059</text:p>
          </table:table-cell>
          <table:table-cell office:value-type="float" office:value="77859" table:style-name="ce11">
            <text:p>77,859</text:p>
          </table:table-cell>
          <table:table-cell office:value-type="float" office:value="78200" table:style-name="ce23">
            <text:p>78,200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69910" table:style-name="ce53">
            <text:p>69,910</text:p>
          </table:table-cell>
          <table:table-cell office:value-type="float" office:value="196496" table:style-name="ce11">
            <text:p>196,496</text:p>
          </table:table-cell>
          <table:table-cell office:value-type="float" office:value="98500" table:style-name="ce11">
            <text:p>98,500</text:p>
          </table:table-cell>
          <table:table-cell office:value-type="float" office:value="97996" table:style-name="ce23">
            <text:p>97,996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1499" table:style-name="ce53">
            <text:p>41,499</text:p>
          </table:table-cell>
          <table:table-cell office:value-type="float" office:value="121246" table:style-name="ce11">
            <text:p>121,246</text:p>
          </table:table-cell>
          <table:table-cell office:value-type="float" office:value="60807" table:style-name="ce11">
            <text:p>60,807</text:p>
          </table:table-cell>
          <table:table-cell office:value-type="float" office:value="60439" table:style-name="ce23">
            <text:p>60,439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76619" table:style-name="ce53">
            <text:p>76,619</text:p>
          </table:table-cell>
          <table:table-cell office:value-type="float" office:value="223337" table:style-name="ce11">
            <text:p>223,337</text:p>
          </table:table-cell>
          <table:table-cell office:value-type="float" office:value="111034" table:style-name="ce11">
            <text:p>111,034</text:p>
          </table:table-cell>
          <table:table-cell office:value-type="float" office:value="112303" table:style-name="ce23">
            <text:p>112,303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6179" table:style-name="ce53">
            <text:p>16,179</text:p>
          </table:table-cell>
          <table:table-cell office:value-type="float" office:value="48857" table:style-name="ce11">
            <text:p>48,857</text:p>
          </table:table-cell>
          <table:table-cell office:value-type="float" office:value="26023" table:style-name="ce11">
            <text:p>26,023</text:p>
          </table:table-cell>
          <table:table-cell office:value-type="float" office:value="22834" table:style-name="ce23">
            <text:p>22,834</text:p>
          </table:table-cell>
          <table:table-cell table:style-name="ce1"/>
          <table:table-cell table:style-name="ce90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2527" table:style-name="ce53">
            <text:p>22,527</text:p>
          </table:table-cell>
          <table:table-cell office:value-type="float" office:value="66132" table:style-name="ce11">
            <text:p>66,132</text:p>
          </table:table-cell>
          <table:table-cell office:value-type="float" office:value="34466" table:style-name="ce11">
            <text:p>34,466</text:p>
          </table:table-cell>
          <table:table-cell office:value-type="float" office:value="31666" table:style-name="ce23">
            <text:p>31,666</text:p>
          </table:table-cell>
          <table:table-cell table:style-name="ce14"/>
          <table:table-cell table:style-name="ce90"/>
          <table:table-cell table:number-columns-repeated="16377"/>
        </table:table-row>
        <table:table-row table:style-name="ro4">
          <table:table-cell office:value-type="string" table:style-name="ce24">
            <text:p>復興區</text:p>
          </table:table-cell>
          <table:table-cell office:value-type="float" office:value="3781" table:style-name="ce54">
            <text:p>3,781</text:p>
          </table:table-cell>
          <table:table-cell office:value-type="float" office:value="11399" table:style-name="ce18">
            <text:p>11,399</text:p>
          </table:table-cell>
          <table:table-cell office:value-type="float" office:value="6198" table:style-name="ce18">
            <text:p>6,198</text:p>
          </table:table-cell>
          <table:table-cell office:value-type="float" office:value="5201" table:style-name="ce19">
            <text:p>5,201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7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8">
            <text:p>106年8<text:span text:style-name="T2">月底</text:span></text:p>
          </table:table-cell>
          <table:table-cell table:style-name="ce26"/>
          <table:table-cell table:style-name="ce27"/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2">
            <text:p>臺中市</text:p>
          </table:table-cell>
          <table:table-cell office:value-type="float" office:value="954403" table:style-name="ce72">
            <text:p>954,403</text:p>
          </table:table-cell>
          <table:table-cell office:value-type="float" office:value="2780155" table:style-name="ce80">
            <text:p>2,780,155</text:p>
          </table:table-cell>
          <table:table-cell office:value-type="float" office:value="1371360" table:style-name="ce80">
            <text:p>1,371,360</text:p>
          </table:table-cell>
          <table:table-cell office:value-type="float" office:value="1408795" table:style-name="ce74">
            <text:p>1,408,79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中　區</text:p>
          </table:table-cell>
          <table:table-cell office:value-type="float" office:value="7900" table:style-name="ce53">
            <text:p>7,900</text:p>
          </table:table-cell>
          <table:table-cell office:value-type="float" office:value="18471" table:style-name="ce11">
            <text:p>18,471</text:p>
          </table:table-cell>
          <table:table-cell office:value-type="float" office:value="9176" table:style-name="ce11">
            <text:p>9,176</text:p>
          </table:table-cell>
          <table:table-cell office:value-type="float" office:value="9295" table:style-name="ce10">
            <text:p>9,295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東　區</text:p>
          </table:table-cell>
          <table:table-cell office:value-type="float" office:value="27823" table:style-name="ce53">
            <text:p>27,823</text:p>
          </table:table-cell>
          <table:table-cell office:value-type="float" office:value="75769" table:style-name="ce11">
            <text:p>75,769</text:p>
          </table:table-cell>
          <table:table-cell office:value-type="float" office:value="37726" table:style-name="ce11">
            <text:p>37,726</text:p>
          </table:table-cell>
          <table:table-cell office:value-type="float" office:value="38043" table:style-name="ce10">
            <text:p>38,043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南　區</text:p>
          </table:table-cell>
          <table:table-cell office:value-type="float" office:value="48115" table:style-name="ce53">
            <text:p>48,115</text:p>
          </table:table-cell>
          <table:table-cell office:value-type="float" office:value="124522" table:style-name="ce11">
            <text:p>124,522</text:p>
          </table:table-cell>
          <table:table-cell office:value-type="float" office:value="59800" table:style-name="ce11">
            <text:p>59,800</text:p>
          </table:table-cell>
          <table:table-cell office:value-type="float" office:value="64722" table:style-name="ce10">
            <text:p>64,722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西　區</text:p>
          </table:table-cell>
          <table:table-cell office:value-type="float" office:value="45659" table:style-name="ce53">
            <text:p>45,659</text:p>
          </table:table-cell>
          <table:table-cell office:value-type="float" office:value="115700" table:style-name="ce11">
            <text:p>115,700</text:p>
          </table:table-cell>
          <table:table-cell office:value-type="float" office:value="54967" table:style-name="ce11">
            <text:p>54,967</text:p>
          </table:table-cell>
          <table:table-cell office:value-type="float" office:value="60733" table:style-name="ce10">
            <text:p>60,733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　區</text:p>
          </table:table-cell>
          <table:table-cell office:value-type="float" office:value="59265" table:style-name="ce53">
            <text:p>59,265</text:p>
          </table:table-cell>
          <table:table-cell office:value-type="float" office:value="147518" table:style-name="ce11">
            <text:p>147,518</text:p>
          </table:table-cell>
          <table:table-cell office:value-type="float" office:value="70610" table:style-name="ce11">
            <text:p>70,610</text:p>
          </table:table-cell>
          <table:table-cell office:value-type="float" office:value="76908" table:style-name="ce10">
            <text:p>76,908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西屯區</text:p>
          </table:table-cell>
          <table:table-cell office:value-type="float" office:value="85356" table:style-name="ce53">
            <text:p>85,356</text:p>
          </table:table-cell>
          <table:table-cell office:value-type="float" office:value="226143" table:style-name="ce11">
            <text:p>226,143</text:p>
          </table:table-cell>
          <table:table-cell office:value-type="float" office:value="108694" table:style-name="ce11">
            <text:p>108,694</text:p>
          </table:table-cell>
          <table:table-cell office:value-type="float" office:value="117449" table:style-name="ce10">
            <text:p>117,449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南屯區</text:p>
          </table:table-cell>
          <table:table-cell office:value-type="float" office:value="61685" table:style-name="ce53">
            <text:p>61,685</text:p>
          </table:table-cell>
          <table:table-cell office:value-type="float" office:value="168031" table:style-name="ce11">
            <text:p>168,031</text:p>
          </table:table-cell>
          <table:table-cell office:value-type="float" office:value="80349" table:style-name="ce11">
            <text:p>80,349</text:p>
          </table:table-cell>
          <table:table-cell office:value-type="float" office:value="87682" table:style-name="ce10">
            <text:p>87,682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北屯區</text:p>
          </table:table-cell>
          <table:table-cell office:value-type="float" office:value="99470" table:style-name="ce53">
            <text:p>99,470</text:p>
          </table:table-cell>
          <table:table-cell office:value-type="float" office:value="273419" table:style-name="ce11">
            <text:p>273,419</text:p>
          </table:table-cell>
          <table:table-cell office:value-type="float" office:value="131315" table:style-name="ce11">
            <text:p>131,315</text:p>
          </table:table-cell>
          <table:table-cell office:value-type="float" office:value="142104" table:style-name="ce10">
            <text:p>142,10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豐原區</text:p>
          </table:table-cell>
          <table:table-cell office:value-type="float" office:value="53453" table:style-name="ce53">
            <text:p>53,453</text:p>
          </table:table-cell>
          <table:table-cell office:value-type="float" office:value="166830" table:style-name="ce11">
            <text:p>166,830</text:p>
          </table:table-cell>
          <table:table-cell office:value-type="float" office:value="82476" table:style-name="ce11">
            <text:p>82,476</text:p>
          </table:table-cell>
          <table:table-cell office:value-type="float" office:value="84354" table:style-name="ce10">
            <text:p>84,35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東勢區</text:p>
          </table:table-cell>
          <table:table-cell office:value-type="float" office:value="17425" table:style-name="ce53">
            <text:p>17,425</text:p>
          </table:table-cell>
          <table:table-cell office:value-type="float" office:value="50821" table:style-name="ce11">
            <text:p>50,821</text:p>
          </table:table-cell>
          <table:table-cell office:value-type="float" office:value="26136" table:style-name="ce11">
            <text:p>26,136</text:p>
          </table:table-cell>
          <table:table-cell office:value-type="float" office:value="24685" table:style-name="ce10">
            <text:p>24,68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甲區</text:p>
          </table:table-cell>
          <table:table-cell office:value-type="float" office:value="23019" table:style-name="ce53">
            <text:p>23,019</text:p>
          </table:table-cell>
          <table:table-cell office:value-type="float" office:value="77694" table:style-name="ce11">
            <text:p>77,694</text:p>
          </table:table-cell>
          <table:table-cell office:value-type="float" office:value="39097" table:style-name="ce11">
            <text:p>39,097</text:p>
          </table:table-cell>
          <table:table-cell office:value-type="float" office:value="38597" table:style-name="ce10">
            <text:p>38,597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清水區</text:p>
          </table:table-cell>
          <table:table-cell office:value-type="float" office:value="27098" table:style-name="ce53">
            <text:p>27,098</text:p>
          </table:table-cell>
          <table:table-cell office:value-type="float" office:value="86444" table:style-name="ce11">
            <text:p>86,444</text:p>
          </table:table-cell>
          <table:table-cell office:value-type="float" office:value="44372" table:style-name="ce11">
            <text:p>44,372</text:p>
          </table:table-cell>
          <table:table-cell office:value-type="float" office:value="42072" table:style-name="ce10">
            <text:p>42,07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沙鹿區</text:p>
          </table:table-cell>
          <table:table-cell office:value-type="float" office:value="29301" table:style-name="ce53">
            <text:p>29,301</text:p>
          </table:table-cell>
          <table:table-cell office:value-type="float" office:value="92221" table:style-name="ce11">
            <text:p>92,221</text:p>
          </table:table-cell>
          <table:table-cell office:value-type="float" office:value="46571" table:style-name="ce11">
            <text:p>46,571</text:p>
          </table:table-cell>
          <table:table-cell office:value-type="float" office:value="45650" table:style-name="ce10">
            <text:p>45,65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梧棲區</text:p>
          </table:table-cell>
          <table:table-cell office:value-type="float" office:value="17674" table:style-name="ce53">
            <text:p>17,674</text:p>
          </table:table-cell>
          <table:table-cell office:value-type="float" office:value="57838" table:style-name="ce11">
            <text:p>57,838</text:p>
          </table:table-cell>
          <table:table-cell office:value-type="float" office:value="29072" table:style-name="ce11">
            <text:p>29,072</text:p>
          </table:table-cell>
          <table:table-cell office:value-type="float" office:value="28766" table:style-name="ce10">
            <text:p>28,76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后里區</text:p>
          </table:table-cell>
          <table:table-cell office:value-type="float" office:value="16174" table:style-name="ce53">
            <text:p>16,174</text:p>
          </table:table-cell>
          <table:table-cell office:value-type="float" office:value="54388" table:style-name="ce11">
            <text:p>54,388</text:p>
          </table:table-cell>
          <table:table-cell office:value-type="float" office:value="27640" table:style-name="ce11">
            <text:p>27,640</text:p>
          </table:table-cell>
          <table:table-cell office:value-type="float" office:value="26748" table:style-name="ce10">
            <text:p>26,74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神岡區</text:p>
          </table:table-cell>
          <table:table-cell office:value-type="float" office:value="19379" table:style-name="ce53">
            <text:p>19,379</text:p>
          </table:table-cell>
          <table:table-cell office:value-type="float" office:value="65485" table:style-name="ce11">
            <text:p>65,485</text:p>
          </table:table-cell>
          <table:table-cell office:value-type="float" office:value="33452" table:style-name="ce11">
            <text:p>33,452</text:p>
          </table:table-cell>
          <table:table-cell office:value-type="float" office:value="32033" table:style-name="ce10">
            <text:p>32,033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潭子區</text:p>
          </table:table-cell>
          <table:table-cell office:value-type="float" office:value="36250" table:style-name="ce53">
            <text:p>36,250</text:p>
          </table:table-cell>
          <table:table-cell office:value-type="float" office:value="108093" table:style-name="ce11">
            <text:p>108,093</text:p>
          </table:table-cell>
          <table:table-cell office:value-type="float" office:value="53404" table:style-name="ce11">
            <text:p>53,404</text:p>
          </table:table-cell>
          <table:table-cell office:value-type="float" office:value="54689" table:style-name="ce10">
            <text:p>54,689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雅區</text:p>
          </table:table-cell>
          <table:table-cell office:value-type="float" office:value="29499" table:style-name="ce53">
            <text:p>29,499</text:p>
          </table:table-cell>
          <table:table-cell office:value-type="float" office:value="95119" table:style-name="ce11">
            <text:p>95,119</text:p>
          </table:table-cell>
          <table:table-cell office:value-type="float" office:value="47477" table:style-name="ce11">
            <text:p>47,477</text:p>
          </table:table-cell>
          <table:table-cell office:value-type="float" office:value="47642" table:style-name="ce10">
            <text:p>47,642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新社區</text:p>
          </table:table-cell>
          <table:table-cell office:value-type="float" office:value="7554" table:style-name="ce53">
            <text:p>7,554</text:p>
          </table:table-cell>
          <table:table-cell office:value-type="float" office:value="24832" table:style-name="ce11">
            <text:p>24,832</text:p>
          </table:table-cell>
          <table:table-cell office:value-type="float" office:value="12888" table:style-name="ce11">
            <text:p>12,888</text:p>
          </table:table-cell>
          <table:table-cell office:value-type="float" office:value="11944" table:style-name="ce10">
            <text:p>11,944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石岡區</text:p>
          </table:table-cell>
          <table:table-cell office:value-type="float" office:value="4890" table:style-name="ce53">
            <text:p>4,890</text:p>
          </table:table-cell>
          <table:table-cell office:value-type="float" office:value="15084" table:style-name="ce11">
            <text:p>15,084</text:p>
          </table:table-cell>
          <table:table-cell office:value-type="float" office:value="7828" table:style-name="ce11">
            <text:p>7,828</text:p>
          </table:table-cell>
          <table:table-cell office:value-type="float" office:value="7256" table:style-name="ce10">
            <text:p>7,25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外埔區</text:p>
          </table:table-cell>
          <table:table-cell office:value-type="float" office:value="9700" table:style-name="ce53">
            <text:p>9,700</text:p>
          </table:table-cell>
          <table:table-cell office:value-type="float" office:value="32077" table:style-name="ce11">
            <text:p>32,077</text:p>
          </table:table-cell>
          <table:table-cell office:value-type="float" office:value="16439" table:style-name="ce11">
            <text:p>16,439</text:p>
          </table:table-cell>
          <table:table-cell office:value-type="float" office:value="15638" table:style-name="ce10">
            <text:p>15,63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安區</text:p>
          </table:table-cell>
          <table:table-cell office:value-type="float" office:value="5472" table:style-name="ce53">
            <text:p>5,472</text:p>
          </table:table-cell>
          <table:table-cell office:value-type="float" office:value="19335" table:style-name="ce11">
            <text:p>19,335</text:p>
          </table:table-cell>
          <table:table-cell office:value-type="float" office:value="10209" table:style-name="ce11">
            <text:p>10,209</text:p>
          </table:table-cell>
          <table:table-cell office:value-type="float" office:value="9126" table:style-name="ce10">
            <text:p>9,12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烏日區</text:p>
          </table:table-cell>
          <table:table-cell office:value-type="float" office:value="24411" table:style-name="ce53">
            <text:p>24,411</text:p>
          </table:table-cell>
          <table:table-cell office:value-type="float" office:value="74298" table:style-name="ce11">
            <text:p>74,298</text:p>
          </table:table-cell>
          <table:table-cell office:value-type="float" office:value="37323" table:style-name="ce11">
            <text:p>37,323</text:p>
          </table:table-cell>
          <table:table-cell office:value-type="float" office:value="36975" table:style-name="ce10">
            <text:p>36,97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肚區</text:p>
          </table:table-cell>
          <table:table-cell office:value-type="float" office:value="17613" table:style-name="ce53">
            <text:p>17,613</text:p>
          </table:table-cell>
          <table:table-cell office:value-type="float" office:value="57337" table:style-name="ce11">
            <text:p>57,337</text:p>
          </table:table-cell>
          <table:table-cell office:value-type="float" office:value="29282" table:style-name="ce11">
            <text:p>29,282</text:p>
          </table:table-cell>
          <table:table-cell office:value-type="float" office:value="28055" table:style-name="ce10">
            <text:p>28,055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龍井區</text:p>
          </table:table-cell>
          <table:table-cell office:value-type="float" office:value="22968" table:style-name="ce53">
            <text:p>22,968</text:p>
          </table:table-cell>
          <table:table-cell office:value-type="float" office:value="77426" table:style-name="ce11">
            <text:p>77,426</text:p>
          </table:table-cell>
          <table:table-cell office:value-type="float" office:value="39028" table:style-name="ce11">
            <text:p>39,028</text:p>
          </table:table-cell>
          <table:table-cell office:value-type="float" office:value="38398" table:style-name="ce10">
            <text:p>38,39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霧峰區</text:p>
          </table:table-cell>
          <table:table-cell office:value-type="float" office:value="20172" table:style-name="ce53">
            <text:p>20,172</text:p>
          </table:table-cell>
          <table:table-cell office:value-type="float" office:value="65297" table:style-name="ce11">
            <text:p>65,297</text:p>
          </table:table-cell>
          <table:table-cell office:value-type="float" office:value="33117" table:style-name="ce11">
            <text:p>33,117</text:p>
          </table:table-cell>
          <table:table-cell office:value-type="float" office:value="32180" table:style-name="ce10">
            <text:p>32,18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太平區</text:p>
          </table:table-cell>
          <table:table-cell office:value-type="float" office:value="63254" table:style-name="ce53">
            <text:p>63,254</text:p>
          </table:table-cell>
          <table:table-cell office:value-type="float" office:value="188031" table:style-name="ce11">
            <text:p>188,031</text:p>
          </table:table-cell>
          <table:table-cell office:value-type="float" office:value="93281" table:style-name="ce11">
            <text:p>93,281</text:p>
          </table:table-cell>
          <table:table-cell office:value-type="float" office:value="94750" table:style-name="ce10">
            <text:p>94,750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大里區</text:p>
          </table:table-cell>
          <table:table-cell office:value-type="float" office:value="69276" table:style-name="ce53">
            <text:p>69,276</text:p>
          </table:table-cell>
          <table:table-cell office:value-type="float" office:value="211074" table:style-name="ce11">
            <text:p>211,074</text:p>
          </table:table-cell>
          <table:table-cell office:value-type="float" office:value="103787" table:style-name="ce11">
            <text:p>103,787</text:p>
          </table:table-cell>
          <table:table-cell office:value-type="float" office:value="107287" table:style-name="ce10">
            <text:p>107,28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和平區</text:p>
          </table:table-cell>
          <table:table-cell office:value-type="float" office:value="4548" table:style-name="ce54">
            <text:p>4,548</text:p>
          </table:table-cell>
          <table:table-cell office:value-type="float" office:value="10858" table:style-name="ce18">
            <text:p>10,858</text:p>
          </table:table-cell>
          <table:table-cell office:value-type="float" office:value="5844" table:style-name="ce18">
            <text:p>5,844</text:p>
          </table:table-cell>
          <table:table-cell office:value-type="float" office:value="5014" table:style-name="ce17">
            <text:p>5,014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南市</text:p>
          </table:table-cell>
          <table:table-cell office:value-type="float" office:value="682167" table:style-name="ce72">
            <text:p>682,167</text:p>
          </table:table-cell>
          <table:table-cell office:value-type="float" office:value="1886145" table:style-name="ce80">
            <text:p>1,886,145</text:p>
          </table:table-cell>
          <table:table-cell office:value-type="float" office:value="942334" table:style-name="ce80">
            <text:p>942,334</text:p>
          </table:table-cell>
          <table:table-cell office:value-type="float" office:value="943811" table:style-name="ce74">
            <text:p>943,8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8979" table:style-name="ce53">
            <text:p>28,979</text:p>
          </table:table-cell>
          <table:table-cell office:value-type="float" office:value="77985" table:style-name="ce11">
            <text:p>77,985</text:p>
          </table:table-cell>
          <table:table-cell office:value-type="float" office:value="38593" table:style-name="ce11">
            <text:p>38,593</text:p>
          </table:table-cell>
          <table:table-cell office:value-type="float" office:value="39392" table:style-name="ce10">
            <text:p>39,39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051" table:style-name="ce53">
            <text:p>10,051</text:p>
          </table:table-cell>
          <table:table-cell office:value-type="float" office:value="25613" table:style-name="ce11">
            <text:p>25,613</text:p>
          </table:table-cell>
          <table:table-cell office:value-type="float" office:value="13381" table:style-name="ce11">
            <text:p>13,381</text:p>
          </table:table-cell>
          <table:table-cell office:value-type="float" office:value="12232" table:style-name="ce10">
            <text:p>12,2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855" table:style-name="ce53">
            <text:p>10,855</text:p>
          </table:table-cell>
          <table:table-cell office:value-type="float" office:value="28642" table:style-name="ce11">
            <text:p>28,642</text:p>
          </table:table-cell>
          <table:table-cell office:value-type="float" office:value="14955" table:style-name="ce11">
            <text:p>14,955</text:p>
          </table:table-cell>
          <table:table-cell office:value-type="float" office:value="13687" table:style-name="ce10">
            <text:p>13,68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895" table:style-name="ce53">
            <text:p>7,895</text:p>
          </table:table-cell>
          <table:table-cell office:value-type="float" office:value="21385" table:style-name="ce11">
            <text:p>21,385</text:p>
          </table:table-cell>
          <table:table-cell office:value-type="float" office:value="11159" table:style-name="ce11">
            <text:p>11,159</text:p>
          </table:table-cell>
          <table:table-cell office:value-type="float" office:value="10226" table:style-name="ce10">
            <text:p>10,2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884" table:style-name="ce53">
            <text:p>8,884</text:p>
          </table:table-cell>
          <table:table-cell office:value-type="float" office:value="23819" table:style-name="ce11">
            <text:p>23,819</text:p>
          </table:table-cell>
          <table:table-cell office:value-type="float" office:value="12398" table:style-name="ce11">
            <text:p>12,398</text:p>
          </table:table-cell>
          <table:table-cell office:value-type="float" office:value="11421" table:style-name="ce10">
            <text:p>11,4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404" table:style-name="ce53">
            <text:p>8,404</text:p>
          </table:table-cell>
          <table:table-cell office:value-type="float" office:value="21117" table:style-name="ce11">
            <text:p>21,117</text:p>
          </table:table-cell>
          <table:table-cell office:value-type="float" office:value="11226" table:style-name="ce11">
            <text:p>11,226</text:p>
          </table:table-cell>
          <table:table-cell office:value-type="float" office:value="9891" table:style-name="ce10">
            <text:p>9,89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5796" table:style-name="ce53">
            <text:p>15,796</text:p>
          </table:table-cell>
          <table:table-cell office:value-type="float" office:value="44675" table:style-name="ce11">
            <text:p>44,675</text:p>
          </table:table-cell>
          <table:table-cell office:value-type="float" office:value="22711" table:style-name="ce11">
            <text:p>22,711</text:p>
          </table:table-cell>
          <table:table-cell office:value-type="float" office:value="21964" table:style-name="ce10">
            <text:p>21,9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113" table:style-name="ce53">
            <text:p>9,113</text:p>
          </table:table-cell>
          <table:table-cell office:value-type="float" office:value="24339" table:style-name="ce11">
            <text:p>24,339</text:p>
          </table:table-cell>
          <table:table-cell office:value-type="float" office:value="12567" table:style-name="ce11">
            <text:p>12,567</text:p>
          </table:table-cell>
          <table:table-cell office:value-type="float" office:value="11772" table:style-name="ce10">
            <text:p>11,7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757" table:style-name="ce53">
            <text:p>7,757</text:p>
          </table:table-cell>
          <table:table-cell office:value-type="float" office:value="22354" table:style-name="ce11">
            <text:p>22,354</text:p>
          </table:table-cell>
          <table:table-cell office:value-type="float" office:value="11570" table:style-name="ce11">
            <text:p>11,570</text:p>
          </table:table-cell>
          <table:table-cell office:value-type="float" office:value="10784" table:style-name="ce10">
            <text:p>10,7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7946" table:style-name="ce53">
            <text:p>7,946</text:p>
          </table:table-cell>
          <table:table-cell office:value-type="float" office:value="21505" table:style-name="ce11">
            <text:p>21,505</text:p>
          </table:table-cell>
          <table:table-cell office:value-type="float" office:value="10958" table:style-name="ce11">
            <text:p>10,958</text:p>
          </table:table-cell>
          <table:table-cell office:value-type="float" office:value="10547" table:style-name="ce10">
            <text:p>10,5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882" table:style-name="ce53">
            <text:p>3,882</text:p>
          </table:table-cell>
          <table:table-cell office:value-type="float" office:value="9836" table:style-name="ce11">
            <text:p>9,836</text:p>
          </table:table-cell>
          <table:table-cell office:value-type="float" office:value="5268" table:style-name="ce11">
            <text:p>5,268</text:p>
          </table:table-cell>
          <table:table-cell office:value-type="float" office:value="4568" table:style-name="ce10">
            <text:p>4,5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0621" table:style-name="ce53">
            <text:p>20,621</text:p>
          </table:table-cell>
          <table:table-cell office:value-type="float" office:value="59474" table:style-name="ce11">
            <text:p>59,474</text:p>
          </table:table-cell>
          <table:table-cell office:value-type="float" office:value="29507" table:style-name="ce11">
            <text:p>29,507</text:p>
          </table:table-cell>
          <table:table-cell office:value-type="float" office:value="29967" table:style-name="ce10">
            <text:p>29,9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649" table:style-name="ce53">
            <text:p>9,649</text:p>
          </table:table-cell>
          <table:table-cell office:value-type="float" office:value="26153" table:style-name="ce11">
            <text:p>26,153</text:p>
          </table:table-cell>
          <table:table-cell office:value-type="float" office:value="13354" table:style-name="ce11">
            <text:p>13,354</text:p>
          </table:table-cell>
          <table:table-cell office:value-type="float" office:value="12799" table:style-name="ce10">
            <text:p>12,79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174" table:style-name="ce53">
            <text:p>8,174</text:p>
          </table:table-cell>
          <table:table-cell office:value-type="float" office:value="24773" table:style-name="ce11">
            <text:p>24,773</text:p>
          </table:table-cell>
          <table:table-cell office:value-type="float" office:value="12528" table:style-name="ce11">
            <text:p>12,528</text:p>
          </table:table-cell>
          <table:table-cell office:value-type="float" office:value="12245" table:style-name="ce10">
            <text:p>12,2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8075" table:style-name="ce53">
            <text:p>8,075</text:p>
          </table:table-cell>
          <table:table-cell office:value-type="float" office:value="23048" table:style-name="ce11">
            <text:p>23,048</text:p>
          </table:table-cell>
          <table:table-cell office:value-type="float" office:value="11915" table:style-name="ce11">
            <text:p>11,915</text:p>
          </table:table-cell>
          <table:table-cell office:value-type="float" office:value="11133" table:style-name="ce10">
            <text:p>11,1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86" table:style-name="ce53">
            <text:p>7,286</text:p>
          </table:table-cell>
          <table:table-cell office:value-type="float" office:value="19879" table:style-name="ce11">
            <text:p>19,879</text:p>
          </table:table-cell>
          <table:table-cell office:value-type="float" office:value="10122" table:style-name="ce11">
            <text:p>10,122</text:p>
          </table:table-cell>
          <table:table-cell office:value-type="float" office:value="9757" table:style-name="ce10">
            <text:p>9,7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262" table:style-name="ce53">
            <text:p>4,262</text:p>
          </table:table-cell>
          <table:table-cell office:value-type="float" office:value="11208" table:style-name="ce11">
            <text:p>11,208</text:p>
          </table:table-cell>
          <table:table-cell office:value-type="float" office:value="5668" table:style-name="ce11">
            <text:p>5,668</text:p>
          </table:table-cell>
          <table:table-cell office:value-type="float" office:value="5540" table:style-name="ce10">
            <text:p>5,54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416" table:style-name="ce53">
            <text:p>14,416</text:p>
          </table:table-cell>
          <table:table-cell office:value-type="float" office:value="43711" table:style-name="ce11">
            <text:p>43,711</text:p>
          </table:table-cell>
          <table:table-cell office:value-type="float" office:value="22257" table:style-name="ce11">
            <text:p>22,257</text:p>
          </table:table-cell>
          <table:table-cell office:value-type="float" office:value="21454" table:style-name="ce10">
            <text:p>21,4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7551" table:style-name="ce53">
            <text:p>17,551</text:p>
          </table:table-cell>
          <table:table-cell office:value-type="float" office:value="48147" table:style-name="ce11">
            <text:p>48,147</text:p>
          </table:table-cell>
          <table:table-cell office:value-type="float" office:value="24230" table:style-name="ce11">
            <text:p>24,230</text:p>
          </table:table-cell>
          <table:table-cell office:value-type="float" office:value="23917" table:style-name="ce10">
            <text:p>23,9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2208" table:style-name="ce53">
            <text:p>12,208</text:p>
          </table:table-cell>
          <table:table-cell office:value-type="float" office:value="36411" table:style-name="ce11">
            <text:p>36,411</text:p>
          </table:table-cell>
          <table:table-cell office:value-type="float" office:value="18287" table:style-name="ce11">
            <text:p>18,287</text:p>
          </table:table-cell>
          <table:table-cell office:value-type="float" office:value="18124" table:style-name="ce10">
            <text:p>18,12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070" table:style-name="ce53">
            <text:p>10,070</text:p>
          </table:table-cell>
          <table:table-cell office:value-type="float" office:value="30553" table:style-name="ce11">
            <text:p>30,553</text:p>
          </table:table-cell>
          <table:table-cell office:value-type="float" office:value="15695" table:style-name="ce11">
            <text:p>15,695</text:p>
          </table:table-cell>
          <table:table-cell office:value-type="float" office:value="14858" table:style-name="ce10">
            <text:p>14,85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11" table:style-name="ce53">
            <text:p>2,711</text:p>
          </table:table-cell>
          <table:table-cell office:value-type="float" office:value="7323" table:style-name="ce11">
            <text:p>7,323</text:p>
          </table:table-cell>
          <table:table-cell office:value-type="float" office:value="3839" table:style-name="ce11">
            <text:p>3,839</text:p>
          </table:table-cell>
          <table:table-cell office:value-type="float" office:value="3484" table:style-name="ce10">
            <text:p>3,4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1" table:style-name="ce53">
            <text:p>5,151</text:p>
          </table:table-cell>
          <table:table-cell office:value-type="float" office:value="14169" table:style-name="ce11">
            <text:p>14,169</text:p>
          </table:table-cell>
          <table:table-cell office:value-type="float" office:value="7326" table:style-name="ce11">
            <text:p>7,326</text:p>
          </table:table-cell>
          <table:table-cell office:value-type="float" office:value="6843" table:style-name="ce10">
            <text:p>6,84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514" table:style-name="ce53">
            <text:p>3,514</text:p>
          </table:table-cell>
          <table:table-cell office:value-type="float" office:value="9745" table:style-name="ce11">
            <text:p>9,745</text:p>
          </table:table-cell>
          <table:table-cell office:value-type="float" office:value="5159" table:style-name="ce11">
            <text:p>5,159</text:p>
          </table:table-cell>
          <table:table-cell office:value-type="float" office:value="4586" table:style-name="ce10">
            <text:p>4,58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70" table:style-name="ce53">
            <text:p>2,870</text:p>
          </table:table-cell>
          <table:table-cell office:value-type="float" office:value="8790" table:style-name="ce11">
            <text:p>8,790</text:p>
          </table:table-cell>
          <table:table-cell office:value-type="float" office:value="4748" table:style-name="ce11">
            <text:p>4,748</text:p>
          </table:table-cell>
          <table:table-cell office:value-type="float" office:value="4042" table:style-name="ce10">
            <text:p>4,04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74" table:style-name="ce53">
            <text:p>1,974</text:p>
          </table:table-cell>
          <table:table-cell office:value-type="float" office:value="4892" table:style-name="ce11">
            <text:p>4,892</text:p>
          </table:table-cell>
          <table:table-cell office:value-type="float" office:value="2745" table:style-name="ce11">
            <text:p>2,745</text:p>
          </table:table-cell>
          <table:table-cell office:value-type="float" office:value="2147" table:style-name="ce10">
            <text:p>2,1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7589" table:style-name="ce53">
            <text:p>27,589</text:p>
          </table:table-cell>
          <table:table-cell office:value-type="float" office:value="75344" table:style-name="ce11">
            <text:p>75,344</text:p>
          </table:table-cell>
          <table:table-cell office:value-type="float" office:value="38166" table:style-name="ce11">
            <text:p>38,166</text:p>
          </table:table-cell>
          <table:table-cell office:value-type="float" office:value="37178" table:style-name="ce10">
            <text:p>37,17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2645" table:style-name="ce53">
            <text:p>22,645</text:p>
          </table:table-cell>
          <table:table-cell office:value-type="float" office:value="68385" table:style-name="ce11">
            <text:p>68,385</text:p>
          </table:table-cell>
          <table:table-cell office:value-type="float" office:value="34747" table:style-name="ce11">
            <text:p>34,747</text:p>
          </table:table-cell>
          <table:table-cell office:value-type="float" office:value="33638" table:style-name="ce10">
            <text:p>33,6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097" table:style-name="ce53">
            <text:p>11,097</text:p>
          </table:table-cell>
          <table:table-cell office:value-type="float" office:value="34429" table:style-name="ce11">
            <text:p>34,429</text:p>
          </table:table-cell>
          <table:table-cell office:value-type="float" office:value="17761" table:style-name="ce11">
            <text:p>17,761</text:p>
          </table:table-cell>
          <table:table-cell office:value-type="float" office:value="16668" table:style-name="ce10">
            <text:p>16,6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39" table:style-name="ce53">
            <text:p>1,539</text:p>
          </table:table-cell>
          <table:table-cell office:value-type="float" office:value="4054" table:style-name="ce11">
            <text:p>4,054</text:p>
          </table:table-cell>
          <table:table-cell office:value-type="float" office:value="2170" table:style-name="ce11">
            <text:p>2,170</text:p>
          </table:table-cell>
          <table:table-cell office:value-type="float" office:value="1884" table:style-name="ce10">
            <text:p>1,8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3782" table:style-name="ce53">
            <text:p>83,782</text:p>
          </table:table-cell>
          <table:table-cell office:value-type="float" office:value="233387" table:style-name="ce11">
            <text:p>233,387</text:p>
          </table:table-cell>
          <table:table-cell office:value-type="float" office:value="115020" table:style-name="ce11">
            <text:p>115,020</text:p>
          </table:table-cell>
          <table:table-cell office:value-type="float" office:value="118367" table:style-name="ce10">
            <text:p>118,3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1889" table:style-name="ce53">
            <text:p>71,889</text:p>
          </table:table-cell>
          <table:table-cell office:value-type="float" office:value="187091" table:style-name="ce11">
            <text:p>187,091</text:p>
          </table:table-cell>
          <table:table-cell office:value-type="float" office:value="89723" table:style-name="ce11">
            <text:p>89,723</text:p>
          </table:table-cell>
          <table:table-cell office:value-type="float" office:value="97368" table:style-name="ce10">
            <text:p>97,3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5590" table:style-name="ce53">
            <text:p>45,590</text:p>
          </table:table-cell>
          <table:table-cell office:value-type="float" office:value="125644" table:style-name="ce11">
            <text:p>125,644</text:p>
          </table:table-cell>
          <table:table-cell office:value-type="float" office:value="62239" table:style-name="ce11">
            <text:p>62,239</text:p>
          </table:table-cell>
          <table:table-cell office:value-type="float" office:value="63405" table:style-name="ce10">
            <text:p>63,4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0803" table:style-name="ce53">
            <text:p>50,803</text:p>
          </table:table-cell>
          <table:table-cell office:value-type="float" office:value="132733" table:style-name="ce11">
            <text:p>132,733</text:p>
          </table:table-cell>
          <table:table-cell office:value-type="float" office:value="64579" table:style-name="ce11">
            <text:p>64,579</text:p>
          </table:table-cell>
          <table:table-cell office:value-type="float" office:value="68154" table:style-name="ce10">
            <text:p>68,1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2585" table:style-name="ce53">
            <text:p>62,585</text:p>
          </table:table-cell>
          <table:table-cell office:value-type="float" office:value="191960" table:style-name="ce11">
            <text:p>191,960</text:p>
          </table:table-cell>
          <table:table-cell office:value-type="float" office:value="96797" table:style-name="ce11">
            <text:p>96,797</text:p>
          </table:table-cell>
          <table:table-cell office:value-type="float" office:value="95163" table:style-name="ce10">
            <text:p>95,16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5504" table:style-name="ce53">
            <text:p>25,504</text:p>
          </table:table-cell>
          <table:table-cell office:value-type="float" office:value="66252" table:style-name="ce11">
            <text:p>66,252</text:p>
          </table:table-cell>
          <table:table-cell office:value-type="float" office:value="31456" table:style-name="ce11">
            <text:p>31,456</text:p>
          </table:table-cell>
          <table:table-cell office:value-type="float" office:value="34796" table:style-name="ce10">
            <text:p>34,796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中西區</text:p>
          </table:table-cell>
          <table:table-cell office:value-type="float" office:value="31050" table:style-name="ce54">
            <text:p>31,050</text:p>
          </table:table-cell>
          <table:table-cell office:value-type="float" office:value="77320" table:style-name="ce18">
            <text:p>77,320</text:p>
          </table:table-cell>
          <table:table-cell office:value-type="float" office:value="37510" table:style-name="ce18">
            <text:p>37,510</text:p>
          </table:table-cell>
          <table:table-cell office:value-type="float" office:value="39810" table:style-name="ce17">
            <text:p>39,810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高雄市</text:p>
          </table:table-cell>
          <table:table-cell office:value-type="float" office:value="1089725" table:style-name="ce76">
            <text:p>1,089,725</text:p>
          </table:table-cell>
          <table:table-cell office:value-type="float" office:value="2777564" table:style-name="ce80">
            <text:p>2,777,564</text:p>
          </table:table-cell>
          <table:table-cell office:value-type="float" office:value="1376688" table:style-name="ce81">
            <text:p>1,376,688</text:p>
          </table:table-cell>
          <table:table-cell office:value-type="float" office:value="1400876" table:style-name="ce73">
            <text:p>1,400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794" table:style-name="ce9">
            <text:p>10,794</text:p>
          </table:table-cell>
          <table:table-cell office:value-type="float" office:value="24363" table:style-name="ce11">
            <text:p>24,363</text:p>
          </table:table-cell>
          <table:table-cell office:value-type="float" office:value="12066" table:style-name="ce9">
            <text:p>12,066</text:p>
          </table:table-cell>
          <table:table-cell office:value-type="float" office:value="12297" table:style-name="ce9">
            <text:p>12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57849" table:style-name="ce9">
            <text:p>57,849</text:p>
          </table:table-cell>
          <table:table-cell office:value-type="float" office:value="138764" table:style-name="ce11">
            <text:p>138,764</text:p>
          </table:table-cell>
          <table:table-cell office:value-type="float" office:value="67043" table:style-name="ce9">
            <text:p>67,043</text:p>
          </table:table-cell>
          <table:table-cell office:value-type="float" office:value="71721" table:style-name="ce9">
            <text:p>71,7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78877" table:style-name="ce9">
            <text:p>78,877</text:p>
          </table:table-cell>
          <table:table-cell office:value-type="float" office:value="197152" table:style-name="ce11">
            <text:p>197,152</text:p>
          </table:table-cell>
          <table:table-cell office:value-type="float" office:value="94870" table:style-name="ce9">
            <text:p>94,870</text:p>
          </table:table-cell>
          <table:table-cell office:value-type="float" office:value="102282" table:style-name="ce9">
            <text:p>102,2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0018" table:style-name="ce9">
            <text:p>70,018</text:p>
          </table:table-cell>
          <table:table-cell office:value-type="float" office:value="183155" table:style-name="ce11">
            <text:p>183,155</text:p>
          </table:table-cell>
          <table:table-cell office:value-type="float" office:value="89998" table:style-name="ce9">
            <text:p>89,998</text:p>
          </table:table-cell>
          <table:table-cell office:value-type="float" office:value="93157" table:style-name="ce9">
            <text:p>93,1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6716" table:style-name="ce9">
            <text:p>136,716</text:p>
          </table:table-cell>
          <table:table-cell office:value-type="float" office:value="344046" table:style-name="ce11">
            <text:p>344,046</text:p>
          </table:table-cell>
          <table:table-cell office:value-type="float" office:value="166576" table:style-name="ce9">
            <text:p>166,576</text:p>
          </table:table-cell>
          <table:table-cell office:value-type="float" office:value="177470" table:style-name="ce9">
            <text:p>177,4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2767" table:style-name="ce9">
            <text:p>22,767</text:p>
          </table:table-cell>
          <table:table-cell office:value-type="float" office:value="51178" table:style-name="ce11">
            <text:p>51,178</text:p>
          </table:table-cell>
          <table:table-cell office:value-type="float" office:value="24639" table:style-name="ce9">
            <text:p>24,639</text:p>
          </table:table-cell>
          <table:table-cell office:value-type="float" office:value="26539" table:style-name="ce9">
            <text:p>26,5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611" table:style-name="ce9">
            <text:p>12,611</text:p>
          </table:table-cell>
          <table:table-cell office:value-type="float" office:value="27070" table:style-name="ce11">
            <text:p>27,070</text:p>
          </table:table-cell>
          <table:table-cell office:value-type="float" office:value="12944" table:style-name="ce9">
            <text:p>12,944</text:p>
          </table:table-cell>
          <table:table-cell office:value-type="float" office:value="14126" table:style-name="ce9">
            <text:p>14,1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2202" table:style-name="ce9">
            <text:p>72,202</text:p>
          </table:table-cell>
          <table:table-cell office:value-type="float" office:value="171641" table:style-name="ce11">
            <text:p>171,641</text:p>
          </table:table-cell>
          <table:table-cell office:value-type="float" office:value="82693" table:style-name="ce9">
            <text:p>82,693</text:p>
          </table:table-cell>
          <table:table-cell office:value-type="float" office:value="88948" table:style-name="ce9">
            <text:p>88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8729" table:style-name="ce9">
            <text:p>78,729</text:p>
          </table:table-cell>
          <table:table-cell office:value-type="float" office:value="190225" table:style-name="ce11">
            <text:p>190,225</text:p>
          </table:table-cell>
          <table:table-cell office:value-type="float" office:value="93537" table:style-name="ce9">
            <text:p>93,537</text:p>
          </table:table-cell>
          <table:table-cell office:value-type="float" office:value="96688" table:style-name="ce9">
            <text:p>96,6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129" table:style-name="ce9">
            <text:p>11,129</text:p>
          </table:table-cell>
          <table:table-cell office:value-type="float" office:value="28746" table:style-name="ce11">
            <text:p>28,746</text:p>
          </table:table-cell>
          <table:table-cell office:value-type="float" office:value="14841" table:style-name="ce9">
            <text:p>14,841</text:p>
          </table:table-cell>
          <table:table-cell office:value-type="float" office:value="13905" table:style-name="ce9">
            <text:p>13,90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小港區</text:p>
          </table:table-cell>
          <table:table-cell office:value-type="float" office:value="67850" table:style-name="ce9">
            <text:p>67,850</text:p>
          </table:table-cell>
          <table:table-cell office:value-type="float" office:value="157310" table:style-name="ce11">
            <text:p>157,310</text:p>
          </table:table-cell>
          <table:table-cell office:value-type="float" office:value="78171" table:style-name="ce9">
            <text:p>78,171</text:p>
          </table:table-cell>
          <table:table-cell office:value-type="float" office:value="79139" table:style-name="ce9">
            <text:p>79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0262" table:style-name="ce9">
            <text:p>140,262</text:p>
          </table:table-cell>
          <table:table-cell office:value-type="float" office:value="358710" table:style-name="ce11">
            <text:p>358,710</text:p>
          </table:table-cell>
          <table:table-cell office:value-type="float" office:value="175982" table:style-name="ce9">
            <text:p>175,982</text:p>
          </table:table-cell>
          <table:table-cell office:value-type="float" office:value="182728" table:style-name="ce9">
            <text:p>182,7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5839" table:style-name="ce9">
            <text:p>25,839</text:p>
          </table:table-cell>
          <table:table-cell office:value-type="float" office:value="69980" table:style-name="ce11">
            <text:p>69,980</text:p>
          </table:table-cell>
          <table:table-cell office:value-type="float" office:value="35395" table:style-name="ce9">
            <text:p>35,395</text:p>
          </table:table-cell>
          <table:table-cell office:value-type="float" office:value="34585" table:style-name="ce9">
            <text:p>34,5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2147" table:style-name="ce9">
            <text:p>42,147</text:p>
          </table:table-cell>
          <table:table-cell office:value-type="float" office:value="112319" table:style-name="ce11">
            <text:p>112,319</text:p>
          </table:table-cell>
          <table:table-cell office:value-type="float" office:value="57523" table:style-name="ce9">
            <text:p>57,523</text:p>
          </table:table-cell>
          <table:table-cell office:value-type="float" office:value="54796" table:style-name="ce9">
            <text:p>54,7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597" table:style-name="ce9">
            <text:p>13,597</text:p>
          </table:table-cell>
          <table:table-cell office:value-type="float" office:value="42794" table:style-name="ce11">
            <text:p>42,794</text:p>
          </table:table-cell>
          <table:table-cell office:value-type="float" office:value="21940" table:style-name="ce9">
            <text:p>21,940</text:p>
          </table:table-cell>
          <table:table-cell office:value-type="float" office:value="20854" table:style-name="ce9">
            <text:p>20,8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2969" table:style-name="ce9">
            <text:p>12,969</text:p>
          </table:table-cell>
          <table:table-cell office:value-type="float" office:value="34571" table:style-name="ce11">
            <text:p>34,571</text:p>
          </table:table-cell>
          <table:table-cell office:value-type="float" office:value="17573" table:style-name="ce9">
            <text:p>17,573</text:p>
          </table:table-cell>
          <table:table-cell office:value-type="float" office:value="16998" table:style-name="ce9">
            <text:p>16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2756" table:style-name="ce9">
            <text:p>32,756</text:p>
          </table:table-cell>
          <table:table-cell office:value-type="float" office:value="85363" table:style-name="ce11">
            <text:p>85,363</text:p>
          </table:table-cell>
          <table:table-cell office:value-type="float" office:value="43365" table:style-name="ce9">
            <text:p>43,365</text:p>
          </table:table-cell>
          <table:table-cell office:value-type="float" office:value="41998" table:style-name="ce9">
            <text:p>41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8241" table:style-name="ce9">
            <text:p>18,241</text:p>
          </table:table-cell>
          <table:table-cell office:value-type="float" office:value="44243" table:style-name="ce11">
            <text:p>44,243</text:p>
          </table:table-cell>
          <table:table-cell office:value-type="float" office:value="22441" table:style-name="ce9">
            <text:p>22,441</text:p>
          </table:table-cell>
          <table:table-cell office:value-type="float" office:value="21802" table:style-name="ce9">
            <text:p>21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4897" table:style-name="ce9">
            <text:p>34,897</text:p>
          </table:table-cell>
          <table:table-cell office:value-type="float" office:value="97332" table:style-name="ce11">
            <text:p>97,332</text:p>
          </table:table-cell>
          <table:table-cell office:value-type="float" office:value="48365" table:style-name="ce9">
            <text:p>48,365</text:p>
          </table:table-cell>
          <table:table-cell office:value-type="float" office:value="48967" table:style-name="ce9">
            <text:p>48,9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3603" table:style-name="ce9">
            <text:p>13,603</text:p>
          </table:table-cell>
          <table:table-cell office:value-type="float" office:value="37586" table:style-name="ce11">
            <text:p>37,586</text:p>
          </table:table-cell>
          <table:table-cell office:value-type="float" office:value="19064" table:style-name="ce9">
            <text:p>19,064</text:p>
          </table:table-cell>
          <table:table-cell office:value-type="float" office:value="18522" table:style-name="ce9">
            <text:p>18,5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512" table:style-name="ce9">
            <text:p>10,512</text:p>
          </table:table-cell>
          <table:table-cell office:value-type="float" office:value="29912" table:style-name="ce11">
            <text:p>29,912</text:p>
          </table:table-cell>
          <table:table-cell office:value-type="float" office:value="15777" table:style-name="ce9">
            <text:p>15,777</text:p>
          </table:table-cell>
          <table:table-cell office:value-type="float" office:value="14135" table:style-name="ce9">
            <text:p>14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287" table:style-name="ce9">
            <text:p>3,287</text:p>
          </table:table-cell>
          <table:table-cell office:value-type="float" office:value="7283" table:style-name="ce11">
            <text:p>7,283</text:p>
          </table:table-cell>
          <table:table-cell office:value-type="float" office:value="4031" table:style-name="ce9">
            <text:p>4,031</text:p>
          </table:table-cell>
          <table:table-cell office:value-type="float" office:value="3252" table:style-name="ce9">
            <text:p>3,2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25" table:style-name="ce9">
            <text:p>9,425</text:p>
          </table:table-cell>
          <table:table-cell office:value-type="float" office:value="28949" table:style-name="ce11">
            <text:p>28,949</text:p>
          </table:table-cell>
          <table:table-cell office:value-type="float" office:value="14606" table:style-name="ce9">
            <text:p>14,606</text:p>
          </table:table-cell>
          <table:table-cell office:value-type="float" office:value="14343" table:style-name="ce9">
            <text:p>14,3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038" table:style-name="ce9">
            <text:p>17,038</text:p>
          </table:table-cell>
          <table:table-cell office:value-type="float" office:value="52798" table:style-name="ce11">
            <text:p>52,798</text:p>
          </table:table-cell>
          <table:table-cell office:value-type="float" office:value="26974" table:style-name="ce9">
            <text:p>26,974</text:p>
          </table:table-cell>
          <table:table-cell office:value-type="float" office:value="25824" table:style-name="ce9">
            <text:p>25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0845" table:style-name="ce9">
            <text:p>10,845</text:p>
          </table:table-cell>
          <table:table-cell office:value-type="float" office:value="29841" table:style-name="ce11">
            <text:p>29,841</text:p>
          </table:table-cell>
          <table:table-cell office:value-type="float" office:value="15235" table:style-name="ce9">
            <text:p>15,235</text:p>
          </table:table-cell>
          <table:table-cell office:value-type="float" office:value="14606" table:style-name="ce9">
            <text:p>14,6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515" table:style-name="ce9">
            <text:p>10,515</text:p>
          </table:table-cell>
          <table:table-cell office:value-type="float" office:value="30284" table:style-name="ce11">
            <text:p>30,284</text:p>
          </table:table-cell>
          <table:table-cell office:value-type="float" office:value="15631" table:style-name="ce9">
            <text:p>15,631</text:p>
          </table:table-cell>
          <table:table-cell office:value-type="float" office:value="14653" table:style-name="ce9">
            <text:p>14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9" table:style-name="ce9">
            <text:p>5,749</text:p>
          </table:table-cell>
          <table:table-cell office:value-type="float" office:value="13980" table:style-name="ce11">
            <text:p>13,980</text:p>
          </table:table-cell>
          <table:table-cell office:value-type="float" office:value="7025" table:style-name="ce9">
            <text:p>7,025</text:p>
          </table:table-cell>
          <table:table-cell office:value-type="float" office:value="6955" table:style-name="ce9">
            <text:p>6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05" table:style-name="ce9">
            <text:p>6,805</text:p>
          </table:table-cell>
          <table:table-cell office:value-type="float" office:value="19423" table:style-name="ce11">
            <text:p>19,423</text:p>
          </table:table-cell>
          <table:table-cell office:value-type="float" office:value="9989" table:style-name="ce9">
            <text:p>9,989</text:p>
          </table:table-cell>
          <table:table-cell office:value-type="float" office:value="9434" table:style-name="ce9">
            <text:p>9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635" table:style-name="ce9">
            <text:p>12,635</text:p>
          </table:table-cell>
          <table:table-cell office:value-type="float" office:value="36169" table:style-name="ce11">
            <text:p>36,169</text:p>
          </table:table-cell>
          <table:table-cell office:value-type="float" office:value="18603" table:style-name="ce9">
            <text:p>18,603</text:p>
          </table:table-cell>
          <table:table-cell office:value-type="float" office:value="17566" table:style-name="ce9">
            <text:p>17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62" table:style-name="ce9">
            <text:p>13,762</text:p>
          </table:table-cell>
          <table:table-cell office:value-type="float" office:value="37082" table:style-name="ce11">
            <text:p>37,082</text:p>
          </table:table-cell>
          <table:table-cell office:value-type="float" office:value="19184" table:style-name="ce9">
            <text:p>19,184</text:p>
          </table:table-cell>
          <table:table-cell office:value-type="float" office:value="17898" table:style-name="ce9">
            <text:p>17,8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717" table:style-name="ce9">
            <text:p>14,717</text:p>
          </table:table-cell>
          <table:table-cell office:value-type="float" office:value="40130" table:style-name="ce11">
            <text:p>40,130</text:p>
          </table:table-cell>
          <table:table-cell office:value-type="float" office:value="21031" table:style-name="ce9">
            <text:p>21,031</text:p>
          </table:table-cell>
          <table:table-cell office:value-type="float" office:value="19099" table:style-name="ce9">
            <text:p>19,0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565" table:style-name="ce9">
            <text:p>5,565</text:p>
          </table:table-cell>
          <table:table-cell office:value-type="float" office:value="13065" table:style-name="ce11">
            <text:p>13,065</text:p>
          </table:table-cell>
          <table:table-cell office:value-type="float" office:value="7029" table:style-name="ce9">
            <text:p>7,029</text:p>
          </table:table-cell>
          <table:table-cell office:value-type="float" office:value="6036" table:style-name="ce9">
            <text:p>6,0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330" table:style-name="ce9">
            <text:p>2,330</text:p>
          </table:table-cell>
          <table:table-cell office:value-type="float" office:value="6140" table:style-name="ce11">
            <text:p>6,140</text:p>
          </table:table-cell>
          <table:table-cell office:value-type="float" office:value="3262" table:style-name="ce9">
            <text:p>3,262</text:p>
          </table:table-cell>
          <table:table-cell office:value-type="float" office:value="2878" table:style-name="ce9">
            <text:p>2,878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803" table:style-name="ce9">
            <text:p>4,803</text:p>
          </table:table-cell>
          <table:table-cell office:value-type="float" office:value="12095" table:style-name="ce11">
            <text:p>12,095</text:p>
          </table:table-cell>
          <table:table-cell office:value-type="float" office:value="6594" table:style-name="ce9">
            <text:p>6,594</text:p>
          </table:table-cell>
          <table:table-cell office:value-type="float" office:value="5501" table:style-name="ce9">
            <text:p>5,50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14" table:style-name="ce9">
            <text:p>5,114</text:p>
          </table:table-cell>
          <table:table-cell office:value-type="float" office:value="14617" table:style-name="ce11">
            <text:p>14,617</text:p>
          </table:table-cell>
          <table:table-cell office:value-type="float" office:value="7924" table:style-name="ce9">
            <text:p>7,924</text:p>
          </table:table-cell>
          <table:table-cell office:value-type="float" office:value="6693" table:style-name="ce9">
            <text:p>6,69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茂林區</text:p>
          </table:table-cell>
          <table:table-cell office:value-type="float" office:value="591" table:style-name="ce9">
            <text:p>591</text:p>
          </table:table-cell>
          <table:table-cell office:value-type="float" office:value="1914" table:style-name="ce11">
            <text:p>1,914</text:p>
          </table:table-cell>
          <table:table-cell office:value-type="float" office:value="953" table:style-name="ce9">
            <text:p>953</text:p>
          </table:table-cell>
          <table:table-cell office:value-type="float" office:value="961" table:style-name="ce9">
            <text:p>961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桃源區</text:p>
          </table:table-cell>
          <table:table-cell office:value-type="float" office:value="1332" table:style-name="ce9">
            <text:p>1,332</text:p>
          </table:table-cell>
          <table:table-cell office:value-type="float" office:value="4226" table:style-name="ce11">
            <text:p>4,226</text:p>
          </table:table-cell>
          <table:table-cell office:value-type="float" office:value="2217" table:style-name="ce9">
            <text:p>2,217</text:p>
          </table:table-cell>
          <table:table-cell office:value-type="float" office:value="2009" table:style-name="ce9">
            <text:p>2,009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那瑪夏區</text:p>
          </table:table-cell>
          <table:table-cell office:value-type="float" office:value="847" table:style-name="ce16">
            <text:p>847</text:p>
          </table:table-cell>
          <table:table-cell office:value-type="float" office:value="3108" table:style-name="ce18">
            <text:p>3,108</text:p>
          </table:table-cell>
          <table:table-cell office:value-type="float" office:value="1597" table:style-name="ce16">
            <text:p>1,597</text:p>
          </table:table-cell>
          <table:table-cell office:value-type="float" office:value="1511" table:style-name="ce16">
            <text:p>1,511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8">
            <text:p>宜蘭縣</text:p>
          </table:table-cell>
          <table:table-cell office:value-type="float" office:value="168219" table:style-name="ce72">
            <text:p>168,219</text:p>
          </table:table-cell>
          <table:table-cell office:value-type="float" office:value="456904" table:style-name="ce80">
            <text:p>456,904</text:p>
          </table:table-cell>
          <table:table-cell office:value-type="float" office:value="231249" table:style-name="ce80">
            <text:p>231,249</text:p>
          </table:table-cell>
          <table:table-cell office:value-type="float" office:value="225655" table:style-name="ce74">
            <text:p>225,6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6236" table:style-name="ce53">
            <text:p>36,236</text:p>
          </table:table-cell>
          <table:table-cell office:value-type="float" office:value="95930" table:style-name="ce11">
            <text:p>95,930</text:p>
          </table:table-cell>
          <table:table-cell office:value-type="float" office:value="46789" table:style-name="ce11">
            <text:p>46,789</text:p>
          </table:table-cell>
          <table:table-cell office:value-type="float" office:value="49141" table:style-name="ce10">
            <text:p>49,1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384" table:style-name="ce53">
            <text:p>26,384</text:p>
          </table:table-cell>
          <table:table-cell office:value-type="float" office:value="72363" table:style-name="ce11">
            <text:p>72,363</text:p>
          </table:table-cell>
          <table:table-cell office:value-type="float" office:value="34305" table:style-name="ce11">
            <text:p>34,305</text:p>
          </table:table-cell>
          <table:table-cell office:value-type="float" office:value="38058" table:style-name="ce10">
            <text:p>38,0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176" table:style-name="ce53">
            <text:p>14,176</text:p>
          </table:table-cell>
          <table:table-cell office:value-type="float" office:value="40169" table:style-name="ce11">
            <text:p>40,169</text:p>
          </table:table-cell>
          <table:table-cell office:value-type="float" office:value="20453" table:style-name="ce11">
            <text:p>20,453</text:p>
          </table:table-cell>
          <table:table-cell office:value-type="float" office:value="19716" table:style-name="ce10">
            <text:p>19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270" table:style-name="ce53">
            <text:p>10,270</text:p>
          </table:table-cell>
          <table:table-cell office:value-type="float" office:value="29511" table:style-name="ce11">
            <text:p>29,511</text:p>
          </table:table-cell>
          <table:table-cell office:value-type="float" office:value="15200" table:style-name="ce11">
            <text:p>15,200</text:p>
          </table:table-cell>
          <table:table-cell office:value-type="float" office:value="14311" table:style-name="ce10">
            <text:p>14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035" table:style-name="ce53">
            <text:p>14,035</text:p>
          </table:table-cell>
          <table:table-cell office:value-type="float" office:value="35801" table:style-name="ce11">
            <text:p>35,801</text:p>
          </table:table-cell>
          <table:table-cell office:value-type="float" office:value="18640" table:style-name="ce11">
            <text:p>18,640</text:p>
          </table:table-cell>
          <table:table-cell office:value-type="float" office:value="17161" table:style-name="ce10">
            <text:p>17,1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8815" table:style-name="ce53">
            <text:p>8,815</text:p>
          </table:table-cell>
          <table:table-cell office:value-type="float" office:value="24221" table:style-name="ce11">
            <text:p>24,221</text:p>
          </table:table-cell>
          <table:table-cell office:value-type="float" office:value="12852" table:style-name="ce11">
            <text:p>12,852</text:p>
          </table:table-cell>
          <table:table-cell office:value-type="float" office:value="11369" table:style-name="ce10">
            <text:p>11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1729" table:style-name="ce53">
            <text:p>11,729</text:p>
          </table:table-cell>
          <table:table-cell office:value-type="float" office:value="32481" table:style-name="ce11">
            <text:p>32,481</text:p>
          </table:table-cell>
          <table:table-cell office:value-type="float" office:value="17208" table:style-name="ce11">
            <text:p>17,208</text:p>
          </table:table-cell>
          <table:table-cell office:value-type="float" office:value="15273" table:style-name="ce10">
            <text:p>15,2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284" table:style-name="ce53">
            <text:p>19,284</text:p>
          </table:table-cell>
          <table:table-cell office:value-type="float" office:value="53352" table:style-name="ce11">
            <text:p>53,352</text:p>
          </table:table-cell>
          <table:table-cell office:value-type="float" office:value="27374" table:style-name="ce11">
            <text:p>27,374</text:p>
          </table:table-cell>
          <table:table-cell office:value-type="float" office:value="25978" table:style-name="ce10">
            <text:p>25,9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4902" table:style-name="ce53">
            <text:p>14,902</text:p>
          </table:table-cell>
          <table:table-cell office:value-type="float" office:value="39653" table:style-name="ce11">
            <text:p>39,653</text:p>
          </table:table-cell>
          <table:table-cell office:value-type="float" office:value="20504" table:style-name="ce11">
            <text:p>20,504</text:p>
          </table:table-cell>
          <table:table-cell office:value-type="float" office:value="19149" table:style-name="ce10">
            <text:p>19,1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559" table:style-name="ce53">
            <text:p>8,559</text:p>
          </table:table-cell>
          <table:table-cell office:value-type="float" office:value="21457" table:style-name="ce11">
            <text:p>21,457</text:p>
          </table:table-cell>
          <table:table-cell office:value-type="float" office:value="11568" table:style-name="ce11">
            <text:p>11,568</text:p>
          </table:table-cell>
          <table:table-cell office:value-type="float" office:value="9889" table:style-name="ce10">
            <text:p>9,8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同鄉</text:p>
          </table:table-cell>
          <table:table-cell office:value-type="float" office:value="1886" table:style-name="ce53">
            <text:p>1,886</text:p>
          </table:table-cell>
          <table:table-cell office:value-type="float" office:value="6084" table:style-name="ce11">
            <text:p>6,084</text:p>
          </table:table-cell>
          <table:table-cell office:value-type="float" office:value="3285" table:style-name="ce11">
            <text:p>3,285</text:p>
          </table:table-cell>
          <table:table-cell office:value-type="float" office:value="2799" table:style-name="ce10">
            <text:p>2,79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南澳鄉</text:p>
          </table:table-cell>
          <table:table-cell office:value-type="float" office:value="1943" table:style-name="ce54">
            <text:p>1,943</text:p>
          </table:table-cell>
          <table:table-cell office:value-type="float" office:value="5882" table:style-name="ce18">
            <text:p>5,882</text:p>
          </table:table-cell>
          <table:table-cell office:value-type="float" office:value="3071" table:style-name="ce18">
            <text:p>3,071</text:p>
          </table:table-cell>
          <table:table-cell office:value-type="float" office:value="2811" table:style-name="ce17">
            <text:p>2,811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7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4" table:style-name="ce44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5">
            <text:p>人 <text:s text:c="7"/>口 <text:s text:c="7"/>數</text:p>
          </table:table-cell>
          <table:table-cell table:number-columns-repeated="2" table:style-name="ce46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7">
            <text:p>計</text:p>
          </table:table-cell>
          <table:table-cell office:value-type="string" table:style-name="ce48">
            <text:p>男</text:p>
          </table:table-cell>
          <table:table-cell office:value-type="string" table:style-name="ce49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新竹縣</text:p>
          </table:table-cell>
          <table:table-cell office:value-type="float" office:value="190085" table:style-name="ce72">
            <text:p>190,085</text:p>
          </table:table-cell>
          <table:table-cell office:value-type="float" office:value="550621" table:style-name="ce80">
            <text:p>550,621</text:p>
          </table:table-cell>
          <table:table-cell office:value-type="float" office:value="281435" table:style-name="ce80">
            <text:p>281,435</text:p>
          </table:table-cell>
          <table:table-cell office:value-type="float" office:value="269186" table:style-name="ce74">
            <text:p>269,18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北市</text:p>
          </table:table-cell>
          <table:table-cell office:value-type="float" office:value="64838" table:style-name="ce53">
            <text:p>64,838</text:p>
          </table:table-cell>
          <table:table-cell office:value-type="float" office:value="180033" table:style-name="ce11">
            <text:p>180,033</text:p>
          </table:table-cell>
          <table:table-cell office:value-type="float" office:value="89659" table:style-name="ce11">
            <text:p>89,659</text:p>
          </table:table-cell>
          <table:table-cell office:value-type="float" office:value="90374" table:style-name="ce10">
            <text:p>90,37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關西鎮</text:p>
          </table:table-cell>
          <table:table-cell office:value-type="float" office:value="9483" table:style-name="ce53">
            <text:p>9,483</text:p>
          </table:table-cell>
          <table:table-cell office:value-type="float" office:value="29094" table:style-name="ce50">
            <text:p>29,094</text:p>
          </table:table-cell>
          <table:table-cell office:value-type="float" office:value="15574" table:style-name="ce11">
            <text:p>15,574</text:p>
          </table:table-cell>
          <table:table-cell office:value-type="float" office:value="13520" table:style-name="ce10">
            <text:p>13,520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埔鎮</text:p>
          </table:table-cell>
          <table:table-cell office:value-type="float" office:value="10738" table:style-name="ce53">
            <text:p>10,738</text:p>
          </table:table-cell>
          <table:table-cell office:value-type="float" office:value="33588" table:style-name="ce50">
            <text:p>33,588</text:p>
          </table:table-cell>
          <table:table-cell office:value-type="float" office:value="17896" table:style-name="ce11">
            <text:p>17,896</text:p>
          </table:table-cell>
          <table:table-cell office:value-type="float" office:value="15692" table:style-name="ce10">
            <text:p>15,69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竹東鎮</text:p>
          </table:table-cell>
          <table:table-cell office:value-type="float" office:value="33876" table:style-name="ce53">
            <text:p>33,876</text:p>
          </table:table-cell>
          <table:table-cell office:value-type="float" office:value="97020" table:style-name="ce50">
            <text:p>97,020</text:p>
          </table:table-cell>
          <table:table-cell office:value-type="float" office:value="48716" table:style-name="ce11">
            <text:p>48,716</text:p>
          </table:table-cell>
          <table:table-cell office:value-type="float" office:value="48304" table:style-name="ce10">
            <text:p>48,304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湖口鄉</text:p>
          </table:table-cell>
          <table:table-cell office:value-type="float" office:value="26481" table:style-name="ce53">
            <text:p>26,481</text:p>
          </table:table-cell>
          <table:table-cell office:value-type="float" office:value="77515" table:style-name="ce50">
            <text:p>77,515</text:p>
          </table:table-cell>
          <table:table-cell office:value-type="float" office:value="39273" table:style-name="ce11">
            <text:p>39,273</text:p>
          </table:table-cell>
          <table:table-cell office:value-type="float" office:value="38242" table:style-name="ce10">
            <text:p>38,24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橫山鄉</text:p>
          </table:table-cell>
          <table:table-cell office:value-type="float" office:value="4465" table:style-name="ce53">
            <text:p>4,465</text:p>
          </table:table-cell>
          <table:table-cell office:value-type="float" office:value="13132" table:style-name="ce50">
            <text:p>13,132</text:p>
          </table:table-cell>
          <table:table-cell office:value-type="float" office:value="7120" table:style-name="ce11">
            <text:p>7,120</text:p>
          </table:table-cell>
          <table:table-cell office:value-type="float" office:value="6012" table:style-name="ce10">
            <text:p>6,01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新豐鄉</text:p>
          </table:table-cell>
          <table:table-cell office:value-type="float" office:value="18380" table:style-name="ce53">
            <text:p>18,380</text:p>
          </table:table-cell>
          <table:table-cell office:value-type="float" office:value="56722" table:style-name="ce50">
            <text:p>56,722</text:p>
          </table:table-cell>
          <table:table-cell office:value-type="float" office:value="29106" table:style-name="ce11">
            <text:p>29,106</text:p>
          </table:table-cell>
          <table:table-cell office:value-type="float" office:value="27616" table:style-name="ce10">
            <text:p>27,61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芎林鄉</text:p>
          </table:table-cell>
          <table:table-cell office:value-type="float" office:value="6500" table:style-name="ce53">
            <text:p>6,500</text:p>
          </table:table-cell>
          <table:table-cell office:value-type="float" office:value="20061" table:style-name="ce50">
            <text:p>20,061</text:p>
          </table:table-cell>
          <table:table-cell office:value-type="float" office:value="10635" table:style-name="ce11">
            <text:p>10,635</text:p>
          </table:table-cell>
          <table:table-cell office:value-type="float" office:value="9426" table:style-name="ce10">
            <text:p>9,42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寶山鄉</text:p>
          </table:table-cell>
          <table:table-cell office:value-type="float" office:value="5496" table:style-name="ce53">
            <text:p>5,496</text:p>
          </table:table-cell>
          <table:table-cell office:value-type="float" office:value="14489" table:style-name="ce50">
            <text:p>14,489</text:p>
          </table:table-cell>
          <table:table-cell office:value-type="float" office:value="7833" table:style-name="ce11">
            <text:p>7,833</text:p>
          </table:table-cell>
          <table:table-cell office:value-type="float" office:value="6656" table:style-name="ce10">
            <text:p>6,656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北埔鄉</text:p>
          </table:table-cell>
          <table:table-cell office:value-type="float" office:value="3128" table:style-name="ce53">
            <text:p>3,128</text:p>
          </table:table-cell>
          <table:table-cell office:value-type="float" office:value="9456" table:style-name="ce50">
            <text:p>9,456</text:p>
          </table:table-cell>
          <table:table-cell office:value-type="float" office:value="5134" table:style-name="ce11">
            <text:p>5,134</text:p>
          </table:table-cell>
          <table:table-cell office:value-type="float" office:value="4322" table:style-name="ce10">
            <text:p>4,322</text:p>
          </table:table-cell>
          <table:table-cell table:number-columns-repeated="16379"/>
        </table:table-row>
        <table:table-row table:style-name="ro4">
          <table:table-cell office:value-type="string" table:style-name="ce51">
            <text:p>峨眉鄉</text:p>
          </table:table-cell>
          <table:table-cell office:value-type="float" office:value="2074" table:style-name="ce53">
            <text:p>2,074</text:p>
          </table:table-cell>
          <table:table-cell office:value-type="float" office:value="5551" table:style-name="ce50">
            <text:p>5,551</text:p>
          </table:table-cell>
          <table:table-cell office:value-type="float" office:value="3063" table:style-name="ce11">
            <text:p>3,063</text:p>
          </table:table-cell>
          <table:table-cell office:value-type="float" office:value="2488" table:style-name="ce10">
            <text:p>2,488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尖石鄉</text:p>
          </table:table-cell>
          <table:table-cell office:value-type="float" office:value="2866" table:style-name="ce53">
            <text:p>2,866</text:p>
          </table:table-cell>
          <table:table-cell office:value-type="float" office:value="9415" table:style-name="ce50">
            <text:p>9,415</text:p>
          </table:table-cell>
          <table:table-cell office:value-type="float" office:value="4977" table:style-name="ce11">
            <text:p>4,977</text:p>
          </table:table-cell>
          <table:table-cell office:value-type="float" office:value="4438" table:style-name="ce10">
            <text:p>4,438</text:p>
          </table:table-cell>
          <table:table-cell table:number-columns-repeated="16379"/>
        </table:table-row>
        <table:table-row table:style-name="ro4">
          <table:table-cell office:value-type="string" table:style-name="ce94">
            <text:p>五峰鄉</text:p>
          </table:table-cell>
          <table:table-cell office:value-type="float" office:value="1760" table:style-name="ce54">
            <text:p>1,760</text:p>
          </table:table-cell>
          <table:table-cell office:value-type="float" office:value="4545" table:style-name="ce52">
            <text:p>4,545</text:p>
          </table:table-cell>
          <table:table-cell office:value-type="float" office:value="2449" table:style-name="ce18">
            <text:p>2,449</text:p>
          </table:table-cell>
          <table:table-cell office:value-type="float" office:value="2096" table:style-name="ce17">
            <text:p>2,09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苗栗縣</text:p>
          </table:table-cell>
          <table:table-cell office:value-type="float" office:value="187235" table:style-name="ce72">
            <text:p>187,235</text:p>
          </table:table-cell>
          <table:table-cell office:value-type="float" office:value="555485" table:style-name="ce80">
            <text:p>555,485</text:p>
          </table:table-cell>
          <table:table-cell office:value-type="float" office:value="286612" table:style-name="ce80">
            <text:p>286,612</text:p>
          </table:table-cell>
          <table:table-cell office:value-type="float" office:value="268873" table:style-name="ce74">
            <text:p>268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1218" table:style-name="ce53">
            <text:p>31,218</text:p>
          </table:table-cell>
          <table:table-cell office:value-type="float" office:value="89404" table:style-name="ce11">
            <text:p>89,404</text:p>
          </table:table-cell>
          <table:table-cell office:value-type="float" office:value="44638" table:style-name="ce11">
            <text:p>44,638</text:p>
          </table:table-cell>
          <table:table-cell office:value-type="float" office:value="44766" table:style-name="ce10">
            <text:p>44,766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頭份市</text:p>
          </table:table-cell>
          <table:table-cell office:value-type="float" office:value="34481" table:style-name="ce53">
            <text:p>34,481</text:p>
          </table:table-cell>
          <table:table-cell office:value-type="float" office:value="103112" table:style-name="ce11">
            <text:p>103,112</text:p>
          </table:table-cell>
          <table:table-cell office:value-type="float" office:value="52041" table:style-name="ce11">
            <text:p>52,041</text:p>
          </table:table-cell>
          <table:table-cell office:value-type="float" office:value="51071" table:style-name="ce10">
            <text:p>51,071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苑裡鎮</text:p>
          </table:table-cell>
          <table:table-cell office:value-type="float" office:value="14635" table:style-name="ce53">
            <text:p>14,635</text:p>
          </table:table-cell>
          <table:table-cell office:value-type="float" office:value="46246" table:style-name="ce11">
            <text:p>46,246</text:p>
          </table:table-cell>
          <table:table-cell office:value-type="float" office:value="24107" table:style-name="ce11">
            <text:p>24,107</text:p>
          </table:table-cell>
          <table:table-cell office:value-type="float" office:value="22139" table:style-name="ce10">
            <text:p>22,1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602" table:style-name="ce53">
            <text:p>11,602</text:p>
          </table:table-cell>
          <table:table-cell office:value-type="float" office:value="34907" table:style-name="ce11">
            <text:p>34,907</text:p>
          </table:table-cell>
          <table:table-cell office:value-type="float" office:value="18421" table:style-name="ce11">
            <text:p>18,421</text:p>
          </table:table-cell>
          <table:table-cell office:value-type="float" office:value="16486" table:style-name="ce10">
            <text:p>16,4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29020" table:style-name="ce53">
            <text:p>29,020</text:p>
          </table:table-cell>
          <table:table-cell office:value-type="float" office:value="85440" table:style-name="ce11">
            <text:p>85,440</text:p>
          </table:table-cell>
          <table:table-cell office:value-type="float" office:value="43122" table:style-name="ce11">
            <text:p>43,122</text:p>
          </table:table-cell>
          <table:table-cell office:value-type="float" office:value="42318" table:style-name="ce10">
            <text:p>42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1944" table:style-name="ce53">
            <text:p>11,944</text:p>
          </table:table-cell>
          <table:table-cell office:value-type="float" office:value="36961" table:style-name="ce11">
            <text:p>36,961</text:p>
          </table:table-cell>
          <table:table-cell office:value-type="float" office:value="19505" table:style-name="ce11">
            <text:p>19,505</text:p>
          </table:table-cell>
          <table:table-cell office:value-type="float" office:value="17456" table:style-name="ce10">
            <text:p>17,4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6050" table:style-name="ce53">
            <text:p>6,050</text:p>
          </table:table-cell>
          <table:table-cell office:value-type="float" office:value="17274" table:style-name="ce11">
            <text:p>17,274</text:p>
          </table:table-cell>
          <table:table-cell office:value-type="float" office:value="9035" table:style-name="ce11">
            <text:p>9,035</text:p>
          </table:table-cell>
          <table:table-cell office:value-type="float" office:value="8239" table:style-name="ce10">
            <text:p>8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398" table:style-name="ce53">
            <text:p>5,398</text:p>
          </table:table-cell>
          <table:table-cell office:value-type="float" office:value="14844" table:style-name="ce11">
            <text:p>14,844</text:p>
          </table:table-cell>
          <table:table-cell office:value-type="float" office:value="7887" table:style-name="ce11">
            <text:p>7,887</text:p>
          </table:table-cell>
          <table:table-cell office:value-type="float" office:value="6957" table:style-name="ce10">
            <text:p>6,9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698" table:style-name="ce53">
            <text:p>10,698</text:p>
          </table:table-cell>
          <table:table-cell office:value-type="float" office:value="33917" table:style-name="ce11">
            <text:p>33,917</text:p>
          </table:table-cell>
          <table:table-cell office:value-type="float" office:value="17700" table:style-name="ce11">
            <text:p>17,700</text:p>
          </table:table-cell>
          <table:table-cell office:value-type="float" office:value="16217" table:style-name="ce10">
            <text:p>16,2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57" table:style-name="ce53">
            <text:p>6,157</text:p>
          </table:table-cell>
          <table:table-cell office:value-type="float" office:value="18289" table:style-name="ce11">
            <text:p>18,289</text:p>
          </table:table-cell>
          <table:table-cell office:value-type="float" office:value="9719" table:style-name="ce11">
            <text:p>9,719</text:p>
          </table:table-cell>
          <table:table-cell office:value-type="float" office:value="8570" table:style-name="ce10">
            <text:p>8,5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39" table:style-name="ce53">
            <text:p>3,939</text:p>
          </table:table-cell>
          <table:table-cell office:value-type="float" office:value="10224" table:style-name="ce11">
            <text:p>10,224</text:p>
          </table:table-cell>
          <table:table-cell office:value-type="float" office:value="5622" table:style-name="ce11">
            <text:p>5,622</text:p>
          </table:table-cell>
          <table:table-cell office:value-type="float" office:value="4602" table:style-name="ce10">
            <text:p>4,6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50" table:style-name="ce53">
            <text:p>3,650</text:p>
          </table:table-cell>
          <table:table-cell office:value-type="float" office:value="10909" table:style-name="ce11">
            <text:p>10,909</text:p>
          </table:table-cell>
          <table:table-cell office:value-type="float" office:value="5803" table:style-name="ce11">
            <text:p>5,803</text:p>
          </table:table-cell>
          <table:table-cell office:value-type="float" office:value="5106" table:style-name="ce10">
            <text:p>5,1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586" table:style-name="ce53">
            <text:p>5,586</text:p>
          </table:table-cell>
          <table:table-cell office:value-type="float" office:value="16638" table:style-name="ce11">
            <text:p>16,638</text:p>
          </table:table-cell>
          <table:table-cell office:value-type="float" office:value="8779" table:style-name="ce11">
            <text:p>8,779</text:p>
          </table:table-cell>
          <table:table-cell office:value-type="float" office:value="7859" table:style-name="ce10">
            <text:p>7,8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55" table:style-name="ce53">
            <text:p>2,655</text:p>
          </table:table-cell>
          <table:table-cell office:value-type="float" office:value="7229" table:style-name="ce11">
            <text:p>7,229</text:p>
          </table:table-cell>
          <table:table-cell office:value-type="float" office:value="4023" table:style-name="ce11">
            <text:p>4,023</text:p>
          </table:table-cell>
          <table:table-cell office:value-type="float" office:value="3206" table:style-name="ce10">
            <text:p>3,2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5" table:style-name="ce53">
            <text:p>4,135</text:p>
          </table:table-cell>
          <table:table-cell office:value-type="float" office:value="13023" table:style-name="ce11">
            <text:p>13,023</text:p>
          </table:table-cell>
          <table:table-cell office:value-type="float" office:value="6877" table:style-name="ce11">
            <text:p>6,877</text:p>
          </table:table-cell>
          <table:table-cell office:value-type="float" office:value="6146" table:style-name="ce10">
            <text:p>6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403" table:style-name="ce53">
            <text:p>2,403</text:p>
          </table:table-cell>
          <table:table-cell office:value-type="float" office:value="6798" table:style-name="ce11">
            <text:p>6,798</text:p>
          </table:table-cell>
          <table:table-cell office:value-type="float" office:value="3716" table:style-name="ce11">
            <text:p>3,716</text:p>
          </table:table-cell>
          <table:table-cell office:value-type="float" office:value="3082" table:style-name="ce10">
            <text:p>3,0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13" table:style-name="ce53">
            <text:p>1,713</text:p>
          </table:table-cell>
          <table:table-cell office:value-type="float" office:value="4431" table:style-name="ce11">
            <text:p>4,431</text:p>
          </table:table-cell>
          <table:table-cell office:value-type="float" office:value="2483" table:style-name="ce11">
            <text:p>2,483</text:p>
          </table:table-cell>
          <table:table-cell office:value-type="float" office:value="1948" table:style-name="ce10">
            <text:p>1,9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泰安鄉</text:p>
          </table:table-cell>
          <table:table-cell office:value-type="float" office:value="1951" table:style-name="ce54">
            <text:p>1,951</text:p>
          </table:table-cell>
          <table:table-cell office:value-type="float" office:value="5839" table:style-name="ce18">
            <text:p>5,839</text:p>
          </table:table-cell>
          <table:table-cell office:value-type="float" office:value="3134" table:style-name="ce18">
            <text:p>3,134</text:p>
          </table:table-cell>
          <table:table-cell office:value-type="float" office:value="2705" table:style-name="ce17">
            <text:p>2,705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8">
            <text:p>彰化縣</text:p>
          </table:table-cell>
          <table:table-cell office:value-type="float" office:value="386307" table:style-name="ce72">
            <text:p>386,307</text:p>
          </table:table-cell>
          <table:table-cell office:value-type="float" office:value="1283426" table:style-name="ce80">
            <text:p>1,283,426</text:p>
          </table:table-cell>
          <table:table-cell office:value-type="float" office:value="654465" table:style-name="ce80">
            <text:p>654,465</text:p>
          </table:table-cell>
          <table:table-cell office:value-type="float" office:value="628961" table:style-name="ce74">
            <text:p>628,96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6259" table:style-name="ce53">
            <text:p>76,259</text:p>
          </table:table-cell>
          <table:table-cell office:value-type="float" office:value="233872" table:style-name="ce11">
            <text:p>233,872</text:p>
          </table:table-cell>
          <table:table-cell office:value-type="float" office:value="115658" table:style-name="ce11">
            <text:p>115,658</text:p>
          </table:table-cell>
          <table:table-cell office:value-type="float" office:value="118214" table:style-name="ce10">
            <text:p>118,21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2">
            <text:p>員林市</text:p>
          </table:table-cell>
          <table:table-cell office:value-type="float" office:value="39140" table:style-name="ce53">
            <text:p>39,140</text:p>
          </table:table-cell>
          <table:table-cell office:value-type="float" office:value="124520" table:style-name="ce11">
            <text:p>124,520</text:p>
          </table:table-cell>
          <table:table-cell office:value-type="float" office:value="61885" table:style-name="ce11">
            <text:p>61,885</text:p>
          </table:table-cell>
          <table:table-cell office:value-type="float" office:value="62635" table:style-name="ce10">
            <text:p>62,635</text:p>
          </table:table-cell>
          <table:table-cell table:style-name="ce1"/>
          <table:table-cell table:style-name="ce91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4423" table:style-name="ce53">
            <text:p>24,423</text:p>
          </table:table-cell>
          <table:table-cell office:value-type="float" office:value="86723" table:style-name="ce11">
            <text:p>86,723</text:p>
          </table:table-cell>
          <table:table-cell office:value-type="float" office:value="44114" table:style-name="ce11">
            <text:p>44,114</text:p>
          </table:table-cell>
          <table:table-cell office:value-type="float" office:value="42609" table:style-name="ce10">
            <text:p>42,60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6708" table:style-name="ce53">
            <text:p>26,708</text:p>
          </table:table-cell>
          <table:table-cell office:value-type="float" office:value="91062" table:style-name="ce11">
            <text:p>91,062</text:p>
          </table:table-cell>
          <table:table-cell office:value-type="float" office:value="46394" table:style-name="ce11">
            <text:p>46,394</text:p>
          </table:table-cell>
          <table:table-cell office:value-type="float" office:value="44668" table:style-name="ce10">
            <text:p>44,66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0681" table:style-name="ce53">
            <text:p>10,681</text:p>
          </table:table-cell>
          <table:table-cell office:value-type="float" office:value="33311" table:style-name="ce11">
            <text:p>33,311</text:p>
          </table:table-cell>
          <table:table-cell office:value-type="float" office:value="16795" table:style-name="ce11">
            <text:p>16,795</text:p>
          </table:table-cell>
          <table:table-cell office:value-type="float" office:value="16516" table:style-name="ce10">
            <text:p>16,51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323" table:style-name="ce53">
            <text:p>16,323</text:p>
          </table:table-cell>
          <table:table-cell office:value-type="float" office:value="55656" table:style-name="ce11">
            <text:p>55,656</text:p>
          </table:table-cell>
          <table:table-cell office:value-type="float" office:value="28224" table:style-name="ce11">
            <text:p>28,224</text:p>
          </table:table-cell>
          <table:table-cell office:value-type="float" office:value="27432" table:style-name="ce10">
            <text:p>27,4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144" table:style-name="ce53">
            <text:p>13,144</text:p>
          </table:table-cell>
          <table:table-cell office:value-type="float" office:value="41970" table:style-name="ce11">
            <text:p>41,970</text:p>
          </table:table-cell>
          <table:table-cell office:value-type="float" office:value="21637" table:style-name="ce11">
            <text:p>21,637</text:p>
          </table:table-cell>
          <table:table-cell office:value-type="float" office:value="20333" table:style-name="ce10">
            <text:p>20,33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032" table:style-name="ce53">
            <text:p>15,032</text:p>
          </table:table-cell>
          <table:table-cell office:value-type="float" office:value="51148" table:style-name="ce11">
            <text:p>51,148</text:p>
          </table:table-cell>
          <table:table-cell office:value-type="float" office:value="26360" table:style-name="ce11">
            <text:p>26,360</text:p>
          </table:table-cell>
          <table:table-cell office:value-type="float" office:value="24788" table:style-name="ce10">
            <text:p>24,7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399" table:style-name="ce53">
            <text:p>4,399</text:p>
          </table:table-cell>
          <table:table-cell office:value-type="float" office:value="16901" table:style-name="ce11">
            <text:p>16,901</text:p>
          </table:table-cell>
          <table:table-cell office:value-type="float" office:value="8684" table:style-name="ce11">
            <text:p>8,684</text:p>
          </table:table-cell>
          <table:table-cell office:value-type="float" office:value="8217" table:style-name="ce10">
            <text:p>8,21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9939" table:style-name="ce53">
            <text:p>9,939</text:p>
          </table:table-cell>
          <table:table-cell office:value-type="float" office:value="36865" table:style-name="ce11">
            <text:p>36,865</text:p>
          </table:table-cell>
          <table:table-cell office:value-type="float" office:value="18829" table:style-name="ce11">
            <text:p>18,829</text:p>
          </table:table-cell>
          <table:table-cell office:value-type="float" office:value="18036" table:style-name="ce10">
            <text:p>18,03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2790" table:style-name="ce53">
            <text:p>12,790</text:p>
          </table:table-cell>
          <table:table-cell office:value-type="float" office:value="47359" table:style-name="ce11">
            <text:p>47,359</text:p>
          </table:table-cell>
          <table:table-cell office:value-type="float" office:value="24688" table:style-name="ce11">
            <text:p>24,688</text:p>
          </table:table-cell>
          <table:table-cell office:value-type="float" office:value="22671" table:style-name="ce10">
            <text:p>22,67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0715" table:style-name="ce53">
            <text:p>10,715</text:p>
          </table:table-cell>
          <table:table-cell office:value-type="float" office:value="39344" table:style-name="ce11">
            <text:p>39,344</text:p>
          </table:table-cell>
          <table:table-cell office:value-type="float" office:value="20296" table:style-name="ce11">
            <text:p>20,296</text:p>
          </table:table-cell>
          <table:table-cell office:value-type="float" office:value="19048" table:style-name="ce10">
            <text:p>19,04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059" table:style-name="ce53">
            <text:p>14,059</text:p>
          </table:table-cell>
          <table:table-cell office:value-type="float" office:value="45993" table:style-name="ce11">
            <text:p>45,993</text:p>
          </table:table-cell>
          <table:table-cell office:value-type="float" office:value="23576" table:style-name="ce11">
            <text:p>23,576</text:p>
          </table:table-cell>
          <table:table-cell office:value-type="float" office:value="22417" table:style-name="ce10">
            <text:p>22,4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9" table:style-name="ce53">
            <text:p>6,829</text:p>
          </table:table-cell>
          <table:table-cell office:value-type="float" office:value="23775" table:style-name="ce11">
            <text:p>23,775</text:p>
          </table:table-cell>
          <table:table-cell office:value-type="float" office:value="12492" table:style-name="ce11">
            <text:p>12,492</text:p>
          </table:table-cell>
          <table:table-cell office:value-type="float" office:value="11283" table:style-name="ce10">
            <text:p>11,2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120" table:style-name="ce53">
            <text:p>11,120</text:p>
          </table:table-cell>
          <table:table-cell office:value-type="float" office:value="36838" table:style-name="ce11">
            <text:p>36,838</text:p>
          </table:table-cell>
          <table:table-cell office:value-type="float" office:value="19016" table:style-name="ce11">
            <text:p>19,016</text:p>
          </table:table-cell>
          <table:table-cell office:value-type="float" office:value="17822" table:style-name="ce10">
            <text:p>17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062" table:style-name="ce53">
            <text:p>9,062</text:p>
          </table:table-cell>
          <table:table-cell office:value-type="float" office:value="32657" table:style-name="ce11">
            <text:p>32,657</text:p>
          </table:table-cell>
          <table:table-cell office:value-type="float" office:value="17160" table:style-name="ce11">
            <text:p>17,160</text:p>
          </table:table-cell>
          <table:table-cell office:value-type="float" office:value="15497" table:style-name="ce10">
            <text:p>15,4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561" table:style-name="ce53">
            <text:p>10,561</text:p>
          </table:table-cell>
          <table:table-cell office:value-type="float" office:value="34875" table:style-name="ce11">
            <text:p>34,875</text:p>
          </table:table-cell>
          <table:table-cell office:value-type="float" office:value="17970" table:style-name="ce11">
            <text:p>17,970</text:p>
          </table:table-cell>
          <table:table-cell office:value-type="float" office:value="16905" table:style-name="ce10">
            <text:p>16,9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0937" table:style-name="ce53">
            <text:p>10,937</text:p>
          </table:table-cell>
          <table:table-cell office:value-type="float" office:value="37479" table:style-name="ce11">
            <text:p>37,479</text:p>
          </table:table-cell>
          <table:table-cell office:value-type="float" office:value="19409" table:style-name="ce11">
            <text:p>19,409</text:p>
          </table:table-cell>
          <table:table-cell office:value-type="float" office:value="18070" table:style-name="ce10">
            <text:p>18,07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2908" table:style-name="ce53">
            <text:p>12,908</text:p>
          </table:table-cell>
          <table:table-cell office:value-type="float" office:value="43251" table:style-name="ce11">
            <text:p>43,251</text:p>
          </table:table-cell>
          <table:table-cell office:value-type="float" office:value="22235" table:style-name="ce11">
            <text:p>22,235</text:p>
          </table:table-cell>
          <table:table-cell office:value-type="float" office:value="21016" table:style-name="ce10">
            <text:p>21,0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2" table:style-name="ce53">
            <text:p>5,292</text:p>
          </table:table-cell>
          <table:table-cell office:value-type="float" office:value="15368" table:style-name="ce11">
            <text:p>15,368</text:p>
          </table:table-cell>
          <table:table-cell office:value-type="float" office:value="8057" table:style-name="ce11">
            <text:p>8,057</text:p>
          </table:table-cell>
          <table:table-cell office:value-type="float" office:value="7311" table:style-name="ce10">
            <text:p>7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7969" table:style-name="ce53">
            <text:p>7,969</text:p>
          </table:table-cell>
          <table:table-cell office:value-type="float" office:value="27498" table:style-name="ce11">
            <text:p>27,498</text:p>
          </table:table-cell>
          <table:table-cell office:value-type="float" office:value="14191" table:style-name="ce11">
            <text:p>14,191</text:p>
          </table:table-cell>
          <table:table-cell office:value-type="float" office:value="13307" table:style-name="ce10">
            <text:p>13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031" table:style-name="ce53">
            <text:p>9,031</text:p>
          </table:table-cell>
          <table:table-cell office:value-type="float" office:value="30645" table:style-name="ce11">
            <text:p>30,645</text:p>
          </table:table-cell>
          <table:table-cell office:value-type="float" office:value="15903" table:style-name="ce11">
            <text:p>15,903</text:p>
          </table:table-cell>
          <table:table-cell office:value-type="float" office:value="14742" table:style-name="ce10">
            <text:p>14,7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5" table:style-name="ce53">
            <text:p>10,135</text:p>
          </table:table-cell>
          <table:table-cell office:value-type="float" office:value="33777" table:style-name="ce11">
            <text:p>33,777</text:p>
          </table:table-cell>
          <table:table-cell office:value-type="float" office:value="17869" table:style-name="ce11">
            <text:p>17,869</text:p>
          </table:table-cell>
          <table:table-cell office:value-type="float" office:value="15908" table:style-name="ce10">
            <text:p>15,9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257" table:style-name="ce53">
            <text:p>5,257</text:p>
          </table:table-cell>
          <table:table-cell office:value-type="float" office:value="17047" table:style-name="ce11">
            <text:p>17,047</text:p>
          </table:table-cell>
          <table:table-cell office:value-type="float" office:value="9195" table:style-name="ce11">
            <text:p>9,195</text:p>
          </table:table-cell>
          <table:table-cell office:value-type="float" office:value="7852" table:style-name="ce10">
            <text:p>7,8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13" table:style-name="ce53">
            <text:p>4,613</text:p>
          </table:table-cell>
          <table:table-cell office:value-type="float" office:value="15366" table:style-name="ce11">
            <text:p>15,366</text:p>
          </table:table-cell>
          <table:table-cell office:value-type="float" office:value="8079" table:style-name="ce11">
            <text:p>8,079</text:p>
          </table:table-cell>
          <table:table-cell office:value-type="float" office:value="7287" table:style-name="ce10">
            <text:p>7,28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8981" table:style-name="ce54">
            <text:p>8,981</text:p>
          </table:table-cell>
          <table:table-cell office:value-type="float" office:value="30126" table:style-name="ce18">
            <text:p>30,126</text:p>
          </table:table-cell>
          <table:table-cell office:value-type="float" office:value="15749" table:style-name="ce18">
            <text:p>15,749</text:p>
          </table:table-cell>
          <table:table-cell office:value-type="float" office:value="14377" table:style-name="ce17">
            <text:p>14,377</text:p>
          </table:table-cell>
          <table:table-cell table:number-columns-repeated="16379"/>
        </table:table-row>
        <table:table-row table:style-name="ro4">
          <table:table-cell table:style-name="ce89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南投縣</text:p>
          </table:table-cell>
          <table:table-cell office:value-type="float" office:value="177932" table:style-name="ce72">
            <text:p>177,932</text:p>
          </table:table-cell>
          <table:table-cell office:value-type="float" office:value="502482" table:style-name="ce80">
            <text:p>502,482</text:p>
          </table:table-cell>
          <table:table-cell office:value-type="float" office:value="257490" table:style-name="ce80">
            <text:p>257,490</text:p>
          </table:table-cell>
          <table:table-cell office:value-type="float" office:value="244992" table:style-name="ce74">
            <text:p>244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4696" table:style-name="ce53">
            <text:p>34,696</text:p>
          </table:table-cell>
          <table:table-cell office:value-type="float" office:value="100449" table:style-name="ce11">
            <text:p>100,449</text:p>
          </table:table-cell>
          <table:table-cell office:value-type="float" office:value="50299" table:style-name="ce11">
            <text:p>50,299</text:p>
          </table:table-cell>
          <table:table-cell office:value-type="float" office:value="50150" table:style-name="ce10">
            <text:p>50,1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47" table:style-name="ce53">
            <text:p>29,047</text:p>
          </table:table-cell>
          <table:table-cell office:value-type="float" office:value="81326" table:style-name="ce11">
            <text:p>81,326</text:p>
          </table:table-cell>
          <table:table-cell office:value-type="float" office:value="40535" table:style-name="ce11">
            <text:p>40,535</text:p>
          </table:table-cell>
          <table:table-cell office:value-type="float" office:value="40791" table:style-name="ce10">
            <text:p>40,7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3217" table:style-name="ce53">
            <text:p>33,217</text:p>
          </table:table-cell>
          <table:table-cell office:value-type="float" office:value="98114" table:style-name="ce11">
            <text:p>98,114</text:p>
          </table:table-cell>
          <table:table-cell office:value-type="float" office:value="49648" table:style-name="ce11">
            <text:p>49,648</text:p>
          </table:table-cell>
          <table:table-cell office:value-type="float" office:value="48466" table:style-name="ce10">
            <text:p>48,4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125" table:style-name="ce53">
            <text:p>20,125</text:p>
          </table:table-cell>
          <table:table-cell office:value-type="float" office:value="55278" table:style-name="ce11">
            <text:p>55,278</text:p>
          </table:table-cell>
          <table:table-cell office:value-type="float" office:value="28351" table:style-name="ce11">
            <text:p>28,351</text:p>
          </table:table-cell>
          <table:table-cell office:value-type="float" office:value="26927" table:style-name="ce10">
            <text:p>26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98" table:style-name="ce53">
            <text:p>4,298</text:p>
          </table:table-cell>
          <table:table-cell office:value-type="float" office:value="10927" table:style-name="ce11">
            <text:p>10,927</text:p>
          </table:table-cell>
          <table:table-cell office:value-type="float" office:value="5689" table:style-name="ce11">
            <text:p>5,689</text:p>
          </table:table-cell>
          <table:table-cell office:value-type="float" office:value="5238" table:style-name="ce10">
            <text:p>5,2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35" table:style-name="ce53">
            <text:p>12,635</text:p>
          </table:table-cell>
          <table:table-cell office:value-type="float" office:value="38940" table:style-name="ce11">
            <text:p>38,940</text:p>
          </table:table-cell>
          <table:table-cell office:value-type="float" office:value="20508" table:style-name="ce11">
            <text:p>20,508</text:p>
          </table:table-cell>
          <table:table-cell office:value-type="float" office:value="18432" table:style-name="ce10">
            <text:p>18,4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21" table:style-name="ce53">
            <text:p>7,921</text:p>
          </table:table-cell>
          <table:table-cell office:value-type="float" office:value="17843" table:style-name="ce11">
            <text:p>17,843</text:p>
          </table:table-cell>
          <table:table-cell office:value-type="float" office:value="9525" table:style-name="ce11">
            <text:p>9,525</text:p>
          </table:table-cell>
          <table:table-cell office:value-type="float" office:value="8318" table:style-name="ce10">
            <text:p>8,3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637" table:style-name="ce53">
            <text:p>5,637</text:p>
          </table:table-cell>
          <table:table-cell office:value-type="float" office:value="14925" table:style-name="ce11">
            <text:p>14,925</text:p>
          </table:table-cell>
          <table:table-cell office:value-type="float" office:value="8111" table:style-name="ce11">
            <text:p>8,111</text:p>
          </table:table-cell>
          <table:table-cell office:value-type="float" office:value="6814" table:style-name="ce10">
            <text:p>6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60" table:style-name="ce53">
            <text:p>5,760</text:p>
          </table:table-cell>
          <table:table-cell office:value-type="float" office:value="16025" table:style-name="ce11">
            <text:p>16,025</text:p>
          </table:table-cell>
          <table:table-cell office:value-type="float" office:value="8432" table:style-name="ce11">
            <text:p>8,432</text:p>
          </table:table-cell>
          <table:table-cell office:value-type="float" office:value="7593" table:style-name="ce10">
            <text:p>7,5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268" table:style-name="ce53">
            <text:p>7,268</text:p>
          </table:table-cell>
          <table:table-cell office:value-type="float" office:value="18865" table:style-name="ce11">
            <text:p>18,865</text:p>
          </table:table-cell>
          <table:table-cell office:value-type="float" office:value="10212" table:style-name="ce11">
            <text:p>10,212</text:p>
          </table:table-cell>
          <table:table-cell office:value-type="float" office:value="8653" table:style-name="ce10">
            <text:p>8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57" table:style-name="ce53">
            <text:p>7,157</text:p>
          </table:table-cell>
          <table:table-cell office:value-type="float" office:value="17890" table:style-name="ce11">
            <text:p>17,890</text:p>
          </table:table-cell>
          <table:table-cell office:value-type="float" office:value="9383" table:style-name="ce11">
            <text:p>9,383</text:p>
          </table:table-cell>
          <table:table-cell office:value-type="float" office:value="8507" table:style-name="ce10">
            <text:p>8,50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信義鄉</text:p>
          </table:table-cell>
          <table:table-cell office:value-type="float" office:value="5268" table:style-name="ce53">
            <text:p>5,268</text:p>
          </table:table-cell>
          <table:table-cell office:value-type="float" office:value="16241" table:style-name="ce11">
            <text:p>16,241</text:p>
          </table:table-cell>
          <table:table-cell office:value-type="float" office:value="8705" table:style-name="ce11">
            <text:p>8,705</text:p>
          </table:table-cell>
          <table:table-cell office:value-type="float" office:value="7536" table:style-name="ce10">
            <text:p>7,53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仁愛鄉</text:p>
          </table:table-cell>
          <table:table-cell office:value-type="float" office:value="4903" table:style-name="ce54">
            <text:p>4,903</text:p>
          </table:table-cell>
          <table:table-cell office:value-type="float" office:value="15659" table:style-name="ce18">
            <text:p>15,659</text:p>
          </table:table-cell>
          <table:table-cell office:value-type="float" office:value="8092" table:style-name="ce18">
            <text:p>8,092</text:p>
          </table:table-cell>
          <table:table-cell office:value-type="float" office:value="7567" table:style-name="ce17">
            <text:p>7,567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7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雲林縣</text:p>
          </table:table-cell>
          <table:table-cell office:value-type="float" office:value="240155" table:style-name="ce72">
            <text:p>240,155</text:p>
          </table:table-cell>
          <table:table-cell office:value-type="float" office:value="691673" table:style-name="ce80">
            <text:p>691,673</text:p>
          </table:table-cell>
          <table:table-cell office:value-type="float" office:value="359049" table:style-name="ce80">
            <text:p>359,049</text:p>
          </table:table-cell>
          <table:table-cell office:value-type="float" office:value="332624" table:style-name="ce74">
            <text:p>332,6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8208" table:style-name="ce53">
            <text:p>38,208</text:p>
          </table:table-cell>
          <table:table-cell office:value-type="float" office:value="108617" table:style-name="ce11">
            <text:p>108,617</text:p>
          </table:table-cell>
          <table:table-cell office:value-type="float" office:value="54058" table:style-name="ce11">
            <text:p>54,058</text:p>
          </table:table-cell>
          <table:table-cell office:value-type="float" office:value="54559" table:style-name="ce10">
            <text:p>54,5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5859" table:style-name="ce53">
            <text:p>15,859</text:p>
          </table:table-cell>
          <table:table-cell office:value-type="float" office:value="45040" table:style-name="ce11">
            <text:p>45,040</text:p>
          </table:table-cell>
          <table:table-cell office:value-type="float" office:value="22904" table:style-name="ce11">
            <text:p>22,904</text:p>
          </table:table-cell>
          <table:table-cell office:value-type="float" office:value="22136" table:style-name="ce10">
            <text:p>22,1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4984" table:style-name="ce53">
            <text:p>24,984</text:p>
          </table:table-cell>
          <table:table-cell office:value-type="float" office:value="70970" table:style-name="ce11">
            <text:p>70,970</text:p>
          </table:table-cell>
          <table:table-cell office:value-type="float" office:value="35956" table:style-name="ce11">
            <text:p>35,956</text:p>
          </table:table-cell>
          <table:table-cell office:value-type="float" office:value="35014" table:style-name="ce10">
            <text:p>35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4645" table:style-name="ce53">
            <text:p>14,645</text:p>
          </table:table-cell>
          <table:table-cell office:value-type="float" office:value="46319" table:style-name="ce11">
            <text:p>46,319</text:p>
          </table:table-cell>
          <table:table-cell office:value-type="float" office:value="23434" table:style-name="ce11">
            <text:p>23,434</text:p>
          </table:table-cell>
          <table:table-cell office:value-type="float" office:value="22885" table:style-name="ce10">
            <text:p>22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352" table:style-name="ce53">
            <text:p>9,352</text:p>
          </table:table-cell>
          <table:table-cell office:value-type="float" office:value="29026" table:style-name="ce11">
            <text:p>29,026</text:p>
          </table:table-cell>
          <table:table-cell office:value-type="float" office:value="15157" table:style-name="ce11">
            <text:p>15,157</text:p>
          </table:table-cell>
          <table:table-cell office:value-type="float" office:value="13869" table:style-name="ce10">
            <text:p>13,8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5932" table:style-name="ce53">
            <text:p>15,932</text:p>
          </table:table-cell>
          <table:table-cell office:value-type="float" office:value="40425" table:style-name="ce11">
            <text:p>40,425</text:p>
          </table:table-cell>
          <table:table-cell office:value-type="float" office:value="20910" table:style-name="ce11">
            <text:p>20,910</text:p>
          </table:table-cell>
          <table:table-cell office:value-type="float" office:value="19515" table:style-name="ce10">
            <text:p>19,51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0982" table:style-name="ce53">
            <text:p>10,982</text:p>
          </table:table-cell>
          <table:table-cell office:value-type="float" office:value="31784" table:style-name="ce11">
            <text:p>31,784</text:p>
          </table:table-cell>
          <table:table-cell office:value-type="float" office:value="16761" table:style-name="ce11">
            <text:p>16,761</text:p>
          </table:table-cell>
          <table:table-cell office:value-type="float" office:value="15023" table:style-name="ce10">
            <text:p>15,0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88" table:style-name="ce53">
            <text:p>6,688</text:p>
          </table:table-cell>
          <table:table-cell office:value-type="float" office:value="19348" table:style-name="ce11">
            <text:p>19,348</text:p>
          </table:table-cell>
          <table:table-cell office:value-type="float" office:value="10387" table:style-name="ce11">
            <text:p>10,387</text:p>
          </table:table-cell>
          <table:table-cell office:value-type="float" office:value="8961" table:style-name="ce10">
            <text:p>8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338" table:style-name="ce53">
            <text:p>9,338</text:p>
          </table:table-cell>
          <table:table-cell office:value-type="float" office:value="28923" table:style-name="ce11">
            <text:p>28,923</text:p>
          </table:table-cell>
          <table:table-cell office:value-type="float" office:value="15187" table:style-name="ce11">
            <text:p>15,187</text:p>
          </table:table-cell>
          <table:table-cell office:value-type="float" office:value="13736" table:style-name="ce10">
            <text:p>13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05" table:style-name="ce53">
            <text:p>6,005</text:p>
          </table:table-cell>
          <table:table-cell office:value-type="float" office:value="18368" table:style-name="ce11">
            <text:p>18,368</text:p>
          </table:table-cell>
          <table:table-cell office:value-type="float" office:value="9615" table:style-name="ce11">
            <text:p>9,615</text:p>
          </table:table-cell>
          <table:table-cell office:value-type="float" office:value="8753" table:style-name="ce10">
            <text:p>8,7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25" table:style-name="ce53">
            <text:p>8,925</text:p>
          </table:table-cell>
          <table:table-cell office:value-type="float" office:value="27305" table:style-name="ce11">
            <text:p>27,305</text:p>
          </table:table-cell>
          <table:table-cell office:value-type="float" office:value="14596" table:style-name="ce11">
            <text:p>14,596</text:p>
          </table:table-cell>
          <table:table-cell office:value-type="float" office:value="12709" table:style-name="ce10">
            <text:p>12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07" table:style-name="ce53">
            <text:p>8,507</text:p>
          </table:table-cell>
          <table:table-cell office:value-type="float" office:value="24810" table:style-name="ce11">
            <text:p>24,810</text:p>
          </table:table-cell>
          <table:table-cell office:value-type="float" office:value="13108" table:style-name="ce11">
            <text:p>13,108</text:p>
          </table:table-cell>
          <table:table-cell office:value-type="float" office:value="11702" table:style-name="ce10">
            <text:p>11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4284" table:style-name="ce53">
            <text:p>14,284</text:p>
          </table:table-cell>
          <table:table-cell office:value-type="float" office:value="45295" table:style-name="ce11">
            <text:p>45,295</text:p>
          </table:table-cell>
          <table:table-cell office:value-type="float" office:value="22777" table:style-name="ce11">
            <text:p>22,777</text:p>
          </table:table-cell>
          <table:table-cell office:value-type="float" office:value="22518" table:style-name="ce10">
            <text:p>22,5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740" table:style-name="ce53">
            <text:p>5,740</text:p>
          </table:table-cell>
          <table:table-cell office:value-type="float" office:value="14980" table:style-name="ce11">
            <text:p>14,980</text:p>
          </table:table-cell>
          <table:table-cell office:value-type="float" office:value="8276" table:style-name="ce11">
            <text:p>8,276</text:p>
          </table:table-cell>
          <table:table-cell office:value-type="float" office:value="6704" table:style-name="ce10">
            <text:p>6,7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42" table:style-name="ce53">
            <text:p>4,442</text:p>
          </table:table-cell>
          <table:table-cell office:value-type="float" office:value="13052" table:style-name="ce11">
            <text:p>13,052</text:p>
          </table:table-cell>
          <table:table-cell office:value-type="float" office:value="7025" table:style-name="ce11">
            <text:p>7,025</text:p>
          </table:table-cell>
          <table:table-cell office:value-type="float" office:value="6027" table:style-name="ce10">
            <text:p>6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701" table:style-name="ce53">
            <text:p>8,701</text:p>
          </table:table-cell>
          <table:table-cell office:value-type="float" office:value="24023" table:style-name="ce11">
            <text:p>24,023</text:p>
          </table:table-cell>
          <table:table-cell office:value-type="float" office:value="12863" table:style-name="ce11">
            <text:p>12,863</text:p>
          </table:table-cell>
          <table:table-cell office:value-type="float" office:value="11160" table:style-name="ce10">
            <text:p>11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293" table:style-name="ce53">
            <text:p>9,293</text:p>
          </table:table-cell>
          <table:table-cell office:value-type="float" office:value="26098" table:style-name="ce11">
            <text:p>26,098</text:p>
          </table:table-cell>
          <table:table-cell office:value-type="float" office:value="14276" table:style-name="ce11">
            <text:p>14,276</text:p>
          </table:table-cell>
          <table:table-cell office:value-type="float" office:value="11822" table:style-name="ce10">
            <text:p>11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799" table:style-name="ce53">
            <text:p>8,799</text:p>
          </table:table-cell>
          <table:table-cell office:value-type="float" office:value="23779" table:style-name="ce11">
            <text:p>23,779</text:p>
          </table:table-cell>
          <table:table-cell office:value-type="float" office:value="12895" table:style-name="ce11">
            <text:p>12,895</text:p>
          </table:table-cell>
          <table:table-cell office:value-type="float" office:value="10884" table:style-name="ce10">
            <text:p>10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504" table:style-name="ce53">
            <text:p>9,504</text:p>
          </table:table-cell>
          <table:table-cell office:value-type="float" office:value="27775" table:style-name="ce11">
            <text:p>27,775</text:p>
          </table:table-cell>
          <table:table-cell office:value-type="float" office:value="14770" table:style-name="ce11">
            <text:p>14,770</text:p>
          </table:table-cell>
          <table:table-cell office:value-type="float" office:value="13005" table:style-name="ce10">
            <text:p>13,005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967" table:style-name="ce54">
            <text:p>9,967</text:p>
          </table:table-cell>
          <table:table-cell office:value-type="float" office:value="25736" table:style-name="ce18">
            <text:p>25,736</text:p>
          </table:table-cell>
          <table:table-cell office:value-type="float" office:value="14094" table:style-name="ce18">
            <text:p>14,094</text:p>
          </table:table-cell>
          <table:table-cell office:value-type="float" office:value="11642" table:style-name="ce17">
            <text:p>11,64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嘉義縣</text:p>
          </table:table-cell>
          <table:table-cell office:value-type="float" office:value="182823" table:style-name="ce72">
            <text:p>182,823</text:p>
          </table:table-cell>
          <table:table-cell office:value-type="float" office:value="512548" table:style-name="ce80">
            <text:p>512,548</text:p>
          </table:table-cell>
          <table:table-cell office:value-type="float" office:value="266639" table:style-name="ce80">
            <text:p>266,639</text:p>
          </table:table-cell>
          <table:table-cell office:value-type="float" office:value="245909" table:style-name="ce74">
            <text:p>245,9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2880" table:style-name="ce53">
            <text:p>12,880</text:p>
          </table:table-cell>
          <table:table-cell office:value-type="float" office:value="37661" table:style-name="ce11">
            <text:p>37,661</text:p>
          </table:table-cell>
          <table:table-cell office:value-type="float" office:value="19358" table:style-name="ce11">
            <text:p>19,358</text:p>
          </table:table-cell>
          <table:table-cell office:value-type="float" office:value="18303" table:style-name="ce10">
            <text:p>18,3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695" table:style-name="ce53">
            <text:p>15,695</text:p>
          </table:table-cell>
          <table:table-cell office:value-type="float" office:value="42482" table:style-name="ce11">
            <text:p>42,482</text:p>
          </table:table-cell>
          <table:table-cell office:value-type="float" office:value="21483" table:style-name="ce11">
            <text:p>21,483</text:p>
          </table:table-cell>
          <table:table-cell office:value-type="float" office:value="20999" table:style-name="ce10">
            <text:p>20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968" table:style-name="ce53">
            <text:p>9,968</text:p>
          </table:table-cell>
          <table:table-cell office:value-type="float" office:value="27278" table:style-name="ce11">
            <text:p>27,278</text:p>
          </table:table-cell>
          <table:table-cell office:value-type="float" office:value="13922" table:style-name="ce11">
            <text:p>13,922</text:p>
          </table:table-cell>
          <table:table-cell office:value-type="float" office:value="13356" table:style-name="ce10">
            <text:p>13,3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3" table:style-name="ce53">
            <text:p>11,413</text:p>
          </table:table-cell>
          <table:table-cell office:value-type="float" office:value="31246" table:style-name="ce11">
            <text:p>31,246</text:p>
          </table:table-cell>
          <table:table-cell office:value-type="float" office:value="16003" table:style-name="ce11">
            <text:p>16,003</text:p>
          </table:table-cell>
          <table:table-cell office:value-type="float" office:value="15243" table:style-name="ce10">
            <text:p>15,2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4851" table:style-name="ce53">
            <text:p>24,851</text:p>
          </table:table-cell>
          <table:table-cell office:value-type="float" office:value="71751" table:style-name="ce11">
            <text:p>71,751</text:p>
          </table:table-cell>
          <table:table-cell office:value-type="float" office:value="36739" table:style-name="ce11">
            <text:p>36,739</text:p>
          </table:table-cell>
          <table:table-cell office:value-type="float" office:value="35012" table:style-name="ce10">
            <text:p>35,0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357" table:style-name="ce53">
            <text:p>5,357</text:p>
          </table:table-cell>
          <table:table-cell office:value-type="float" office:value="14807" table:style-name="ce11">
            <text:p>14,807</text:p>
          </table:table-cell>
          <table:table-cell office:value-type="float" office:value="7922" table:style-name="ce11">
            <text:p>7,922</text:p>
          </table:table-cell>
          <table:table-cell office:value-type="float" office:value="6885" table:style-name="ce10">
            <text:p>6,8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640" table:style-name="ce53">
            <text:p>10,640</text:p>
          </table:table-cell>
          <table:table-cell office:value-type="float" office:value="32105" table:style-name="ce11">
            <text:p>32,105</text:p>
          </table:table-cell>
          <table:table-cell office:value-type="float" office:value="16891" table:style-name="ce11">
            <text:p>16,891</text:p>
          </table:table-cell>
          <table:table-cell office:value-type="float" office:value="15214" table:style-name="ce10">
            <text:p>15,2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892" table:style-name="ce53">
            <text:p>8,892</text:p>
          </table:table-cell>
          <table:table-cell office:value-type="float" office:value="23459" table:style-name="ce11">
            <text:p>23,459</text:p>
          </table:table-cell>
          <table:table-cell office:value-type="float" office:value="12461" table:style-name="ce11">
            <text:p>12,461</text:p>
          </table:table-cell>
          <table:table-cell office:value-type="float" office:value="10998" table:style-name="ce10">
            <text:p>10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256" table:style-name="ce53">
            <text:p>9,256</text:p>
          </table:table-cell>
          <table:table-cell office:value-type="float" office:value="25085" table:style-name="ce11">
            <text:p>25,085</text:p>
          </table:table-cell>
          <table:table-cell office:value-type="float" office:value="13285" table:style-name="ce11">
            <text:p>13,285</text:p>
          </table:table-cell>
          <table:table-cell office:value-type="float" office:value="11800" table:style-name="ce10">
            <text:p>11,80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420" table:style-name="ce53">
            <text:p>7,420</text:p>
          </table:table-cell>
          <table:table-cell office:value-type="float" office:value="18564" table:style-name="ce11">
            <text:p>18,564</text:p>
          </table:table-cell>
          <table:table-cell office:value-type="float" office:value="9651" table:style-name="ce11">
            <text:p>9,651</text:p>
          </table:table-cell>
          <table:table-cell office:value-type="float" office:value="8913" table:style-name="ce10">
            <text:p>8,9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73" table:style-name="ce53">
            <text:p>5,773</text:p>
          </table:table-cell>
          <table:table-cell office:value-type="float" office:value="15645" table:style-name="ce11">
            <text:p>15,645</text:p>
          </table:table-cell>
          <table:table-cell office:value-type="float" office:value="8406" table:style-name="ce11">
            <text:p>8,406</text:p>
          </table:table-cell>
          <table:table-cell office:value-type="float" office:value="7239" table:style-name="ce10">
            <text:p>7,2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075" table:style-name="ce53">
            <text:p>18,075</text:p>
          </table:table-cell>
          <table:table-cell office:value-type="float" office:value="49829" table:style-name="ce11">
            <text:p>49,829</text:p>
          </table:table-cell>
          <table:table-cell office:value-type="float" office:value="25717" table:style-name="ce11">
            <text:p>25,717</text:p>
          </table:table-cell>
          <table:table-cell office:value-type="float" office:value="24112" table:style-name="ce10">
            <text:p>24,1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5996" table:style-name="ce53">
            <text:p>15,996</text:p>
          </table:table-cell>
          <table:table-cell office:value-type="float" office:value="45124" table:style-name="ce11">
            <text:p>45,124</text:p>
          </table:table-cell>
          <table:table-cell office:value-type="float" office:value="23495" table:style-name="ce11">
            <text:p>23,495</text:p>
          </table:table-cell>
          <table:table-cell office:value-type="float" office:value="21629" table:style-name="ce10">
            <text:p>21,6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6" table:style-name="ce53">
            <text:p>11,716</text:p>
          </table:table-cell>
          <table:table-cell office:value-type="float" office:value="36065" table:style-name="ce11">
            <text:p>36,065</text:p>
          </table:table-cell>
          <table:table-cell office:value-type="float" office:value="19225" table:style-name="ce11">
            <text:p>19,225</text:p>
          </table:table-cell>
          <table:table-cell office:value-type="float" office:value="16840" table:style-name="ce10">
            <text:p>16,8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60" table:style-name="ce53">
            <text:p>6,760</text:p>
          </table:table-cell>
          <table:table-cell office:value-type="float" office:value="19590" table:style-name="ce11">
            <text:p>19,590</text:p>
          </table:table-cell>
          <table:table-cell office:value-type="float" office:value="10434" table:style-name="ce11">
            <text:p>10,434</text:p>
          </table:table-cell>
          <table:table-cell office:value-type="float" office:value="9156" table:style-name="ce10">
            <text:p>9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58" table:style-name="ce53">
            <text:p>4,258</text:p>
          </table:table-cell>
          <table:table-cell office:value-type="float" office:value="11652" table:style-name="ce11">
            <text:p>11,652</text:p>
          </table:table-cell>
          <table:table-cell office:value-type="float" office:value="6300" table:style-name="ce11">
            <text:p>6,300</text:p>
          </table:table-cell>
          <table:table-cell office:value-type="float" office:value="5352" table:style-name="ce10">
            <text:p>5,3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6" table:style-name="ce53">
            <text:p>1,936</text:p>
          </table:table-cell>
          <table:table-cell office:value-type="float" office:value="4586" table:style-name="ce11">
            <text:p>4,586</text:p>
          </table:table-cell>
          <table:table-cell office:value-type="float" office:value="2381" table:style-name="ce11">
            <text:p>2,381</text:p>
          </table:table-cell>
          <table:table-cell office:value-type="float" office:value="2205" table:style-name="ce10">
            <text:p>2,20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阿里山鄉</text:p>
          </table:table-cell>
          <table:table-cell office:value-type="float" office:value="1937" table:style-name="ce54">
            <text:p>1,937</text:p>
          </table:table-cell>
          <table:table-cell office:value-type="float" office:value="5619" table:style-name="ce18">
            <text:p>5,619</text:p>
          </table:table-cell>
          <table:table-cell office:value-type="float" office:value="2966" table:style-name="ce18">
            <text:p>2,966</text:p>
          </table:table-cell>
          <table:table-cell office:value-type="float" office:value="2653" table:style-name="ce17">
            <text:p>2,653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屏東縣</text:p>
          </table:table-cell>
          <table:table-cell office:value-type="float" office:value="286598" table:style-name="ce72">
            <text:p>286,598</text:p>
          </table:table-cell>
          <table:table-cell office:value-type="float" office:value="831629" table:style-name="ce80">
            <text:p>831,629</text:p>
          </table:table-cell>
          <table:table-cell office:value-type="float" office:value="425446" table:style-name="ce80">
            <text:p>425,446</text:p>
          </table:table-cell>
          <table:table-cell office:value-type="float" office:value="406183" table:style-name="ce74">
            <text:p>406,1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4190" table:style-name="ce53">
            <text:p>74,190</text:p>
          </table:table-cell>
          <table:table-cell office:value-type="float" office:value="200803" table:style-name="ce11">
            <text:p>200,803</text:p>
          </table:table-cell>
          <table:table-cell office:value-type="float" office:value="99346" table:style-name="ce11">
            <text:p>99,346</text:p>
          </table:table-cell>
          <table:table-cell office:value-type="float" office:value="101457" table:style-name="ce10">
            <text:p>101,4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19461" table:style-name="ce53">
            <text:p>19,461</text:p>
          </table:table-cell>
          <table:table-cell office:value-type="float" office:value="54600" table:style-name="ce11">
            <text:p>54,600</text:p>
          </table:table-cell>
          <table:table-cell office:value-type="float" office:value="27279" table:style-name="ce11">
            <text:p>27,279</text:p>
          </table:table-cell>
          <table:table-cell office:value-type="float" office:value="27321" table:style-name="ce10">
            <text:p>27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6706" table:style-name="ce53">
            <text:p>16,706</text:p>
          </table:table-cell>
          <table:table-cell office:value-type="float" office:value="47958" table:style-name="ce11">
            <text:p>47,958</text:p>
          </table:table-cell>
          <table:table-cell office:value-type="float" office:value="24229" table:style-name="ce11">
            <text:p>24,229</text:p>
          </table:table-cell>
          <table:table-cell office:value-type="float" office:value="23729" table:style-name="ce10">
            <text:p>23,7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554" table:style-name="ce53">
            <text:p>11,554</text:p>
          </table:table-cell>
          <table:table-cell office:value-type="float" office:value="30667" table:style-name="ce11">
            <text:p>30,667</text:p>
          </table:table-cell>
          <table:table-cell office:value-type="float" office:value="15724" table:style-name="ce11">
            <text:p>15,724</text:p>
          </table:table-cell>
          <table:table-cell office:value-type="float" office:value="14943" table:style-name="ce10">
            <text:p>14,9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4970" table:style-name="ce53">
            <text:p>14,970</text:p>
          </table:table-cell>
          <table:table-cell office:value-type="float" office:value="51039" table:style-name="ce11">
            <text:p>51,039</text:p>
          </table:table-cell>
          <table:table-cell office:value-type="float" office:value="26447" table:style-name="ce11">
            <text:p>26,447</text:p>
          </table:table-cell>
          <table:table-cell office:value-type="float" office:value="24592" table:style-name="ce10">
            <text:p>24,5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161" table:style-name="ce53">
            <text:p>10,161</text:p>
          </table:table-cell>
          <table:table-cell office:value-type="float" office:value="30056" table:style-name="ce11">
            <text:p>30,056</text:p>
          </table:table-cell>
          <table:table-cell office:value-type="float" office:value="15671" table:style-name="ce11">
            <text:p>15,671</text:p>
          </table:table-cell>
          <table:table-cell office:value-type="float" office:value="14385" table:style-name="ce10">
            <text:p>14,3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10" table:style-name="ce53">
            <text:p>3,810</text:p>
          </table:table-cell>
          <table:table-cell office:value-type="float" office:value="11118" table:style-name="ce11">
            <text:p>11,118</text:p>
          </table:table-cell>
          <table:table-cell office:value-type="float" office:value="5768" table:style-name="ce11">
            <text:p>5,768</text:p>
          </table:table-cell>
          <table:table-cell office:value-type="float" office:value="5350" table:style-name="ce10">
            <text:p>5,3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6978" table:style-name="ce53">
            <text:p>6,978</text:p>
          </table:table-cell>
          <table:table-cell office:value-type="float" office:value="22111" table:style-name="ce11">
            <text:p>22,111</text:p>
          </table:table-cell>
          <table:table-cell office:value-type="float" office:value="11445" table:style-name="ce11">
            <text:p>11,445</text:p>
          </table:table-cell>
          <table:table-cell office:value-type="float" office:value="10666" table:style-name="ce10">
            <text:p>10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193" table:style-name="ce53">
            <text:p>8,193</text:p>
          </table:table-cell>
          <table:table-cell office:value-type="float" office:value="26613" table:style-name="ce11">
            <text:p>26,613</text:p>
          </table:table-cell>
          <table:table-cell office:value-type="float" office:value="13547" table:style-name="ce11">
            <text:p>13,547</text:p>
          </table:table-cell>
          <table:table-cell office:value-type="float" office:value="13066" table:style-name="ce10">
            <text:p>13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859" table:style-name="ce53">
            <text:p>7,859</text:p>
          </table:table-cell>
          <table:table-cell office:value-type="float" office:value="26088" table:style-name="ce11">
            <text:p>26,088</text:p>
          </table:table-cell>
          <table:table-cell office:value-type="float" office:value="13563" table:style-name="ce11">
            <text:p>13,563</text:p>
          </table:table-cell>
          <table:table-cell office:value-type="float" office:value="12525" table:style-name="ce10">
            <text:p>12,5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299" table:style-name="ce53">
            <text:p>9,299</text:p>
          </table:table-cell>
          <table:table-cell office:value-type="float" office:value="24673" table:style-name="ce11">
            <text:p>24,673</text:p>
          </table:table-cell>
          <table:table-cell office:value-type="float" office:value="13135" table:style-name="ce11">
            <text:p>13,135</text:p>
          </table:table-cell>
          <table:table-cell office:value-type="float" office:value="11538" table:style-name="ce10">
            <text:p>11,5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13" table:style-name="ce53">
            <text:p>6,513</text:p>
          </table:table-cell>
          <table:table-cell office:value-type="float" office:value="20588" table:style-name="ce11">
            <text:p>20,588</text:p>
          </table:table-cell>
          <table:table-cell office:value-type="float" office:value="10771" table:style-name="ce11">
            <text:p>10,771</text:p>
          </table:table-cell>
          <table:table-cell office:value-type="float" office:value="9817" table:style-name="ce10">
            <text:p>9,8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8634" table:style-name="ce53">
            <text:p>18,634</text:p>
          </table:table-cell>
          <table:table-cell office:value-type="float" office:value="54858" table:style-name="ce11">
            <text:p>54,858</text:p>
          </table:table-cell>
          <table:table-cell office:value-type="float" office:value="28359" table:style-name="ce11">
            <text:p>28,359</text:p>
          </table:table-cell>
          <table:table-cell office:value-type="float" office:value="26499" table:style-name="ce10">
            <text:p>26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27" table:style-name="ce53">
            <text:p>5,627</text:p>
          </table:table-cell>
          <table:table-cell office:value-type="float" office:value="17198" table:style-name="ce11">
            <text:p>17,198</text:p>
          </table:table-cell>
          <table:table-cell office:value-type="float" office:value="9130" table:style-name="ce11">
            <text:p>9,130</text:p>
          </table:table-cell>
          <table:table-cell office:value-type="float" office:value="8068" table:style-name="ce10">
            <text:p>8,0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17" table:style-name="ce53">
            <text:p>3,417</text:p>
          </table:table-cell>
          <table:table-cell office:value-type="float" office:value="9863" table:style-name="ce11">
            <text:p>9,863</text:p>
          </table:table-cell>
          <table:table-cell office:value-type="float" office:value="5230" table:style-name="ce11">
            <text:p>5,230</text:p>
          </table:table-cell>
          <table:table-cell office:value-type="float" office:value="4633" table:style-name="ce10">
            <text:p>4,6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535" table:style-name="ce53">
            <text:p>8,535</text:p>
          </table:table-cell>
          <table:table-cell office:value-type="float" office:value="24654" table:style-name="ce11">
            <text:p>24,654</text:p>
          </table:table-cell>
          <table:table-cell office:value-type="float" office:value="12916" table:style-name="ce11">
            <text:p>12,916</text:p>
          </table:table-cell>
          <table:table-cell office:value-type="float" office:value="11738" table:style-name="ce10">
            <text:p>11,7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25" table:style-name="ce53">
            <text:p>11,825</text:p>
          </table:table-cell>
          <table:table-cell office:value-type="float" office:value="35436" table:style-name="ce11">
            <text:p>35,436</text:p>
          </table:table-cell>
          <table:table-cell office:value-type="float" office:value="18387" table:style-name="ce11">
            <text:p>18,387</text:p>
          </table:table-cell>
          <table:table-cell office:value-type="float" office:value="17049" table:style-name="ce10">
            <text:p>17,0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487" table:style-name="ce53">
            <text:p>4,487</text:p>
          </table:table-cell>
          <table:table-cell office:value-type="float" office:value="15767" table:style-name="ce11">
            <text:p>15,767</text:p>
          </table:table-cell>
          <table:table-cell office:value-type="float" office:value="8016" table:style-name="ce11">
            <text:p>8,016</text:p>
          </table:table-cell>
          <table:table-cell office:value-type="float" office:value="7751" table:style-name="ce10">
            <text:p>7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755" table:style-name="ce53">
            <text:p>6,755</text:p>
          </table:table-cell>
          <table:table-cell office:value-type="float" office:value="18161" table:style-name="ce11">
            <text:p>18,161</text:p>
          </table:table-cell>
          <table:table-cell office:value-type="float" office:value="9299" table:style-name="ce11">
            <text:p>9,299</text:p>
          </table:table-cell>
          <table:table-cell office:value-type="float" office:value="8862" table:style-name="ce10">
            <text:p>8,8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07" table:style-name="ce53">
            <text:p>3,707</text:p>
          </table:table-cell>
          <table:table-cell office:value-type="float" office:value="10728" table:style-name="ce11">
            <text:p>10,728</text:p>
          </table:table-cell>
          <table:table-cell office:value-type="float" office:value="5508" table:style-name="ce11">
            <text:p>5,508</text:p>
          </table:table-cell>
          <table:table-cell office:value-type="float" office:value="5220" table:style-name="ce10">
            <text:p>5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96" table:style-name="ce53">
            <text:p>6,996</text:p>
          </table:table-cell>
          <table:table-cell office:value-type="float" office:value="19497" table:style-name="ce11">
            <text:p>19,497</text:p>
          </table:table-cell>
          <table:table-cell office:value-type="float" office:value="10122" table:style-name="ce11">
            <text:p>10,122</text:p>
          </table:table-cell>
          <table:table-cell office:value-type="float" office:value="9375" table:style-name="ce10">
            <text:p>9,3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473" table:style-name="ce53">
            <text:p>4,473</text:p>
          </table:table-cell>
          <table:table-cell office:value-type="float" office:value="12364" table:style-name="ce11">
            <text:p>12,364</text:p>
          </table:table-cell>
          <table:table-cell office:value-type="float" office:value="6790" table:style-name="ce11">
            <text:p>6,790</text:p>
          </table:table-cell>
          <table:table-cell office:value-type="float" office:value="5574" table:style-name="ce10">
            <text:p>5,5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70" table:style-name="ce53">
            <text:p>3,470</text:p>
          </table:table-cell>
          <table:table-cell office:value-type="float" office:value="8651" table:style-name="ce11">
            <text:p>8,651</text:p>
          </table:table-cell>
          <table:table-cell office:value-type="float" office:value="4654" table:style-name="ce11">
            <text:p>4,654</text:p>
          </table:table-cell>
          <table:table-cell office:value-type="float" office:value="3997" table:style-name="ce10">
            <text:p>3,9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11" table:style-name="ce53">
            <text:p>3,011</text:p>
          </table:table-cell>
          <table:table-cell office:value-type="float" office:value="7804" table:style-name="ce11">
            <text:p>7,804</text:p>
          </table:table-cell>
          <table:table-cell office:value-type="float" office:value="4242" table:style-name="ce11">
            <text:p>4,242</text:p>
          </table:table-cell>
          <table:table-cell office:value-type="float" office:value="3562" table:style-name="ce10">
            <text:p>3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115" table:style-name="ce53">
            <text:p>2,115</text:p>
          </table:table-cell>
          <table:table-cell office:value-type="float" office:value="5456" table:style-name="ce11">
            <text:p>5,456</text:p>
          </table:table-cell>
          <table:table-cell office:value-type="float" office:value="2905" table:style-name="ce11">
            <text:p>2,905</text:p>
          </table:table-cell>
          <table:table-cell office:value-type="float" office:value="2551" table:style-name="ce10">
            <text:p>2,5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三地門鄉</text:p>
          </table:table-cell>
          <table:table-cell office:value-type="float" office:value="2315" table:style-name="ce53">
            <text:p>2,315</text:p>
          </table:table-cell>
          <table:table-cell office:value-type="float" office:value="7643" table:style-name="ce11">
            <text:p>7,643</text:p>
          </table:table-cell>
          <table:table-cell office:value-type="float" office:value="3843" table:style-name="ce11">
            <text:p>3,843</text:p>
          </table:table-cell>
          <table:table-cell office:value-type="float" office:value="3800" table:style-name="ce10">
            <text:p>3,8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霧臺鄉</text:p>
          </table:table-cell>
          <table:table-cell office:value-type="float" office:value="1059" table:style-name="ce53">
            <text:p>1,059</text:p>
          </table:table-cell>
          <table:table-cell office:value-type="float" office:value="3222" table:style-name="ce11">
            <text:p>3,222</text:p>
          </table:table-cell>
          <table:table-cell office:value-type="float" office:value="1657" table:style-name="ce11">
            <text:p>1,657</text:p>
          </table:table-cell>
          <table:table-cell office:value-type="float" office:value="1565" table:style-name="ce10">
            <text:p>1,5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瑪家鄉</text:p>
          </table:table-cell>
          <table:table-cell office:value-type="float" office:value="2049" table:style-name="ce53">
            <text:p>2,049</text:p>
          </table:table-cell>
          <table:table-cell office:value-type="float" office:value="6735" table:style-name="ce11">
            <text:p>6,735</text:p>
          </table:table-cell>
          <table:table-cell office:value-type="float" office:value="3414" table:style-name="ce11">
            <text:p>3,414</text:p>
          </table:table-cell>
          <table:table-cell office:value-type="float" office:value="3321" table:style-name="ce10">
            <text:p>3,3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泰武鄉</text:p>
          </table:table-cell>
          <table:table-cell office:value-type="float" office:value="1329" table:style-name="ce53">
            <text:p>1,329</text:p>
          </table:table-cell>
          <table:table-cell office:value-type="float" office:value="5238" table:style-name="ce11">
            <text:p>5,238</text:p>
          </table:table-cell>
          <table:table-cell office:value-type="float" office:value="2755" table:style-name="ce11">
            <text:p>2,755</text:p>
          </table:table-cell>
          <table:table-cell office:value-type="float" office:value="2483" table:style-name="ce10">
            <text:p>2,48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來義鄉</text:p>
          </table:table-cell>
          <table:table-cell office:value-type="float" office:value="2233" table:style-name="ce53">
            <text:p>2,233</text:p>
          </table:table-cell>
          <table:table-cell office:value-type="float" office:value="7489" table:style-name="ce11">
            <text:p>7,489</text:p>
          </table:table-cell>
          <table:table-cell office:value-type="float" office:value="3792" table:style-name="ce11">
            <text:p>3,792</text:p>
          </table:table-cell>
          <table:table-cell office:value-type="float" office:value="3697" table:style-name="ce10">
            <text:p>3,69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春日鄉</text:p>
          </table:table-cell>
          <table:table-cell office:value-type="float" office:value="1391" table:style-name="ce53">
            <text:p>1,391</text:p>
          </table:table-cell>
          <table:table-cell office:value-type="float" office:value="4853" table:style-name="ce11">
            <text:p>4,853</text:p>
          </table:table-cell>
          <table:table-cell office:value-type="float" office:value="2499" table:style-name="ce11">
            <text:p>2,499</text:p>
          </table:table-cell>
          <table:table-cell office:value-type="float" office:value="2354" table:style-name="ce10">
            <text:p>2,3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獅子鄉</text:p>
          </table:table-cell>
          <table:table-cell office:value-type="float" office:value="1556" table:style-name="ce53">
            <text:p>1,556</text:p>
          </table:table-cell>
          <table:table-cell office:value-type="float" office:value="4785" table:style-name="ce11">
            <text:p>4,785</text:p>
          </table:table-cell>
          <table:table-cell office:value-type="float" office:value="2486" table:style-name="ce11">
            <text:p>2,486</text:p>
          </table:table-cell>
          <table:table-cell office:value-type="float" office:value="2299" table:style-name="ce10">
            <text:p>2,29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牡丹鄉</text:p>
          </table:table-cell>
          <table:table-cell office:value-type="float" office:value="1920" table:style-name="ce54">
            <text:p>1,920</text:p>
          </table:table-cell>
          <table:table-cell office:value-type="float" office:value="4913" table:style-name="ce18">
            <text:p>4,913</text:p>
          </table:table-cell>
          <table:table-cell office:value-type="float" office:value="2517" table:style-name="ce18">
            <text:p>2,517</text:p>
          </table:table-cell>
          <table:table-cell office:value-type="float" office:value="2396" table:style-name="ce17">
            <text:p>2,396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5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9">
            <text:p>臺東縣</text:p>
          </table:table-cell>
          <table:table-cell office:value-type="float" office:value="82833" table:style-name="ce72">
            <text:p>82,833</text:p>
          </table:table-cell>
          <table:table-cell office:value-type="float" office:value="219879" table:style-name="ce80">
            <text:p>219,879</text:p>
          </table:table-cell>
          <table:table-cell office:value-type="float" office:value="113573" table:style-name="ce80">
            <text:p>113,573</text:p>
          </table:table-cell>
          <table:table-cell office:value-type="float" office:value="106306" table:style-name="ce74">
            <text:p>106,3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39707" table:style-name="ce53">
            <text:p>39,707</text:p>
          </table:table-cell>
          <table:table-cell office:value-type="float" office:value="106092" table:style-name="ce11">
            <text:p>106,092</text:p>
          </table:table-cell>
          <table:table-cell office:value-type="float" office:value="53160" table:style-name="ce11">
            <text:p>53,160</text:p>
          </table:table-cell>
          <table:table-cell office:value-type="float" office:value="52932" table:style-name="ce10">
            <text:p>52,9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403" table:style-name="ce53">
            <text:p>5,403</text:p>
          </table:table-cell>
          <table:table-cell office:value-type="float" office:value="14296" table:style-name="ce11">
            <text:p>14,296</text:p>
          </table:table-cell>
          <table:table-cell office:value-type="float" office:value="7546" table:style-name="ce11">
            <text:p>7,546</text:p>
          </table:table-cell>
          <table:table-cell office:value-type="float" office:value="6750" table:style-name="ce10">
            <text:p>6,7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178" table:style-name="ce53">
            <text:p>3,178</text:p>
          </table:table-cell>
          <table:table-cell office:value-type="float" office:value="8779" table:style-name="ce11">
            <text:p>8,779</text:p>
          </table:table-cell>
          <table:table-cell office:value-type="float" office:value="4563" table:style-name="ce11">
            <text:p>4,563</text:p>
          </table:table-cell>
          <table:table-cell office:value-type="float" office:value="4216" table:style-name="ce10">
            <text:p>4,2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706" table:style-name="ce53">
            <text:p>6,706</text:p>
          </table:table-cell>
          <table:table-cell office:value-type="float" office:value="17442" table:style-name="ce11">
            <text:p>17,442</text:p>
          </table:table-cell>
          <table:table-cell office:value-type="float" office:value="9209" table:style-name="ce11">
            <text:p>9,209</text:p>
          </table:table-cell>
          <table:table-cell office:value-type="float" office:value="8233" table:style-name="ce10">
            <text:p>8,2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98" table:style-name="ce53">
            <text:p>2,498</text:p>
          </table:table-cell>
          <table:table-cell office:value-type="float" office:value="6129" table:style-name="ce11">
            <text:p>6,129</text:p>
          </table:table-cell>
          <table:table-cell office:value-type="float" office:value="3201" table:style-name="ce11">
            <text:p>3,201</text:p>
          </table:table-cell>
          <table:table-cell office:value-type="float" office:value="2928" table:style-name="ce10">
            <text:p>2,9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665" table:style-name="ce53">
            <text:p>4,665</text:p>
          </table:table-cell>
          <table:table-cell office:value-type="float" office:value="11177" table:style-name="ce11">
            <text:p>11,177</text:p>
          </table:table-cell>
          <table:table-cell office:value-type="float" office:value="5950" table:style-name="ce11">
            <text:p>5,950</text:p>
          </table:table-cell>
          <table:table-cell office:value-type="float" office:value="5227" table:style-name="ce10">
            <text:p>5,2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65" table:style-name="ce53">
            <text:p>3,765</text:p>
          </table:table-cell>
          <table:table-cell office:value-type="float" office:value="8571" table:style-name="ce11">
            <text:p>8,571</text:p>
          </table:table-cell>
          <table:table-cell office:value-type="float" office:value="4757" table:style-name="ce11">
            <text:p>4,757</text:p>
          </table:table-cell>
          <table:table-cell office:value-type="float" office:value="3814" table:style-name="ce10">
            <text:p>3,8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922" table:style-name="ce53">
            <text:p>2,922</text:p>
          </table:table-cell>
          <table:table-cell office:value-type="float" office:value="7293" table:style-name="ce11">
            <text:p>7,293</text:p>
          </table:table-cell>
          <table:table-cell office:value-type="float" office:value="4119" table:style-name="ce11">
            <text:p>4,119</text:p>
          </table:table-cell>
          <table:table-cell office:value-type="float" office:value="3174" table:style-name="ce10">
            <text:p>3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51" table:style-name="ce53">
            <text:p>3,051</text:p>
          </table:table-cell>
          <table:table-cell office:value-type="float" office:value="7984" table:style-name="ce11">
            <text:p>7,984</text:p>
          </table:table-cell>
          <table:table-cell office:value-type="float" office:value="4259" table:style-name="ce11">
            <text:p>4,259</text:p>
          </table:table-cell>
          <table:table-cell office:value-type="float" office:value="3725" table:style-name="ce10">
            <text:p>3,7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211" table:style-name="ce53">
            <text:p>3,211</text:p>
          </table:table-cell>
          <table:table-cell office:value-type="float" office:value="8271" table:style-name="ce11">
            <text:p>8,271</text:p>
          </table:table-cell>
          <table:table-cell office:value-type="float" office:value="4306" table:style-name="ce11">
            <text:p>4,306</text:p>
          </table:table-cell>
          <table:table-cell office:value-type="float" office:value="3965" table:style-name="ce10">
            <text:p>3,9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46" table:style-name="ce53">
            <text:p>1,146</text:p>
          </table:table-cell>
          <table:table-cell office:value-type="float" office:value="3837" table:style-name="ce11">
            <text:p>3,837</text:p>
          </table:table-cell>
          <table:table-cell office:value-type="float" office:value="2018" table:style-name="ce11">
            <text:p>2,018</text:p>
          </table:table-cell>
          <table:table-cell office:value-type="float" office:value="1819" table:style-name="ce10">
            <text:p>1,8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延平鄉</text:p>
          </table:table-cell>
          <table:table-cell office:value-type="float" office:value="1069" table:style-name="ce53">
            <text:p>1,069</text:p>
          </table:table-cell>
          <table:table-cell office:value-type="float" office:value="3542" table:style-name="ce11">
            <text:p>3,542</text:p>
          </table:table-cell>
          <table:table-cell office:value-type="float" office:value="1903" table:style-name="ce11">
            <text:p>1,903</text:p>
          </table:table-cell>
          <table:table-cell office:value-type="float" office:value="1639" table:style-name="ce10">
            <text:p>1,63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海端鄉</text:p>
          </table:table-cell>
          <table:table-cell office:value-type="float" office:value="1090" table:style-name="ce53">
            <text:p>1,090</text:p>
          </table:table-cell>
          <table:table-cell office:value-type="float" office:value="4234" table:style-name="ce11">
            <text:p>4,234</text:p>
          </table:table-cell>
          <table:table-cell office:value-type="float" office:value="2249" table:style-name="ce11">
            <text:p>2,249</text:p>
          </table:table-cell>
          <table:table-cell office:value-type="float" office:value="1985" table:style-name="ce10">
            <text:p>1,9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達仁鄉</text:p>
          </table:table-cell>
          <table:table-cell office:value-type="float" office:value="1459" table:style-name="ce53">
            <text:p>1,459</text:p>
          </table:table-cell>
          <table:table-cell office:value-type="float" office:value="3535" table:style-name="ce11">
            <text:p>3,535</text:p>
          </table:table-cell>
          <table:table-cell office:value-type="float" office:value="1920" table:style-name="ce11">
            <text:p>1,920</text:p>
          </table:table-cell>
          <table:table-cell office:value-type="float" office:value="1615" table:style-name="ce10">
            <text:p>1,61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金峰鄉</text:p>
          </table:table-cell>
          <table:table-cell office:value-type="float" office:value="1125" table:style-name="ce53">
            <text:p>1,125</text:p>
          </table:table-cell>
          <table:table-cell office:value-type="float" office:value="3639" table:style-name="ce11">
            <text:p>3,639</text:p>
          </table:table-cell>
          <table:table-cell office:value-type="float" office:value="1865" table:style-name="ce11">
            <text:p>1,865</text:p>
          </table:table-cell>
          <table:table-cell office:value-type="float" office:value="1774" table:style-name="ce10">
            <text:p>1,774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蘭嶼鄉</text:p>
          </table:table-cell>
          <table:table-cell office:value-type="float" office:value="1838" table:style-name="ce54">
            <text:p>1,838</text:p>
          </table:table-cell>
          <table:table-cell office:value-type="float" office:value="5058" table:style-name="ce18">
            <text:p>5,058</text:p>
          </table:table-cell>
          <table:table-cell office:value-type="float" office:value="2548" table:style-name="ce18">
            <text:p>2,548</text:p>
          </table:table-cell>
          <table:table-cell office:value-type="float" office:value="2510" table:style-name="ce17">
            <text:p>2,51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花蓮縣</text:p>
          </table:table-cell>
          <table:table-cell office:value-type="float" office:value="125682" table:style-name="ce72">
            <text:p>125,682</text:p>
          </table:table-cell>
          <table:table-cell office:value-type="float" office:value="329676" table:style-name="ce80">
            <text:p>329,676</text:p>
          </table:table-cell>
          <table:table-cell office:value-type="float" office:value="167552" table:style-name="ce80">
            <text:p>167,552</text:p>
          </table:table-cell>
          <table:table-cell office:value-type="float" office:value="162124" table:style-name="ce74">
            <text:p>162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480" table:style-name="ce53">
            <text:p>41,480</text:p>
          </table:table-cell>
          <table:table-cell office:value-type="float" office:value="104635" table:style-name="ce11">
            <text:p>104,635</text:p>
          </table:table-cell>
          <table:table-cell office:value-type="float" office:value="50498" table:style-name="ce11">
            <text:p>50,498</text:p>
          </table:table-cell>
          <table:table-cell office:value-type="float" office:value="54137" table:style-name="ce10">
            <text:p>54,1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3" table:style-name="ce53">
            <text:p>4,403</text:p>
          </table:table-cell>
          <table:table-cell office:value-type="float" office:value="10916" table:style-name="ce11">
            <text:p>10,916</text:p>
          </table:table-cell>
          <table:table-cell office:value-type="float" office:value="5685" table:style-name="ce11">
            <text:p>5,685</text:p>
          </table:table-cell>
          <table:table-cell office:value-type="float" office:value="5231" table:style-name="ce10">
            <text:p>5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03" table:style-name="ce53">
            <text:p>8,903</text:p>
          </table:table-cell>
          <table:table-cell office:value-type="float" office:value="24501" table:style-name="ce11">
            <text:p>24,501</text:p>
          </table:table-cell>
          <table:table-cell office:value-type="float" office:value="13013" table:style-name="ce11">
            <text:p>13,013</text:p>
          </table:table-cell>
          <table:table-cell office:value-type="float" office:value="11488" table:style-name="ce10">
            <text:p>11,4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703" table:style-name="ce53">
            <text:p>7,703</text:p>
          </table:table-cell>
          <table:table-cell office:value-type="float" office:value="20183" table:style-name="ce11">
            <text:p>20,183</text:p>
          </table:table-cell>
          <table:table-cell office:value-type="float" office:value="10397" table:style-name="ce11">
            <text:p>10,397</text:p>
          </table:table-cell>
          <table:table-cell office:value-type="float" office:value="9786" table:style-name="ce10">
            <text:p>9,7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1931" table:style-name="ce53">
            <text:p>31,931</text:p>
          </table:table-cell>
          <table:table-cell office:value-type="float" office:value="83721" table:style-name="ce11">
            <text:p>83,721</text:p>
          </table:table-cell>
          <table:table-cell office:value-type="float" office:value="42186" table:style-name="ce11">
            <text:p>42,186</text:p>
          </table:table-cell>
          <table:table-cell office:value-type="float" office:value="41535" table:style-name="ce10">
            <text:p>41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180" table:style-name="ce53">
            <text:p>7,180</text:p>
          </table:table-cell>
          <table:table-cell office:value-type="float" office:value="18096" table:style-name="ce11">
            <text:p>18,096</text:p>
          </table:table-cell>
          <table:table-cell office:value-type="float" office:value="9623" table:style-name="ce11">
            <text:p>9,623</text:p>
          </table:table-cell>
          <table:table-cell office:value-type="float" office:value="8473" table:style-name="ce10">
            <text:p>8,4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5026" table:style-name="ce53">
            <text:p>5,026</text:p>
          </table:table-cell>
          <table:table-cell office:value-type="float" office:value="12950" table:style-name="ce11">
            <text:p>12,950</text:p>
          </table:table-cell>
          <table:table-cell office:value-type="float" office:value="6883" table:style-name="ce11">
            <text:p>6,883</text:p>
          </table:table-cell>
          <table:table-cell office:value-type="float" office:value="6067" table:style-name="ce10">
            <text:p>6,0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710" table:style-name="ce53">
            <text:p>1,710</text:p>
          </table:table-cell>
          <table:table-cell office:value-type="float" office:value="4388" table:style-name="ce11">
            <text:p>4,388</text:p>
          </table:table-cell>
          <table:table-cell office:value-type="float" office:value="2447" table:style-name="ce11">
            <text:p>2,447</text:p>
          </table:table-cell>
          <table:table-cell office:value-type="float" office:value="1941" table:style-name="ce10">
            <text:p>1,9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35" table:style-name="ce53">
            <text:p>4,735</text:p>
          </table:table-cell>
          <table:table-cell office:value-type="float" office:value="11654" table:style-name="ce11">
            <text:p>11,654</text:p>
          </table:table-cell>
          <table:table-cell office:value-type="float" office:value="6291" table:style-name="ce11">
            <text:p>6,291</text:p>
          </table:table-cell>
          <table:table-cell office:value-type="float" office:value="5363" table:style-name="ce10">
            <text:p>5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21" table:style-name="ce53">
            <text:p>4,021</text:p>
          </table:table-cell>
          <table:table-cell office:value-type="float" office:value="10439" table:style-name="ce11">
            <text:p>10,439</text:p>
          </table:table-cell>
          <table:table-cell office:value-type="float" office:value="5692" table:style-name="ce11">
            <text:p>5,692</text:p>
          </table:table-cell>
          <table:table-cell office:value-type="float" office:value="4747" table:style-name="ce10">
            <text:p>4,7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秀林鄉</text:p>
          </table:table-cell>
          <table:table-cell office:value-type="float" office:value="4796" table:style-name="ce53">
            <text:p>4,796</text:p>
          </table:table-cell>
          <table:table-cell office:value-type="float" office:value="15763" table:style-name="ce11">
            <text:p>15,763</text:p>
          </table:table-cell>
          <table:table-cell office:value-type="float" office:value="8137" table:style-name="ce11">
            <text:p>8,137</text:p>
          </table:table-cell>
          <table:table-cell office:value-type="float" office:value="7626" table:style-name="ce10">
            <text:p>7,6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萬榮鄉</text:p>
          </table:table-cell>
          <table:table-cell office:value-type="float" office:value="2099" table:style-name="ce53">
            <text:p>2,099</text:p>
          </table:table-cell>
          <table:table-cell office:value-type="float" office:value="6393" table:style-name="ce11">
            <text:p>6,393</text:p>
          </table:table-cell>
          <table:table-cell office:value-type="float" office:value="3378" table:style-name="ce11">
            <text:p>3,378</text:p>
          </table:table-cell>
          <table:table-cell office:value-type="float" office:value="3015" table:style-name="ce10">
            <text:p>3,015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卓溪鄉</text:p>
          </table:table-cell>
          <table:table-cell office:value-type="float" office:value="1695" table:style-name="ce54">
            <text:p>1,695</text:p>
          </table:table-cell>
          <table:table-cell office:value-type="float" office:value="6037" table:style-name="ce18">
            <text:p>6,037</text:p>
          </table:table-cell>
          <table:table-cell office:value-type="float" office:value="3322" table:style-name="ce18">
            <text:p>3,322</text:p>
          </table:table-cell>
          <table:table-cell office:value-type="float" office:value="2715" table:style-name="ce17">
            <text:p>2,715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7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澎湖縣</text:p>
          </table:table-cell>
          <table:table-cell office:value-type="float" office:value="39331" table:style-name="ce72">
            <text:p>39,331</text:p>
          </table:table-cell>
          <table:table-cell office:value-type="float" office:value="103412" table:style-name="ce80">
            <text:p>103,412</text:p>
          </table:table-cell>
          <table:table-cell office:value-type="float" office:value="53272" table:style-name="ce80">
            <text:p>53,272</text:p>
          </table:table-cell>
          <table:table-cell office:value-type="float" office:value="50140" table:style-name="ce74">
            <text:p>50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4029" table:style-name="ce53">
            <text:p>24,029</text:p>
          </table:table-cell>
          <table:table-cell office:value-type="float" office:value="61743" table:style-name="ce11">
            <text:p>61,743</text:p>
          </table:table-cell>
          <table:table-cell office:value-type="float" office:value="31381" table:style-name="ce11">
            <text:p>31,381</text:p>
          </table:table-cell>
          <table:table-cell office:value-type="float" office:value="30362" table:style-name="ce10">
            <text:p>30,3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5532" table:style-name="ce53">
            <text:p>5,532</text:p>
          </table:table-cell>
          <table:table-cell office:value-type="float" office:value="14466" table:style-name="ce11">
            <text:p>14,466</text:p>
          </table:table-cell>
          <table:table-cell office:value-type="float" office:value="7622" table:style-name="ce11">
            <text:p>7,622</text:p>
          </table:table-cell>
          <table:table-cell office:value-type="float" office:value="6844" table:style-name="ce10">
            <text:p>6,8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380" table:style-name="ce53">
            <text:p>3,380</text:p>
          </table:table-cell>
          <table:table-cell office:value-type="float" office:value="9776" table:style-name="ce11">
            <text:p>9,776</text:p>
          </table:table-cell>
          <table:table-cell office:value-type="float" office:value="5123" table:style-name="ce11">
            <text:p>5,123</text:p>
          </table:table-cell>
          <table:table-cell office:value-type="float" office:value="4653" table:style-name="ce10">
            <text:p>4,6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2999" table:style-name="ce53">
            <text:p>2,999</text:p>
          </table:table-cell>
          <table:table-cell office:value-type="float" office:value="8409" table:style-name="ce11">
            <text:p>8,409</text:p>
          </table:table-cell>
          <table:table-cell office:value-type="float" office:value="4342" table:style-name="ce11">
            <text:p>4,342</text:p>
          </table:table-cell>
          <table:table-cell office:value-type="float" office:value="4067" table:style-name="ce10">
            <text:p>4,0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19" table:style-name="ce53">
            <text:p>2,019</text:p>
          </table:table-cell>
          <table:table-cell office:value-type="float" office:value="5175" table:style-name="ce11">
            <text:p>5,175</text:p>
          </table:table-cell>
          <table:table-cell office:value-type="float" office:value="2796" table:style-name="ce11">
            <text:p>2,796</text:p>
          </table:table-cell>
          <table:table-cell office:value-type="float" office:value="2379" table:style-name="ce10">
            <text:p>2,37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372" table:style-name="ce54">
            <text:p>1,372</text:p>
          </table:table-cell>
          <table:table-cell office:value-type="float" office:value="3843" table:style-name="ce18">
            <text:p>3,843</text:p>
          </table:table-cell>
          <table:table-cell office:value-type="float" office:value="2008" table:style-name="ce18">
            <text:p>2,008</text:p>
          </table:table-cell>
          <table:table-cell office:value-type="float" office:value="1835" table:style-name="ce17">
            <text:p>1,8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4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基隆市</text:p>
          </table:table-cell>
          <table:table-cell office:value-type="float" office:value="152624" table:style-name="ce72">
            <text:p>152,624</text:p>
          </table:table-cell>
          <table:table-cell office:value-type="float" office:value="371819" table:style-name="ce80">
            <text:p>371,819</text:p>
          </table:table-cell>
          <table:table-cell office:value-type="float" office:value="186123" table:style-name="ce80">
            <text:p>186,123</text:p>
          </table:table-cell>
          <table:table-cell office:value-type="float" office:value="185696" table:style-name="ce74">
            <text:p>185,69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正區</text:p>
          </table:table-cell>
          <table:table-cell office:value-type="float" office:value="22590" table:style-name="ce53">
            <text:p>22,590</text:p>
          </table:table-cell>
          <table:table-cell office:value-type="float" office:value="52248" table:style-name="ce11">
            <text:p>52,248</text:p>
          </table:table-cell>
          <table:table-cell office:value-type="float" office:value="26705" table:style-name="ce11">
            <text:p>26,705</text:p>
          </table:table-cell>
          <table:table-cell office:value-type="float" office:value="25543" table:style-name="ce10">
            <text:p>25,543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七堵區</text:p>
          </table:table-cell>
          <table:table-cell office:value-type="float" office:value="21392" table:style-name="ce53">
            <text:p>21,392</text:p>
          </table:table-cell>
          <table:table-cell office:value-type="float" office:value="54030" table:style-name="ce11">
            <text:p>54,030</text:p>
          </table:table-cell>
          <table:table-cell office:value-type="float" office:value="27150" table:style-name="ce11">
            <text:p>27,150</text:p>
          </table:table-cell>
          <table:table-cell office:value-type="float" office:value="26880" table:style-name="ce10">
            <text:p>26,880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暖暖區</text:p>
          </table:table-cell>
          <table:table-cell office:value-type="float" office:value="15646" table:style-name="ce53">
            <text:p>15,646</text:p>
          </table:table-cell>
          <table:table-cell office:value-type="float" office:value="38677" table:style-name="ce11">
            <text:p>38,677</text:p>
          </table:table-cell>
          <table:table-cell office:value-type="float" office:value="19409" table:style-name="ce11">
            <text:p>19,409</text:p>
          </table:table-cell>
          <table:table-cell office:value-type="float" office:value="19268" table:style-name="ce10">
            <text:p>19,26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仁愛區</text:p>
          </table:table-cell>
          <table:table-cell office:value-type="float" office:value="19246" table:style-name="ce53">
            <text:p>19,246</text:p>
          </table:table-cell>
          <table:table-cell office:value-type="float" office:value="44582" table:style-name="ce11">
            <text:p>44,582</text:p>
          </table:table-cell>
          <table:table-cell office:value-type="float" office:value="22070" table:style-name="ce11">
            <text:p>22,070</text:p>
          </table:table-cell>
          <table:table-cell office:value-type="float" office:value="22512" table:style-name="ce10">
            <text:p>22,51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山區</text:p>
          </table:table-cell>
          <table:table-cell office:value-type="float" office:value="19297" table:style-name="ce53">
            <text:p>19,297</text:p>
          </table:table-cell>
          <table:table-cell office:value-type="float" office:value="47979" table:style-name="ce11">
            <text:p>47,979</text:p>
          </table:table-cell>
          <table:table-cell office:value-type="float" office:value="24310" table:style-name="ce11">
            <text:p>24,310</text:p>
          </table:table-cell>
          <table:table-cell office:value-type="float" office:value="23669" table:style-name="ce10">
            <text:p>23,66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安樂區</text:p>
          </table:table-cell>
          <table:table-cell office:value-type="float" office:value="33310" table:style-name="ce53">
            <text:p>33,310</text:p>
          </table:table-cell>
          <table:table-cell office:value-type="float" office:value="82284" table:style-name="ce11">
            <text:p>82,284</text:p>
          </table:table-cell>
          <table:table-cell office:value-type="float" office:value="40712" table:style-name="ce11">
            <text:p>40,712</text:p>
          </table:table-cell>
          <table:table-cell office:value-type="float" office:value="41572" table:style-name="ce10">
            <text:p>41,572</text:p>
          </table:table-cell>
          <table:table-cell table:number-columns-repeated="16379"/>
        </table:table-row>
        <table:table-row table:style-name="ro4">
          <table:table-cell office:value-type="string" table:style-name="ce43">
            <text:p>信義區</text:p>
          </table:table-cell>
          <table:table-cell office:value-type="float" office:value="21143" table:style-name="ce54">
            <text:p>21,143</text:p>
          </table:table-cell>
          <table:table-cell office:value-type="float" office:value="52019" table:style-name="ce18">
            <text:p>52,019</text:p>
          </table:table-cell>
          <table:table-cell office:value-type="float" office:value="25767" table:style-name="ce18">
            <text:p>25,767</text:p>
          </table:table-cell>
          <table:table-cell office:value-type="float" office:value="26252" table:style-name="ce17">
            <text:p>26,252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新竹市</text:p>
          </table:table-cell>
          <table:table-cell office:value-type="float" office:value="162352" table:style-name="ce72">
            <text:p>162,352</text:p>
          </table:table-cell>
          <table:table-cell office:value-type="float" office:value="439747" table:style-name="ce80">
            <text:p>439,747</text:p>
          </table:table-cell>
          <table:table-cell office:value-type="float" office:value="217175" table:style-name="ce80">
            <text:p>217,175</text:p>
          </table:table-cell>
          <table:table-cell office:value-type="float" office:value="222572" table:style-name="ce74">
            <text:p>222,57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8903" table:style-name="ce53">
            <text:p>78,903</text:p>
          </table:table-cell>
          <table:table-cell office:value-type="float" office:value="211673" table:style-name="ce11">
            <text:p>211,673</text:p>
          </table:table-cell>
          <table:table-cell office:value-type="float" office:value="104157" table:style-name="ce11">
            <text:p>104,157</text:p>
          </table:table-cell>
          <table:table-cell office:value-type="float" office:value="107516" table:style-name="ce10">
            <text:p>107,5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6395" table:style-name="ce53">
            <text:p>56,395</text:p>
          </table:table-cell>
          <table:table-cell office:value-type="float" office:value="150391" table:style-name="ce11">
            <text:p>150,391</text:p>
          </table:table-cell>
          <table:table-cell office:value-type="float" office:value="73543" table:style-name="ce11">
            <text:p>73,543</text:p>
          </table:table-cell>
          <table:table-cell office:value-type="float" office:value="76848" table:style-name="ce10">
            <text:p>76,848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7054" table:style-name="ce54">
            <text:p>27,054</text:p>
          </table:table-cell>
          <table:table-cell office:value-type="float" office:value="77683" table:style-name="ce18">
            <text:p>77,683</text:p>
          </table:table-cell>
          <table:table-cell office:value-type="float" office:value="39475" table:style-name="ce18">
            <text:p>39,475</text:p>
          </table:table-cell>
          <table:table-cell office:value-type="float" office:value="38208" table:style-name="ce17">
            <text:p>38,208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嘉義市</text:p>
          </table:table-cell>
          <table:table-cell office:value-type="float" office:value="99299" table:style-name="ce72">
            <text:p>99,299</text:p>
          </table:table-cell>
          <table:table-cell office:value-type="float" office:value="269427" table:style-name="ce80">
            <text:p>269,427</text:p>
          </table:table-cell>
          <table:table-cell office:value-type="float" office:value="131080" table:style-name="ce80">
            <text:p>131,080</text:p>
          </table:table-cell>
          <table:table-cell office:value-type="float" office:value="138347" table:style-name="ce74">
            <text:p>138,3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419" table:style-name="ce53">
            <text:p>45,419</text:p>
          </table:table-cell>
          <table:table-cell office:value-type="float" office:value="122127" table:style-name="ce11">
            <text:p>122,127</text:p>
          </table:table-cell>
          <table:table-cell office:value-type="float" office:value="58868" table:style-name="ce11">
            <text:p>58,868</text:p>
          </table:table-cell>
          <table:table-cell office:value-type="float" office:value="63259" table:style-name="ce10">
            <text:p>63,25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3880" table:style-name="ce54">
            <text:p>53,880</text:p>
          </table:table-cell>
          <table:table-cell office:value-type="float" office:value="147300" table:style-name="ce18">
            <text:p>147,300</text:p>
          </table:table-cell>
          <table:table-cell office:value-type="float" office:value="72212" table:style-name="ce18">
            <text:p>72,212</text:p>
          </table:table-cell>
          <table:table-cell office:value-type="float" office:value="75088" table:style-name="ce17">
            <text:p>75,088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金門縣</text:p>
          </table:table-cell>
          <table:table-cell office:value-type="float" office:value="39776" table:style-name="ce72">
            <text:p>39,776</text:p>
          </table:table-cell>
          <table:table-cell office:value-type="float" office:value="136004" table:style-name="ce80">
            <text:p>136,004</text:p>
          </table:table-cell>
          <table:table-cell office:value-type="float" office:value="67952" table:style-name="ce80">
            <text:p>67,952</text:p>
          </table:table-cell>
          <table:table-cell office:value-type="float" office:value="68052" table:style-name="ce74">
            <text:p>68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2875" table:style-name="ce53">
            <text:p>12,875</text:p>
          </table:table-cell>
          <table:table-cell office:value-type="float" office:value="43154" table:style-name="ce11">
            <text:p>43,154</text:p>
          </table:table-cell>
          <table:table-cell office:value-type="float" office:value="21560" table:style-name="ce11">
            <text:p>21,560</text:p>
          </table:table-cell>
          <table:table-cell office:value-type="float" office:value="21594" table:style-name="ce10">
            <text:p>21,5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8857" table:style-name="ce53">
            <text:p>8,857</text:p>
          </table:table-cell>
          <table:table-cell office:value-type="float" office:value="29135" table:style-name="ce11">
            <text:p>29,135</text:p>
          </table:table-cell>
          <table:table-cell office:value-type="float" office:value="14638" table:style-name="ce11">
            <text:p>14,638</text:p>
          </table:table-cell>
          <table:table-cell office:value-type="float" office:value="14497" table:style-name="ce10">
            <text:p>14,4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293" table:style-name="ce53">
            <text:p>6,293</text:p>
          </table:table-cell>
          <table:table-cell office:value-type="float" office:value="20437" table:style-name="ce11">
            <text:p>20,437</text:p>
          </table:table-cell>
          <table:table-cell office:value-type="float" office:value="10108" table:style-name="ce11">
            <text:p>10,108</text:p>
          </table:table-cell>
          <table:table-cell office:value-type="float" office:value="10329" table:style-name="ce10">
            <text:p>10,3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8494" table:style-name="ce53">
            <text:p>8,494</text:p>
          </table:table-cell>
          <table:table-cell office:value-type="float" office:value="29958" table:style-name="ce11">
            <text:p>29,958</text:p>
          </table:table-cell>
          <table:table-cell office:value-type="float" office:value="15093" table:style-name="ce11">
            <text:p>15,093</text:p>
          </table:table-cell>
          <table:table-cell office:value-type="float" office:value="14865" table:style-name="ce10">
            <text:p>14,8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123" table:style-name="ce53">
            <text:p>3,123</text:p>
          </table:table-cell>
          <table:table-cell office:value-type="float" office:value="12638" table:style-name="ce11">
            <text:p>12,638</text:p>
          </table:table-cell>
          <table:table-cell office:value-type="float" office:value="6208" table:style-name="ce11">
            <text:p>6,208</text:p>
          </table:table-cell>
          <table:table-cell office:value-type="float" office:value="6430" table:style-name="ce10">
            <text:p>6,43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4" table:style-name="ce54">
            <text:p>134</text:p>
          </table:table-cell>
          <table:table-cell office:value-type="float" office:value="682" table:style-name="ce18">
            <text:p>682</text:p>
          </table:table-cell>
          <table:table-cell office:value-type="float" office:value="345" table:style-name="ce18">
            <text:p>345</text:p>
          </table:table-cell>
          <table:table-cell office:value-type="float" office:value="337" table:style-name="ce17">
            <text:p>33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87">
            <text:p>106年8<text:span text:style-name="T2">月底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5">
            <text:p>連江縣</text:p>
          </table:table-cell>
          <table:table-cell office:value-type="float" office:value="2803" table:style-name="ce72">
            <text:p>2,803</text:p>
          </table:table-cell>
          <table:table-cell office:value-type="float" office:value="12756" table:style-name="ce80">
            <text:p>12,756</text:p>
          </table:table-cell>
          <table:table-cell office:value-type="float" office:value="7257" table:style-name="ce80">
            <text:p>7,257</text:p>
          </table:table-cell>
          <table:table-cell office:value-type="float" office:value="5499" table:style-name="ce74">
            <text:p>5,4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635" table:style-name="ce53">
            <text:p>1,635</text:p>
          </table:table-cell>
          <table:table-cell office:value-type="float" office:value="7483" table:style-name="ce11">
            <text:p>7,483</text:p>
          </table:table-cell>
          <table:table-cell office:value-type="float" office:value="4192" table:style-name="ce11">
            <text:p>4,192</text:p>
          </table:table-cell>
          <table:table-cell office:value-type="float" office:value="3291" table:style-name="ce10">
            <text:p>3,2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550" table:style-name="ce53">
            <text:p>550</text:p>
          </table:table-cell>
          <table:table-cell office:value-type="float" office:value="2352" table:style-name="ce11">
            <text:p>2,352</text:p>
          </table:table-cell>
          <table:table-cell office:value-type="float" office:value="1305" table:style-name="ce11">
            <text:p>1,305</text:p>
          </table:table-cell>
          <table:table-cell office:value-type="float" office:value="1047" table:style-name="ce10">
            <text:p>1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288" table:style-name="ce53">
            <text:p>288</text:p>
          </table:table-cell>
          <table:table-cell office:value-type="float" office:value="1594" table:style-name="ce11">
            <text:p>1,594</text:p>
          </table:table-cell>
          <table:table-cell office:value-type="float" office:value="965" table:style-name="ce11">
            <text:p>965</text:p>
          </table:table-cell>
          <table:table-cell office:value-type="float" office:value="629" table:style-name="ce10">
            <text:p>629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30" table:style-name="ce54">
            <text:p>330</text:p>
          </table:table-cell>
          <table:table-cell office:value-type="float" office:value="1327" table:style-name="ce18">
            <text:p>1,327</text:p>
          </table:table-cell>
          <table:table-cell office:value-type="float" office:value="795" table:style-name="ce18">
            <text:p>795</text:p>
          </table:table-cell>
          <table:table-cell office:value-type="float" office:value="532" table:style-name="ce17">
            <text:p>532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7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溫麗華</dc:creator>
    <meta:creation-date>1998-03-06T04:37:15Z</meta:creation-date>
    <dc:date>2017-09-04T12:31:32Z</dc:date>
    <meta:print-date>2016-06-01T09:05:34Z</meta:print-date>
  </office:meta>
</office:document-meta>
</file>